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0.4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2.56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0.035cm solid #323232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bottom="0.035cm solid #323232" style:diagonal-bl-tr="none" style:diagonal-tl-br="none" fo:border-left="none" fo:border-right="none" style:rotation-align="none" fo:border-top="none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3"/>
    <style:style style:name="ce12" style:family="table-cell" style:parent-style-name="Default" style:data-style-name="N5"/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-33%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L_SQ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[.C2]*[.C2]+[.D2]*[.D2]" office:value-type="float" office:value="2804">
            <text:p>2804</text:p>
          </table:table-cell>
          <table:table-cell table:formula="of:=SQRT([.F2])" office:value-type="float" office:value="52.9528091794949">
            <text:p>52.95280917949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  <table:table-cell table:formula="of:=[.C3]*[.C3]+[.D3]*[.D3]" office:value-type="float" office:value="12100">
            <text:p>12100</text:p>
          </table:table-cell>
          <table:table-cell table:formula="of:=SQRT([.F3])" office:value-type="float" office:value="110">
            <text:p>1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14</text:p>
          </table:table-cell>
          <table:table-cell/>
          <table:table-cell office:value-type="string">
            <text:p>S15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2"/>
          <table:table-cell table:style-name="ce4" office:value-type="string">
            <text:p>PX</text:p>
          </table:table-cell>
          <table:table-cell table:style-name="ce4" office:value-type="string">
            <text:p>PY</text:p>
          </table:table-cell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1" office:value-type="float" office:value="127">
            <text:p>127</text:p>
          </table:table-cell>
          <table:table-cell table:formula="of:=180*([.B6]-127)/255" office:value-type="float" office:value="0">
            <text:p>0</text:p>
          </table:table-cell>
          <table:table-cell table:style-name="ce1" office:value-type="float" office:value="127">
            <text:p>127</text:p>
          </table:table-cell>
          <table:table-cell table:formula="of:=180*(127-[.D6])/255" office:value-type="float" office:value="0">
            <text:p>0</text:p>
          </table:table-cell>
          <table:table-cell table:formula="of:=COS(3.1415*[.C6]/180)*[.$C$2]-SIN(3.1415*[.C6]/180)*[.$D$2]" office:value-type="float" office:value="52">
            <text:p>52</text:p>
          </table:table-cell>
          <table:table-cell table:formula="of:=SIN(3.1415*[.C6]/180)*[.$C$2]+COS(3.1415*[.C6]/180)*[.$D$2]" office:value-type="float" office:value="10">
            <text:p>10</text:p>
          </table:table-cell>
          <table:table-cell table:formula="of:=COS(3.1415*[.E6]/180)*[.$C$3]-SIN(3.1415*[.E6]/180)*[.$D$3]" office:value-type="float" office:value="110">
            <text:p>110</text:p>
          </table:table-cell>
          <table:table-cell table:formula="of:=SIN(3.1415*[.E6]/180)*[.$C$3]+COS(3.1415*[.E6]/180)*[.$D$3]" office:value-type="float" office:value="0">
            <text:p>0</text:p>
          </table:table-cell>
          <table:table-cell table:style-name="ce4" table:formula="of:=[.F6]+[.H6]" office:value-type="float" office:value="162">
            <text:p>162</text:p>
          </table:table-cell>
          <table:table-cell table:style-name="ce4" table:formula="of:=[.G6]+[.I6]" office:value-type="float" office:value="10">
            <text:p>10</text:p>
          </table:table-cell>
          <table:table-cell table:style-name="ce4" table:number-columns-repeated="4"/>
          <table:table-cell/>
          <table:table-cell table:formula="of:=SQRT([.J6]*[.J6]+[.K6]*[.K6])" office:value-type="float" office:value="162.308348522188">
            <text:p>162.308348522188</text:p>
          </table:table-cell>
          <table:table-cell table:formula="of:=ATAN([.K6]/[.J6])" office:value-type="float" office:value="0.061650170639259">
            <text:p>0.061650170639259</text:p>
          </table:table-cell>
          <table:table-cell/>
          <table:table-cell table:formula="of:=COS(3.1415*[.C6]/180)*[.$C$2]-SIN(3.1415*[.C6]/180)*[.$D$2]" office:value-type="float" office:value="52">
            <text:p>52</text:p>
          </table:table-cell>
          <table:table-cell table:formula="of:=SIN(3.1415*[.C6]/180)*[.$C$2]+COS(3.1415*[.C6]/180)*[.$D$2]" office:value-type="float" office:value="10">
            <text:p>10</text:p>
          </table:table-cell>
          <table:table-cell table:formula="of:=[.J6]-[.T6]" office:value-type="float" office:value="110">
            <text:p>110</text:p>
          </table:table-cell>
          <table:table-cell table:formula="of:=[.K6]-[.U6]" office:value-type="float" office:value="0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float" office:value="130">
            <text:p>130</text:p>
          </table:table-cell>
          <table:table-cell table:formula="of:=180*([.B7]-127)/255" office:value-type="float" office:value="2.11764705882353">
            <text:p>2.11764705882353</text:p>
          </table:table-cell>
          <table:table-cell table:style-name="ce1" office:value-type="float" office:value="120">
            <text:p>120</text:p>
          </table:table-cell>
          <table:table-cell table:formula="of:=180*(127-[.D7])/255" office:value-type="float" office:value="4.94117647058824">
            <text:p>4.94117647058824</text:p>
          </table:table-cell>
          <table:table-cell table:formula="of:=COS(3.1415*[.C7]/180)*[.$C$2]-SIN(3.1415*[.C7]/180)*[.$D$2]" office:value-type="float" office:value="51.5949851209852">
            <text:p>51.5949851209852</text:p>
          </table:table-cell>
          <table:table-cell table:formula="of:=SIN(3.1415*[.C7]/180)*[.$C$2]+COS(3.1415*[.C7]/180)*[.$D$2]" office:value-type="float" office:value="11.9145923289601">
            <text:p>11.9145923289601</text:p>
          </table:table-cell>
          <table:table-cell table:formula="of:=COS(3.1415*[.E7]/180)*[.$C$3]-SIN(3.1415*[.E7]/180)*[.$D$3]" office:value-type="float" office:value="109.591225900032">
            <text:p>109.591225900032</text:p>
          </table:table-cell>
          <table:table-cell table:formula="of:=SIN(3.1415*[.E7]/180)*[.$C$3]+COS(3.1415*[.E7]/180)*[.$D$3]" office:value-type="float" office:value="9.47434460678935">
            <text:p>9.47434460678935</text:p>
          </table:table-cell>
          <table:table-cell table:style-name="ce4" table:formula="of:=[.F7]+[.H7]" office:value-type="float" office:value="161.186211021017">
            <text:p>161.186211021017</text:p>
          </table:table-cell>
          <table:table-cell table:style-name="ce4" table:formula="of:=[.G7]+[.I7]" office:value-type="float" office:value="21.3889369357494">
            <text:p>21.3889369357494</text:p>
          </table:table-cell>
          <table:table-cell table:style-name="ce4" table:number-columns-repeated="4"/>
          <table:table-cell/>
          <table:table-cell table:formula="of:=SQRT([.J7]*[.J7]+[.K7]*[.K7])" office:value-type="float" office:value="162.59914282232">
            <text:p>162.59914282232</text:p>
          </table:table-cell>
          <table:table-cell table:formula="of:=ATAN([.K7]/[.J7])" office:value-type="float" office:value="0.131926324659564">
            <text:p>0.131926324659564</text:p>
          </table:table-cell>
          <table:table-cell/>
          <table:table-cell table:formula="of:=COS(3.1415*[.C7]/180)*[.$C$2]-SIN(3.1415*[.C7]/180)*[.$D$2]" office:value-type="float" office:value="51.5949851209852">
            <text:p>51.5949851209852</text:p>
          </table:table-cell>
          <table:table-cell table:formula="of:=SIN(3.1415*[.C7]/180)*[.$C$2]+COS(3.1415*[.C7]/180)*[.$D$2]" office:value-type="float" office:value="11.9145923289601">
            <text:p>11.9145923289601</text:p>
          </table:table-cell>
          <table:table-cell table:formula="of:=[.J7]-[.T7]" office:value-type="float" office:value="109.591225900032">
            <text:p>109.591225900032</text:p>
          </table:table-cell>
          <table:table-cell table:formula="of:=[.K7]-[.U7]" office:value-type="float" office:value="9.47434460678935">
            <text:p>9.47434460678935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float" office:value="135">
            <text:p>135</text:p>
          </table:table-cell>
          <table:table-cell table:formula="of:=180*([.B8]-127)/255" office:value-type="float" office:value="5.64705882352941">
            <text:p>5.64705882352941</text:p>
          </table:table-cell>
          <table:table-cell table:style-name="ce1" office:value-type="float" office:value="140">
            <text:p>140</text:p>
          </table:table-cell>
          <table:table-cell table:formula="of:=180*(127-[.D8])/255" office:value-type="float" office:value="-9.17647058823529">
            <text:p>-9.17647058823529</text:p>
          </table:table-cell>
          <table:table-cell table:formula="of:=COS(3.1415*[.C8]/180)*[.$C$2]-SIN(3.1415*[.C8]/180)*[.$D$2]" office:value-type="float" office:value="50.7636806703312">
            <text:p>50.7636806703312</text:p>
          </table:table-cell>
          <table:table-cell table:formula="of:=SIN(3.1415*[.C8]/180)*[.$C$2]+COS(3.1415*[.C8]/180)*[.$D$2]" office:value-type="float" office:value="15.0681360758602">
            <text:p>15.0681360758602</text:p>
          </table:table-cell>
          <table:table-cell table:formula="of:=COS(3.1415*[.E8]/180)*[.$C$3]-SIN(3.1415*[.E8]/180)*[.$D$3]" office:value-type="float" office:value="108.592285211197">
            <text:p>108.592285211197</text:p>
          </table:table-cell>
          <table:table-cell table:formula="of:=SIN(3.1415*[.E8]/180)*[.$C$3]+COS(3.1415*[.E8]/180)*[.$D$3]" office:value-type="float" office:value="-17.5418240958597">
            <text:p>-17.5418240958597</text:p>
          </table:table-cell>
          <table:table-cell table:style-name="ce4" table:formula="of:=[.F8]+[.H8]" office:value-type="float" office:value="159.355965881528">
            <text:p>159.355965881528</text:p>
          </table:table-cell>
          <table:table-cell table:style-name="ce4" table:formula="of:=[.G8]+[.I8]" office:value-type="float" office:value="-2.47368801999954">
            <text:p>-2.47368801999954</text:p>
          </table:table-cell>
          <table:table-cell table:style-name="ce4" table:number-columns-repeated="4"/>
          <table:table-cell/>
          <table:table-cell table:formula="of:=SQRT([.J8]*[.J8]+[.K8]*[.K8])" office:value-type="float" office:value="159.375164296245">
            <text:p>159.375164296245</text:p>
          </table:table-cell>
          <table:table-cell table:formula="of:=ATAN([.K8]/[.J8])" office:value-type="float" office:value="-0.0155217869920662">
            <text:p>-0.0155217869920662</text:p>
          </table:table-cell>
          <table:table-cell/>
          <table:table-cell table:formula="of:=COS(3.1415*[.C8]/180)*[.$C$2]-SIN(3.1415*[.C8]/180)*[.$D$2]" office:value-type="float" office:value="50.7636806703312">
            <text:p>50.7636806703312</text:p>
          </table:table-cell>
          <table:table-cell table:formula="of:=SIN(3.1415*[.C8]/180)*[.$C$2]+COS(3.1415*[.C8]/180)*[.$D$2]" office:value-type="float" office:value="15.0681360758602">
            <text:p>15.0681360758602</text:p>
          </table:table-cell>
          <table:table-cell table:formula="of:=[.J8]-[.T8]" office:value-type="float" office:value="108.592285211197">
            <text:p>108.592285211197</text:p>
          </table:table-cell>
          <table:table-cell table:formula="of:=[.K8]-[.U8]" office:value-type="float" office:value="-17.5418240958597">
            <text:p>-17.5418240958597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float" office:value="140">
            <text:p>140</text:p>
          </table:table-cell>
          <table:table-cell table:formula="of:=180*([.B9]-127)/255" office:value-type="float" office:value="9.17647058823529">
            <text:p>9.17647058823529</text:p>
          </table:table-cell>
          <table:table-cell table:style-name="ce1" office:value-type="float" office:value="150">
            <text:p>150</text:p>
          </table:table-cell>
          <table:table-cell table:formula="of:=180*(127-[.D9])/255" office:value-type="float" office:value="-16.2352941176471">
            <text:p>-16.2352941176471</text:p>
          </table:table-cell>
          <table:table-cell table:formula="of:=COS(3.1415*[.C9]/180)*[.$C$2]-SIN(3.1415*[.C9]/180)*[.$D$2]" office:value-type="float" office:value="49.7398235456694">
            <text:p>49.7398235456694</text:p>
          </table:table-cell>
          <table:table-cell table:formula="of:=SIN(3.1415*[.C9]/180)*[.$C$2]+COS(3.1415*[.C9]/180)*[.$D$2]" office:value-type="float" office:value="18.164524591788">
            <text:p>18.164524591788</text:p>
          </table:table-cell>
          <table:table-cell table:formula="of:=COS(3.1415*[.E9]/180)*[.$C$3]-SIN(3.1415*[.E9]/180)*[.$D$3]" office:value-type="float" office:value="105.613637999117">
            <text:p>105.613637999117</text:p>
          </table:table-cell>
          <table:table-cell table:formula="of:=SIN(3.1415*[.E9]/180)*[.$C$3]+COS(3.1415*[.E9]/180)*[.$D$3]" office:value-type="float" office:value="-30.7532025745514">
            <text:p>-30.7532025745514</text:p>
          </table:table-cell>
          <table:table-cell table:style-name="ce4" table:formula="of:=[.F9]+[.H9]" office:value-type="float" office:value="155.353461544787">
            <text:p>155.353461544787</text:p>
          </table:table-cell>
          <table:table-cell table:style-name="ce4" table:formula="of:=[.G9]+[.I9]" office:value-type="float" office:value="-12.5886779827634">
            <text:p>-12.5886779827634</text:p>
          </table:table-cell>
          <table:table-cell table:style-name="ce4" table:number-columns-repeated="4"/>
          <table:table-cell/>
          <table:table-cell table:formula="of:=SQRT([.J9]*[.J9]+[.K9]*[.K9])" office:value-type="float" office:value="155.862672976249">
            <text:p>155.862672976249</text:p>
          </table:table-cell>
          <table:table-cell table:formula="of:=ATAN([.K9]/[.J9])" office:value-type="float" office:value="-0.0808558262901943">
            <text:p>-0.0808558262901943</text:p>
          </table:table-cell>
          <table:table-cell/>
          <table:table-cell table:formula="of:=COS(3.1415*[.C9]/180)*[.$C$2]-SIN(3.1415*[.C9]/180)*[.$D$2]" office:value-type="float" office:value="49.7398235456694">
            <text:p>49.7398235456694</text:p>
          </table:table-cell>
          <table:table-cell table:formula="of:=SIN(3.1415*[.C9]/180)*[.$C$2]+COS(3.1415*[.C9]/180)*[.$D$2]" office:value-type="float" office:value="18.164524591788">
            <text:p>18.164524591788</text:p>
          </table:table-cell>
          <table:table-cell table:formula="of:=[.J9]-[.T9]" office:value-type="float" office:value="105.613637999117">
            <text:p>105.613637999117</text:p>
          </table:table-cell>
          <table:table-cell table:formula="of:=[.K9]-[.U9]" office:value-type="float" office:value="-30.7532025745514">
            <text:p>-30.7532025745514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180*([.B11]-127)/255" office:value-type="float" office:value="-4.94117647058824">
            <text:p>-4.9411764705882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>
            <text:p>PX </text:p>
          </table:table-cell>
          <table:table-cell table:style-name="ce2" office:value-type="string">
            <text:p>PY</text:p>
          </table:table-cell>
          <table:table-cell table:style-name="ce2" office:value-type="string">
            <text:p>S14</text:p>
          </table:table-cell>
          <table:table-cell table:number-columns-repeated="5"/>
          <table:table-cell office:value-type="string">
            <text:p>angle of 2 relative to 1= atan2(v2.y,v2.x) - atan2(v1.y,v1.x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style-name="ce4" office:value-type="string">
            <text:p>S15</text:p>
          </table:table-cell>
          <table:table-cell table:style-name="ce5" table:number-columns-repeated="4"/>
          <table:table-cell table:number-columns-repeated="1009"/>
        </table:table-row>
        <table:table-row table:style-name="ro1">
          <table:table-cell/>
          <table:table-cell table:style-name="ce1" office:value-type="float" office:value="162">
            <text:p>16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7">
            <text:p>127</text:p>
          </table:table-cell>
          <table:table-cell table:formula="of:=3.1415*([.D17]-127)/255" office:value-type="float" office:value="0">
            <text:p>0</text:p>
          </table:table-cell>
          <table:table-cell table:formula="of:=COS([.E17])*[.$C$2]-SIN([.E17])*[.$D$2]" office:value-type="float" office:value="52">
            <text:p>52</text:p>
          </table:table-cell>
          <table:table-cell table:formula="of:=SIN([.E17])*[.$C$2]+COS([.E17])*[.$D$2]" office:value-type="float" office:value="10">
            <text:p>10</text:p>
          </table:table-cell>
          <table:table-cell table:formula="of:=[.B17]-[.F17]" office:value-type="float" office:value="110">
            <text:p>110</text:p>
          </table:table-cell>
          <table:table-cell table:formula="of:=[.C17]-[.G17]" office:value-type="float" office:value="0">
            <text:p>0</text:p>
          </table:table-cell>
          <table:table-cell table:style-name="ce5" table:formula="of:=ATAN2([.H17];[.I17])-ATAN2([.$C$3];[.$D$3])" office:value-type="float" office:value="0">
            <text:p>0</text:p>
          </table:table-cell>
          <table:table-cell table:style-name="ce4" table:formula="of:=127-([.J17]/3.1415)*255" office:value-type="float" office:value="127">
            <text:p>127</text:p>
          </table:table-cell>
          <table:table-cell table:style-name="ce5" table:number-columns-repeated="4"/>
          <table:table-cell table:number-columns-repeated="1009"/>
        </table:table-row>
        <table:table-row table:style-name="ro1">
          <table:table-cell/>
          <table:table-cell table:style-name="ce1" office:value-type="float" office:value="161">
            <text:p>16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0">
            <text:p>130</text:p>
          </table:table-cell>
          <table:table-cell table:formula="of:=3.1415*([.D18]-127)/255" office:value-type="float" office:value="0.0369588235294118">
            <text:p>0.0369588235294118</text:p>
          </table:table-cell>
          <table:table-cell table:formula="of:=COS([.E18])*[.$C$2]-SIN([.E18])*[.$D$2]" office:value-type="float" office:value="51.5949851209852">
            <text:p>51.5949851209852</text:p>
          </table:table-cell>
          <table:table-cell table:formula="of:=SIN([.E18])*[.$C$2]+COS([.E18])*[.$D$2]" office:value-type="float" office:value="11.9145923289601">
            <text:p>11.9145923289601</text:p>
          </table:table-cell>
          <table:table-cell table:formula="of:=[.B18]-[.F18]" office:value-type="float" office:value="109.405014879015">
            <text:p>109.405014879015</text:p>
          </table:table-cell>
          <table:table-cell table:formula="of:=[.C18]-[.G18]" office:value-type="float" office:value="9.08540767103994">
            <text:p>9.08540767103994</text:p>
          </table:table-cell>
          <table:table-cell table:style-name="ce5" table:formula="of:=ATAN2([.H18];[.I18])-ATAN2([.$C$3];[.$D$3])" office:value-type="float" office:value="0.0828536838834239">
            <text:p>0.0828536838834239</text:p>
          </table:table-cell>
          <table:table-cell table:style-name="ce4" table:formula="of:=127-([.J18]/3.1415)*255" office:value-type="float" office:value="120.274649247088">
            <text:p>120.274649247088</text:p>
          </table:table-cell>
          <table:table-cell table:style-name="ce5" table:number-columns-repeated="4"/>
          <table:table-cell table:number-columns-repeated="1009"/>
        </table:table-row>
        <table:table-row table:style-name="ro1">
          <table:table-cell/>
          <table:table-cell table:style-name="ce1" office:value-type="float" office:value="159">
            <text:p>159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135">
            <text:p>135</text:p>
          </table:table-cell>
          <table:table-cell table:formula="of:=3.1415*([.D19]-127)/255" office:value-type="float" office:value="0.098556862745098">
            <text:p>0.098556862745098</text:p>
          </table:table-cell>
          <table:table-cell table:formula="of:=COS([.E19])*[.$C$2]-SIN([.E19])*[.$D$2]" office:value-type="float" office:value="50.7636806703312">
            <text:p>50.7636806703312</text:p>
          </table:table-cell>
          <table:table-cell table:formula="of:=SIN([.E19])*[.$C$2]+COS([.E19])*[.$D$2]" office:value-type="float" office:value="15.0681360758602">
            <text:p>15.0681360758602</text:p>
          </table:table-cell>
          <table:table-cell table:formula="of:=[.B19]-[.F19]" office:value-type="float" office:value="108.236319329669">
            <text:p>108.236319329669</text:p>
          </table:table-cell>
          <table:table-cell table:formula="of:=[.C19]-[.G19]" office:value-type="float" office:value="-17.5681360758602">
            <text:p>-17.5681360758602</text:p>
          </table:table-cell>
          <table:table-cell table:style-name="ce5" table:formula="of:=ATAN2([.H19];[.I19])-ATAN2([.$C$3];[.$D$3])" office:value-type="float" office:value="-0.160909479415981">
            <text:p>-0.160909479415981</text:p>
          </table:table-cell>
          <table:table-cell table:style-name="ce4" table:formula="of:=127-([.J19]/3.1415)*255" office:value-type="float" office:value="140.061250119712">
            <text:p>140.061250119712</text:p>
          </table:table-cell>
          <table:table-cell table:style-name="ce5" table:number-columns-repeated="4"/>
          <table:table-cell table:number-columns-repeated="1009"/>
        </table:table-row>
        <table:table-row table:style-name="ro1">
          <table:table-cell/>
          <table:table-cell table:style-name="ce1" office:value-type="float" office:value="155">
            <text:p>155</text:p>
          </table:table-cell>
          <table:table-cell table:style-name="ce1" office:value-type="float" office:value="-12.5">
            <text:p>-12.5</text:p>
          </table:table-cell>
          <table:table-cell table:style-name="ce1" office:value-type="float" office:value="140">
            <text:p>140</text:p>
          </table:table-cell>
          <table:table-cell table:formula="of:=3.1415*([.D20]-127)/255" office:value-type="float" office:value="0.160154901960784">
            <text:p>0.160154901960784</text:p>
          </table:table-cell>
          <table:table-cell table:formula="of:=COS([.E20])*[.$C$2]-SIN([.E20])*[.$D$2]" office:value-type="float" office:value="49.7398235456694">
            <text:p>49.7398235456694</text:p>
          </table:table-cell>
          <table:table-cell table:formula="of:=SIN([.E20])*[.$C$2]+COS([.E20])*[.$D$2]" office:value-type="float" office:value="18.164524591788">
            <text:p>18.164524591788</text:p>
          </table:table-cell>
          <table:table-cell table:formula="of:=[.B20]-[.F20]" office:value-type="float" office:value="105.260176454331">
            <text:p>105.260176454331</text:p>
          </table:table-cell>
          <table:table-cell table:formula="of:=[.C20]-[.G20]" office:value-type="float" office:value="-30.6645245917879">
            <text:p>-30.6645245917879</text:p>
          </table:table-cell>
          <table:table-cell table:style-name="ce5" table:formula="of:=ATAN2([.H20];[.I20])-ATAN2([.$C$3];[.$D$3])" office:value-type="float" office:value="-0.283475729752299">
            <text:p>-0.283475729752299</text:p>
          </table:table-cell>
          <table:table-cell table:style-name="ce4" table:formula="of:=127-([.J20]/3.1415)*255" office:value-type="float" office:value="150.010126082074">
            <text:p>150.010126082074</text:p>
          </table:table-cell>
          <table:table-cell table:style-name="ce5" table:number-columns-repeated="4"/>
          <table:table-cell table:number-columns-repeated="1009"/>
        </table:table-row>
        <table:table-row table:style-name="ro1" table:number-rows-repeated="6">
          <table:table-cell table:number-columns-repeated="11"/>
          <table:table-cell table:style-name="ce5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L1.x</text:p>
          </table:table-cell>
          <table:table-cell office:value-type="string">
            <text:p>L1.y</text:p>
          </table:table-cell>
          <table:table-cell office:value-type="string">
            <text:p>L2.x</text:p>
          </table:table-cell>
          <table:table-cell office:value-type="string">
            <text:p>L2.y</text:p>
          </table:table-cell>
          <table:table-cell table:style-name="ce5" table:number-columns-repeated="4"/>
          <table:table-cell table:number-columns-repeated="1009"/>
        </table:table-row>
        <table:table-row table:style-name="ro1">
          <table:table-cell/>
          <table:table-cell table:style-name="ce3" office:value-type="float" office:value="127">
            <text:p>127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127">
            <text:p>127</text:p>
          </table:table-cell>
          <table:table-cell table:style-name="ce3" table:formula="of:=3.1415*([.B28]-127)/255" office:value-type="float" office:value="0">
            <text:p>0</text:p>
          </table:table-cell>
          <table:table-cell table:style-name="ce3" table:formula="of:=3.1415*([.C28]-127)/255" office:value-type="float" office:value="0">
            <text:p>0</text:p>
          </table:table-cell>
          <table:table-cell table:style-name="ce3" table:formula="of:=3.1415*([.D28]-127)/255" office:value-type="float" office:value="0">
            <text:p>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15">
            <text:p>15</text:p>
          </table:table-cell>
          <table:table-cell table:style-name="ce5" table:number-columns-repeated="4"/>
          <table:table-cell table:number-columns-repeated="1009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number-columns-repeated="2" office:value-type="float" office:value="127">
            <text:p>127</text:p>
          </table:table-cell>
          <table:table-cell table:formula="of:=3.1415*([.B29]-127)/255" office:value-type="float" office:value="0.0369588235294118">
            <text:p>0.0369588235294118</text:p>
          </table:table-cell>
          <table:table-cell table:formula="of:=3.1415*([.C29]-127)/255" office:value-type="float" office:value="0">
            <text:p>0</text:p>
          </table:table-cell>
          <table:table-cell table:formula="of:=3.1415*([.D29]-127)/255" office:value-type="float" office:value="0">
            <text:p>0</text:p>
          </table:table-cell>
          <table:table-cell table:number-columns-repeated="4"/>
          <table:table-cell table:style-name="ce5" table:number-columns-repeated="4"/>
          <table:table-cell table:number-columns-repeated="1009"/>
        </table:table-row>
        <table:table-row table:style-name="ro1">
          <table:table-cell/>
          <table:table-cell table:number-columns-repeated="2" office:value-type="float" office:value="130">
            <text:p>130</text:p>
          </table:table-cell>
          <table:table-cell office:value-type="float" office:value="127">
            <text:p>127</text:p>
          </table:table-cell>
          <table:table-cell table:formula="of:=3.1415*([.B30]-127)/255" office:value-type="float" office:value="0.0369588235294118">
            <text:p>0.0369588235294118</text:p>
          </table:table-cell>
          <table:table-cell table:formula="of:=3.1415*([.C30]-127)/255" office:value-type="float" office:value="0.0369588235294118">
            <text:p>0.0369588235294118</text:p>
          </table:table-cell>
          <table:table-cell table:formula="of:=3.1415*([.D30]-127)/255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40">
            <text:p>140</text:p>
          </table:table-cell>
          <table:table-cell office:value-type="float" office:value="120">
            <text:p>120</text:p>
          </table:table-cell>
          <table:table-cell table:formula="of:=3.1415*([.B31]-127)/255" office:value-type="float" office:value="0.160154901960784">
            <text:p>0.160154901960784</text:p>
          </table:table-cell>
          <table:table-cell table:formula="of:=3.1415*([.C31]-127)/255" office:value-type="float" office:value="0.160154901960784">
            <text:p>0.160154901960784</text:p>
          </table:table-cell>
          <table:table-cell table:formula="of:=3.1415*([.D31]-127)/255" office:value-type="float" office:value="-0.0862372549019608">
            <text:p>-0.0862372549019608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XH</text:p>
          </table:table-cell>
          <table:table-cell office:value-type="string">
            <text:p>YH</text:p>
          </table:table-cell>
          <table:table-cell office:value-type="string">
            <text:p>AH</text:p>
          </table:table-cell>
          <table:table-cell/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office:value-type="string">
            <text:p>L1</text:p>
          </table:table-cell>
          <table:table-cell office:value-type="string">
            <text:p>L12</text:p>
          </table:table-cell>
          <table:table-cell office:value-type="string">
            <text:p>L2</text:p>
          </table:table-cell>
          <table:table-cell office:value-type="string">
            <text:p>L22</text:p>
          </table:table-cell>
          <table:table-cell office:value-type="string">
            <text:p>Q1</text:p>
          </table:table-cell>
          <table:table-cell/>
          <table:table-cell office:value-type="string">
            <text:p>Q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/>
          <table:table-cell table:formula="of:=[.N37]+[.P37]" office:value-type="float" office:value="0.774256000295358">
            <text:p>0.774256000295358</text:p>
          </table:table-cell>
          <table:table-cell table:formula="of:=ACOS((([.K37]+[.M37]-[.I37]))/(2*[.J37]*[.L37]))" office:value-type="float" office:value="1.91617474083906">
            <text:p>1.91617474083906</text:p>
          </table:table-cell>
          <table:table-cell table:formula="of:=[.D37]-[.F37]-[.G37]" office:value-type="float" office:value="-2.19043074113441">
            <text:p>-2.19043074113441</text:p>
          </table:table-cell>
          <table:table-cell table:formula="of:=[.B37]*[.B37]+[.C37]*[.C37]" office:value-type="float" office:value="10100">
            <text:p>10100</text:p>
          </table:table-cell>
          <table:table-cell table:formula="of:=SQRT([.K37])" office:value-type="float" office:value="55.9016994374947">
            <text:p>55.9016994374947</text:p>
          </table:table-cell>
          <table:table-cell table:formula="of:=[.H28]*[.H28]+[.I28]*[.I28]" office:value-type="float" office:value="3125">
            <text:p>3125</text:p>
          </table:table-cell>
          <table:table-cell table:formula="of:=SQRT([.M37])" office:value-type="float" office:value="66.7083203206317">
            <text:p>66.7083203206317</text:p>
          </table:table-cell>
          <table:table-cell table:formula="of:=[.J28]*[.J28]+[.K28]*[.K28]" office:value-type="float" office:value="4450">
            <text:p>4450</text:p>
          </table:table-cell>
          <table:table-cell table:formula="of:=ATAN2([.B37];[.C37])" office:value-type="float" office:value="0.099668652491162">
            <text:p>0.099668652491162</text:p>
          </table:table-cell>
          <table:table-cell table:formula="of:=([.K37]-[.M37]+[.I37])" office:value-type="float" office:value="8775">
            <text:p>8775</text:p>
          </table:table-cell>
          <table:table-cell table:formula="of:=ACOS((([.K37]-[.M37]+[.I37]))/(2*[.J37]*SQRT([.I37])))" office:value-type="float" office:value="0.674587347804196">
            <text:p>0.67458734780419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6"/>
          <table:table-cell table:style-name="ce7" office:value-type="string">
            <text:p>Given: X<text:span text:style-name="T1">hand</text:span><text:span text:style-name="T2">, Y</text:span><text:span text:style-name="T1">hand</text:span><text:span text:style-name="T2">, Ø</text:span><text:span text:style-name="T1">hand</text:span><text:span text:style-name="T2"> Find: Ø</text:span><text:span text:style-name="T1">1</text:span><text:span text:style-name="T2">, Ø</text:span><text:span text:style-name="T1">2</text:span><text:span text:style-name="T2"> and  Ø</text:span><text:span text:style-name="T1">3</text:span></text:p>
          </table:table-cell>
          <table:table-cell table:style-name="ce7" table:number-columns-repeated="9"/>
          <table:table-cell table:number-columns-repeated="998"/>
        </table:table-row>
        <table:table-row table:style-name="ro3">
          <table:table-cell table:number-columns-repeated="16"/>
          <table:table-cell table:style-name="ce7" office:value-type="string">
            <text:p>To aid in solving this problem, I am going to define an imaginary straight line that extends from the robot's first joint to its last joint as follows:</text:p>
          </table:table-cell>
          <table:table-cell table:style-name="ce7" table:number-columns-repeated="9"/>
          <table:table-cell table:number-columns-repeated="998"/>
        </table:table-row>
        <table:table-row table:style-name="ro4">
          <table:table-cell table:number-columns-repeated="16"/>
          <table:table-cell table:style-name="ce7" office:value-type="string">
            <text:p>B: length of imaginary line q<text:span text:style-name="T1">1</text:span><text:span text:style-name="T2">: angle between X-axis and imaginary line q</text:span><text:span text:style-name="T1">2</text:span><text:span text:style-name="T2">: interior angle between imaginary line and link l</text:span><text:span text:style-name="T1">1</text:span><text:span text:style-name="T2"> Then we have:</text:span></text:p>
          </table:table-cell>
          <table:table-cell table:style-name="ce7" table:number-columns-repeated="9"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>
            <text:p>B<text:span text:style-name="T3">2</text:span><text:span text:style-name="T2"> = X</text:span><text:span text:style-name="T1">hand</text:span><text:span text:style-name="T3">2</text:span><text:span text:style-name="T2"> + Y</text:span><text:span text:style-name="T1">hand</text:span><text:span text:style-name="T3">2</text:span><text:span text:style-name="T2">                    (by the Pythagorean theorem)</text:span></text:p>
          </table:table-cell>
          <table:table-cell table:style-name="ce7" table:number-columns-repeated="9"/>
          <table:table-cell table:number-columns-repeated="998"/>
        </table:table-row>
        <table:table-row table:style-name="ro5">
          <table:table-cell table:number-columns-repeated="16"/>
          <table:table-cell table:style-name="ce7" office:value-type="string">
            <text:p>q<text:span text:style-name="T1">1</text:span><text:span text:style-name="T2"> = ATan2(Y</text:span><text:span text:style-name="T1">hand</text:span><text:span text:style-name="T2">/X</text:span><text:span text:style-name="T1">hand</text:span><text:span text:style-name="T2">) q</text:span><text:span text:style-name="T1">2</text:span><text:span text:style-name="T2"> = acos[(l</text:span><text:span text:style-name="T1">1</text:span><text:span text:style-name="T3">2</text:span><text:span text:style-name="T2"> - l</text:span><text:span text:style-name="T1">2</text:span><text:span text:style-name="T3">2</text:span><text:span text:style-name="T2"> + B</text:span><text:span text:style-name="T3">2</text:span><text:span text:style-name="T2">)/2l</text:span><text:span text:style-name="T1">1</text:span><text:span text:style-name="T2">B]             (by the law of cosines) Ø</text:span><text:span text:style-name="T1">1</text:span><text:span text:style-name="T2"> = q</text:span><text:span text:style-name="T1">1</text:span><text:span text:style-name="T2"> + q</text:span><text:span text:style-name="T1">2                                    </text:span><text:span text:style-name="T2"> (I know you can handle addition) Ø</text:span><text:span text:style-name="T1">2</text:span><text:span text:style-name="T2"> = acos[(l</text:span><text:span text:style-name="T1">1</text:span><text:span text:style-name="T3">2</text:span><text:span text:style-name="T2"> + l</text:span><text:span text:style-name="T1">2</text:span><text:span text:style-name="T3">2</text:span><text:span text:style-name="T2"> - B</text:span><text:span text:style-name="T3">2</text:span><text:span text:style-name="T2">)/2l</text:span><text:span text:style-name="T1">1</text:span><text:span text:style-name="T2">l</text:span><text:span text:style-name="T1">2</text:span><text:span text:style-name="T2">]             (by the law of cosines) Ø</text:span><text:span text:style-name="T1">3</text:span><text:span text:style-name="T2"> = Ø</text:span><text:span text:style-name="T1">hand</text:span><text:span text:style-name="T2"> - Ø</text:span><text:span text:style-name="T1">1</text:span><text:span text:style-name="T2"> - Ø</text:span><text:span text:style-name="T1">2</text:span></text:p>
          </table:table-cell>
          <table:table-cell table:style-name="ce7" table:number-columns-repeated="9"/>
          <table:table-cell table:number-columns-repeated="99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tan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ATAN([.D58])" office:value-type="float" office:value="0">
            <text:p>0</text:p>
          </table:table-cell>
          <table:table-cell table:formula="of:=127+255*[.E58]/3.1415" office:value-type="float" office:value="127">
            <text:p>127</text:p>
          </table:table-cell>
          <table:table-cell table:number-columns-repeated="9"/>
          <table:table-cell office:value-type="float" office:value="127">
            <text:p>127</text:p>
          </table:table-cell>
          <table:table-cell table:style-name="ce8" table:formula="of:=3.14515*([.P58]-127)/255" office:value-type="float" office:value="0">
            <text:p>0.00</text:p>
          </table:table-cell>
          <table:table-cell table:style-name="ce8" table:formula="of:=TAN([.Q58])" office:value-type="float" office:value="0">
            <text:p>0.0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0.1">
            <text:p>0.1</text:p>
          </table:table-cell>
          <table:table-cell table:formula="of:=ATAN([.D59])" office:value-type="float" office:value="0.099668652491162">
            <text:p>0.099668652491162</text:p>
          </table:table-cell>
          <table:table-cell table:formula="of:=127+255*[.E59]/3.1415" office:value-type="float" office:value="135.090245546792">
            <text:p>135.090245546792</text:p>
          </table:table-cell>
          <table:table-cell table:number-columns-repeated="9"/>
          <table:table-cell office:value-type="float" office:value="128">
            <text:p>128</text:p>
          </table:table-cell>
          <table:table-cell table:style-name="ce8" table:formula="of:=3.14515*([.P59]-127)/255" office:value-type="float" office:value="0.0123339215686275">
            <text:p>0.01</text:p>
          </table:table-cell>
          <table:table-cell table:style-name="ce8" table:formula="of:=TAN([.Q59])" office:value-type="float" office:value="0.0123345470418481">
            <text:p>0.01</text:p>
          </table:table-cell>
          <table:table-cell/>
          <table:table-cell table:formula="of:=[.P58]-1" office:value-type="float" office:value="126">
            <text:p>126</text:p>
          </table:table-cell>
          <table:table-cell table:formula="of:=3.14515*([.T59]-127)/255" office:value-type="float" office:value="-0.0123339215686275">
            <text:p>-0.0123339215686275</text:p>
          </table:table-cell>
          <table:table-cell table:style-name="ce8" table:formula="of:=TAN([.U59])" office:value-type="float" office:value="-0.0123345470418481">
            <text:p>-0.01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ATAN([.D60])" office:value-type="float" office:value="0.785398163397448">
            <text:p>0.785398163397448</text:p>
          </table:table-cell>
          <table:table-cell table:formula="of:=127+255*[.E60]/3.1415" office:value-type="float" office:value="190.751880205745">
            <text:p>190.751880205745</text:p>
          </table:table-cell>
          <table:table-cell/>
          <table:table-cell office:value-type="float" office:value="0.1">
            <text:p>0.1</text:p>
          </table:table-cell>
          <table:table-cell table:formula="of:=ATAN([.H60])" office:value-type="float" office:value="0.099668652491162">
            <text:p>0.099668652491162</text:p>
          </table:table-cell>
          <table:table-cell table:formula="of:=127+255*[.I60]/3.1415" office:value-type="float" office:value="135.090245546792">
            <text:p>135.090245546792</text:p>
          </table:table-cell>
          <table:table-cell table:number-columns-repeated="5"/>
          <table:table-cell office:value-type="float" office:value="129">
            <text:p>129</text:p>
          </table:table-cell>
          <table:table-cell table:style-name="ce8" table:formula="of:=3.14515*([.P60]-127)/255" office:value-type="float" office:value="0.0246678431372549">
            <text:p>0.02</text:p>
          </table:table-cell>
          <table:table-cell table:style-name="ce8" table:formula="of:=TAN([.Q60])" office:value-type="float" office:value="0.0246728478366905">
            <text:p>0.02</text:p>
          </table:table-cell>
          <table:table-cell/>
          <table:table-cell table:formula="of:=[.T59]-1" office:value-type="float" office:value="125">
            <text:p>125</text:p>
          </table:table-cell>
          <table:table-cell table:formula="of:=3.14515*([.T60]-127)/255" office:value-type="float" office:value="-0.0246678431372549">
            <text:p>-0.0246678431372549</text:p>
          </table:table-cell>
          <table:table-cell table:style-name="ce8" table:formula="of:=TAN([.U60])" office:value-type="float" office:value="-0.0246728478366905">
            <text:p>-0.02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ATAN([.D61])" office:value-type="float" office:value="1.10714871779409">
            <text:p>1.10714871779409</text:p>
          </table:table-cell>
          <table:table-cell table:formula="of:=127+255*[.E61]/3.1415" office:value-type="float" office:value="216.868827960367">
            <text:p>216.868827960367</text:p>
          </table:table-cell>
          <table:table-cell/>
          <table:table-cell office:value-type="float" office:value="0.2">
            <text:p>0.2</text:p>
          </table:table-cell>
          <table:table-cell table:formula="of:=ATAN([.H61])" office:value-type="float" office:value="0.197395559849881">
            <text:p>0.197395559849881</text:p>
          </table:table-cell>
          <table:table-cell table:formula="of:=127+255*[.I61]/3.1415" office:value-type="float" office:value="143.022876893751">
            <text:p>143.022876893751</text:p>
          </table:table-cell>
          <table:table-cell table:number-columns-repeated="5"/>
          <table:table-cell table:formula="of:=[.P60]+1" office:value-type="float" office:value="130">
            <text:p>130</text:p>
          </table:table-cell>
          <table:table-cell table:style-name="ce8" table:formula="of:=3.14515*([.P61]-127)/255" office:value-type="float" office:value="0.0370017647058823">
            <text:p>0.04</text:p>
          </table:table-cell>
          <table:table-cell table:style-name="ce8" table:formula="of:=TAN([.Q61])" office:value-type="float" office:value="0.0370186607084072">
            <text:p>0.04</text:p>
          </table:table-cell>
          <table:table-cell/>
          <table:table-cell table:formula="of:=[.T60]-1" office:value-type="float" office:value="124">
            <text:p>124</text:p>
          </table:table-cell>
          <table:table-cell table:formula="of:=3.14515*([.T61]-127)/255" office:value-type="float" office:value="-0.0370017647058823">
            <text:p>-0.0370017647058823</text:p>
          </table:table-cell>
          <table:table-cell table:style-name="ce8" table:formula="of:=TAN([.U61])" office:value-type="float" office:value="-0.0370186607084072">
            <text:p>-0.04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ATAN([.D62])" office:value-type="float" office:value="1.24904577239825">
            <text:p>1.24904577239825</text:p>
          </table:table-cell>
          <table:table-cell table:formula="of:=127+255*[.E62]/3.1415" office:value-type="float" office:value="228.386812656869">
            <text:p>228.386812656869</text:p>
          </table:table-cell>
          <table:table-cell/>
          <table:table-cell office:value-type="float" office:value="0.3">
            <text:p>0.3</text:p>
          </table:table-cell>
          <table:table-cell table:formula="of:=ATAN([.H62])" office:value-type="float" office:value="0.291456794477867">
            <text:p>0.291456794477867</text:p>
          </table:table-cell>
          <table:table-cell table:formula="of:=127+255*[.I62]/3.1415" office:value-type="float" office:value="150.65796039849">
            <text:p>150.65796039849</text:p>
          </table:table-cell>
          <table:table-cell table:number-columns-repeated="5"/>
          <table:table-cell table:formula="of:=[.P61]+1" office:value-type="float" office:value="131">
            <text:p>131</text:p>
          </table:table-cell>
          <table:table-cell table:style-name="ce8" table:formula="of:=3.14515*([.P62]-127)/255" office:value-type="float" office:value="0.0493356862745098">
            <text:p>0.05</text:p>
          </table:table-cell>
          <table:table-cell table:style-name="ce8" table:formula="of:=TAN([.Q62])" office:value-type="float" office:value="0.049375753134482">
            <text:p>0.05</text:p>
          </table:table-cell>
          <table:table-cell/>
          <table:table-cell table:formula="of:=[.T61]-1" office:value-type="float" office:value="123">
            <text:p>123</text:p>
          </table:table-cell>
          <table:table-cell table:formula="of:=3.14515*([.T62]-127)/255" office:value-type="float" office:value="-0.0493356862745098">
            <text:p>-0.0493356862745098</text:p>
          </table:table-cell>
          <table:table-cell table:style-name="ce8" table:formula="of:=TAN([.U62])" office:value-type="float" office:value="-0.049375753134482">
            <text:p>-0.05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ATAN([.D63])" office:value-type="float" office:value="1.32581766366803">
            <text:p>1.32581766366803</text:p>
          </table:table-cell>
          <table:table-cell table:formula="of:=127+255*[.E63]/3.1415" office:value-type="float" office:value="234.618495698026">
            <text:p>234.618495698026</text:p>
          </table:table-cell>
          <table:table-cell/>
          <table:table-cell office:value-type="float" office:value="0.4">
            <text:p>0.4</text:p>
          </table:table-cell>
          <table:table-cell table:formula="of:=ATAN([.H63])" office:value-type="float" office:value="0.380506377112365">
            <text:p>0.380506377112365</text:p>
          </table:table-cell>
          <table:table-cell table:formula="of:=127+255*[.I63]/3.1415" office:value-type="float" office:value="157.886241019785">
            <text:p>157.886241019785</text:p>
          </table:table-cell>
          <table:table-cell table:number-columns-repeated="5"/>
          <table:table-cell table:formula="of:=[.P62]+1" office:value-type="float" office:value="132">
            <text:p>132</text:p>
          </table:table-cell>
          <table:table-cell table:style-name="ce8" table:formula="of:=3.14515*([.P63]-127)/255" office:value-type="float" office:value="0.0616696078431373">
            <text:p>0.06</text:p>
          </table:table-cell>
          <table:table-cell table:style-name="ce8" table:formula="of:=TAN([.Q63])" office:value-type="float" office:value="0.061747906352439">
            <text:p>0.06</text:p>
          </table:table-cell>
          <table:table-cell/>
          <table:table-cell table:formula="of:=[.T62]-1" office:value-type="float" office:value="122">
            <text:p>122</text:p>
          </table:table-cell>
          <table:table-cell table:formula="of:=3.14515*([.T63]-127)/255" office:value-type="float" office:value="-0.0616696078431373">
            <text:p>-0.0616696078431373</text:p>
          </table:table-cell>
          <table:table-cell table:style-name="ce8" table:formula="of:=TAN([.U63])" office:value-type="float" office:value="-0.061747906352439">
            <text:p>-0.06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ATAN([.D64])" office:value-type="float" office:value="1.37340076694502">
            <text:p>1.37340076694502</text:p>
          </table:table-cell>
          <table:table-cell table:formula="of:=127+255*[.E64]/3.1415" office:value-type="float" office:value="238.48088351774">
            <text:p>238.48088351774</text:p>
          </table:table-cell>
          <table:table-cell/>
          <table:table-cell office:value-type="float" office:value="0.5">
            <text:p>0.5</text:p>
          </table:table-cell>
          <table:table-cell table:formula="of:=ATAN([.H64])" office:value-type="float" office:value="0.463647609000806">
            <text:p>0.463647609000806</text:p>
          </table:table-cell>
          <table:table-cell table:formula="of:=127+255*[.I64]/3.1415" office:value-type="float" office:value="164.634932451124">
            <text:p>164.634932451124</text:p>
          </table:table-cell>
          <table:table-cell table:number-columns-repeated="5"/>
          <table:table-cell table:formula="of:=[.P63]+1" office:value-type="float" office:value="133">
            <text:p>133</text:p>
          </table:table-cell>
          <table:table-cell table:style-name="ce8" table:formula="of:=3.14515*([.P64]-127)/255" office:value-type="float" office:value="0.0740035294117647">
            <text:p>0.07</text:p>
          </table:table-cell>
          <table:table-cell table:style-name="ce8" table:formula="of:=TAN([.Q64])" office:value-type="float" office:value="0.0741389200019867">
            <text:p>0.07</text:p>
          </table:table-cell>
          <table:table-cell/>
          <table:table-cell table:formula="of:=[.T63]-1" office:value-type="float" office:value="121">
            <text:p>121</text:p>
          </table:table-cell>
          <table:table-cell table:formula="of:=3.14515*([.T64]-127)/255" office:value-type="float" office:value="-0.0740035294117647">
            <text:p>-0.0740035294117647</text:p>
          </table:table-cell>
          <table:table-cell table:style-name="ce8" table:formula="of:=TAN([.U64])" office:value-type="float" office:value="-0.0741389200019867">
            <text:p>-0.07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ATAN([.D65])" office:value-type="float" office:value="1.40564764938027">
            <text:p>1.40564764938027</text:p>
          </table:table-cell>
          <table:table-cell table:formula="of:=127+255*[.E65]/3.1415" office:value-type="float" office:value="241.098408592064">
            <text:p>241.098408592064</text:p>
          </table:table-cell>
          <table:table-cell/>
          <table:table-cell office:value-type="float" office:value="0.6">
            <text:p>0.6</text:p>
          </table:table-cell>
          <table:table-cell table:formula="of:=ATAN([.H65])" office:value-type="float" office:value="0.540419500270584">
            <text:p>0.540419500270584</text:p>
          </table:table-cell>
          <table:table-cell table:formula="of:=127+255*[.I65]/3.1415" office:value-type="float" office:value="170.86661549228">
            <text:p>170.86661549228</text:p>
          </table:table-cell>
          <table:table-cell table:number-columns-repeated="5"/>
          <table:table-cell table:formula="of:=[.P64]+1" office:value-type="float" office:value="134">
            <text:p>134</text:p>
          </table:table-cell>
          <table:table-cell table:style-name="ce8" table:formula="of:=3.14515*([.P65]-127)/255" office:value-type="float" office:value="0.0863374509803922">
            <text:p>0.09</text:p>
          </table:table-cell>
          <table:table-cell table:style-name="ce8" table:formula="of:=TAN([.Q65])" office:value-type="float" office:value="0.0865526168150217">
            <text:p>0.09</text:p>
          </table:table-cell>
          <table:table-cell/>
          <table:table-cell table:formula="of:=[.T64]-1" office:value-type="float" office:value="120">
            <text:p>120</text:p>
          </table:table-cell>
          <table:table-cell table:formula="of:=3.14515*([.T65]-127)/255" office:value-type="float" office:value="-0.0863374509803922">
            <text:p>-0.0863374509803922</text:p>
          </table:table-cell>
          <table:table-cell table:style-name="ce8" table:formula="of:=TAN([.U65])" office:value-type="float" office:value="-0.0865526168150217">
            <text:p>-0.09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ATAN([.D66])" office:value-type="float" office:value="1.42889927219073">
            <text:p>1.42889927219073</text:p>
          </table:table-cell>
          <table:table-cell table:formula="of:=127+255*[.E66]/3.1415" office:value-type="float" office:value="242.985775714989">
            <text:p>242.985775714989</text:p>
          </table:table-cell>
          <table:table-cell/>
          <table:table-cell office:value-type="float" office:value="0.7">
            <text:p>0.7</text:p>
          </table:table-cell>
          <table:table-cell table:formula="of:=ATAN([.H66])" office:value-type="float" office:value="0.610725964389209">
            <text:p>0.610725964389209</text:p>
          </table:table-cell>
          <table:table-cell table:formula="of:=127+255*[.I66]/3.1415" office:value-type="float" office:value="176.573490663456">
            <text:p>176.573490663456</text:p>
          </table:table-cell>
          <table:table-cell table:number-columns-repeated="5"/>
          <table:table-cell table:formula="of:=[.P65]+1" office:value-type="float" office:value="135">
            <text:p>135</text:p>
          </table:table-cell>
          <table:table-cell table:style-name="ce8" table:formula="of:=3.14515*([.P66]-127)/255" office:value-type="float" office:value="0.0986713725490196">
            <text:p>0.10</text:p>
          </table:table-cell>
          <table:table-cell table:style-name="ce8" table:formula="of:=TAN([.Q66])" office:value-type="float" office:value="0.0989928473658545">
            <text:p>0.10</text:p>
          </table:table-cell>
          <table:table-cell/>
          <table:table-cell table:formula="of:=[.T65]-1" office:value-type="float" office:value="119">
            <text:p>119</text:p>
          </table:table-cell>
          <table:table-cell table:formula="of:=3.14515*([.T66]-127)/255" office:value-type="float" office:value="-0.0986713725490196">
            <text:p>-0.0986713725490196</text:p>
          </table:table-cell>
          <table:table-cell table:style-name="ce8" table:formula="of:=TAN([.U66])" office:value-type="float" office:value="-0.0989928473658545">
            <text:p>-0.10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ATAN([.D67])" office:value-type="float" office:value="1.44644133224814">
            <text:p>1.44644133224814</text:p>
          </table:table-cell>
          <table:table-cell table:formula="of:=127+255*[.E67]/3.1415" office:value-type="float" office:value="244.409689550621">
            <text:p>244.409689550621</text:p>
          </table:table-cell>
          <table:table-cell/>
          <table:table-cell office:value-type="float" office:value="0.8">
            <text:p>0.8</text:p>
          </table:table-cell>
          <table:table-cell table:formula="of:=ATAN([.H67])" office:value-type="float" office:value="0.674740942223553">
            <text:p>0.674740942223553</text:p>
          </table:table-cell>
          <table:table-cell table:formula="of:=127+255*[.I67]/3.1415" office:value-type="float" office:value="181.76967699093">
            <text:p>181.76967699093</text:p>
          </table:table-cell>
          <table:table-cell table:number-columns-repeated="5"/>
          <table:table-cell table:formula="of:=[.P66]+1" office:value-type="float" office:value="136">
            <text:p>136</text:p>
          </table:table-cell>
          <table:table-cell table:style-name="ce8" table:formula="of:=3.14515*([.P67]-127)/255" office:value-type="float" office:value="0.111005294117647">
            <text:p>0.11</text:p>
          </table:table-cell>
          <table:table-cell table:style-name="ce8" table:formula="of:=TAN([.Q67])" office:value-type="float" office:value="0.111463494894292">
            <text:p>0.11</text:p>
          </table:table-cell>
          <table:table-cell/>
          <table:table-cell table:formula="of:=[.T66]-1" office:value-type="float" office:value="118">
            <text:p>118</text:p>
          </table:table-cell>
          <table:table-cell table:formula="of:=3.14515*([.T67]-127)/255" office:value-type="float" office:value="-0.111005294117647">
            <text:p>-0.111005294117647</text:p>
          </table:table-cell>
          <table:table-cell table:style-name="ce8" table:formula="of:=TAN([.U67])" office:value-type="float" office:value="-0.111463494894292">
            <text:p>-0.11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ATAN([.D68])" office:value-type="float" office:value="1.460139105621">
            <text:p>1.460139105621</text:p>
          </table:table-cell>
          <table:table-cell table:formula="of:=127+255*[.E68]/3.1415" office:value-type="float" office:value="245.521557196675">
            <text:p>245.521557196675</text:p>
          </table:table-cell>
          <table:table-cell/>
          <table:table-cell office:value-type="float" office:value="0.9">
            <text:p>0.9</text:p>
          </table:table-cell>
          <table:table-cell table:formula="of:=ATAN([.H68])" office:value-type="float" office:value="0.732815101786507">
            <text:p>0.732815101786507</text:p>
          </table:table-cell>
          <table:table-cell table:formula="of:=127+255*[.I68]/3.1415" office:value-type="float" office:value="186.483638693477">
            <text:p>186.483638693477</text:p>
          </table:table-cell>
          <table:table-cell table:number-columns-repeated="5"/>
          <table:table-cell table:formula="of:=[.P67]+1" office:value-type="float" office:value="137">
            <text:p>137</text:p>
          </table:table-cell>
          <table:table-cell table:style-name="ce8" table:formula="of:=3.14515*([.P68]-127)/255" office:value-type="float" office:value="0.123339215686275">
            <text:p>0.12</text:p>
          </table:table-cell>
          <table:table-cell table:style-name="ce8" table:formula="of:=TAN([.Q68])" office:value-type="float" office:value="0.123968480214541">
            <text:p>0.12</text:p>
          </table:table-cell>
          <table:table-cell/>
          <table:table-cell table:formula="of:=[.T67]-1" office:value-type="float" office:value="117">
            <text:p>117</text:p>
          </table:table-cell>
          <table:table-cell table:formula="of:=3.14515*([.T68]-127)/255" office:value-type="float" office:value="-0.123339215686275">
            <text:p>-0.123339215686275</text:p>
          </table:table-cell>
          <table:table-cell table:style-name="ce8" table:formula="of:=TAN([.U68])" office:value-type="float" office:value="-0.123968480214541">
            <text:p>-0.12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ATAN([.D69])" office:value-type="float" office:value="1.47112767430373">
            <text:p>1.47112767430373</text:p>
          </table:table-cell>
          <table:table-cell table:formula="of:=127+255*[.E69]/3.1415" office:value-type="float" office:value="246.413514864699">
            <text:p>246.413514864699</text:p>
          </table:table-cell>
          <table:table-cell table:number-columns-repeated="9"/>
          <table:table-cell table:formula="of:=[.P68]+1" office:value-type="float" office:value="138">
            <text:p>138</text:p>
          </table:table-cell>
          <table:table-cell table:style-name="ce8" table:formula="of:=3.14515*([.P69]-127)/255" office:value-type="float" office:value="0.135673137254902">
            <text:p>0.14</text:p>
          </table:table-cell>
          <table:table-cell table:style-name="ce8" table:formula="of:=TAN([.Q69])" office:value-type="float" office:value="0.136511766723277">
            <text:p>0.1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ATAN([.D70])" office:value-type="float" office:value="1.48013643959415">
            <text:p>1.48013643959415</text:p>
          </table:table-cell>
          <table:table-cell table:formula="of:=127+255*[.E70]/3.1415" office:value-type="float" office:value="247.144769090087">
            <text:p>247.144769090087</text:p>
          </table:table-cell>
          <table:table-cell table:number-columns-repeated="9"/>
          <table:table-cell table:formula="of:=[.P69]+1" office:value-type="float" office:value="139">
            <text:p>139</text:p>
          </table:table-cell>
          <table:table-cell table:style-name="ce8" table:formula="of:=3.14515*([.P70]-127)/255" office:value-type="float" office:value="0.148007058823529">
            <text:p>0.15</text:p>
          </table:table-cell>
          <table:table-cell table:style-name="ce8" table:formula="of:=TAN([.Q70])" office:value-type="float" office:value="0.149097365520694">
            <text:p>0.1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ATAN([.D71])" office:value-type="float" office:value="1.48765509490646">
            <text:p>1.48765509490646</text:p>
          </table:table-cell>
          <table:table-cell table:formula="of:=127+255*[.E71]/3.1415" office:value-type="float" office:value="247.755068980152">
            <text:p>247.755068980152</text:p>
          </table:table-cell>
          <table:table-cell table:number-columns-repeated="9"/>
          <table:table-cell table:formula="of:=[.P70]+1" office:value-type="float" office:value="140">
            <text:p>140</text:p>
          </table:table-cell>
          <table:table-cell table:style-name="ce8" table:formula="of:=3.14515*([.P71]-127)/255" office:value-type="float" office:value="0.160340980392157">
            <text:p>0.16</text:p>
          </table:table-cell>
          <table:table-cell table:style-name="ce8" table:formula="of:=TAN([.Q71])" office:value-type="float" office:value="0.161729340658846">
            <text:p>0.16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ATAN([.D72])" office:value-type="float" office:value="1.52083793107295">
            <text:p>1.52083793107295</text:p>
          </table:table-cell>
          <table:table-cell table:formula="of:=127+255*[.E72]/3.1415" office:value-type="float" office:value="250.448566743149">
            <text:p>250.448566743149</text:p>
          </table:table-cell>
          <table:table-cell table:number-columns-repeated="9"/>
          <table:table-cell table:formula="of:=[.P71]+1" office:value-type="float" office:value="141">
            <text:p>141</text:p>
          </table:table-cell>
          <table:table-cell table:style-name="ce8" table:formula="of:=3.14515*([.P72]-127)/255" office:value-type="float" office:value="0.172674901960784">
            <text:p>0.17</text:p>
          </table:table-cell>
          <table:table-cell table:style-name="ce8" table:formula="of:=TAN([.Q72])" office:value-type="float" office:value="0.174411814532185">
            <text:p>0.1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table:formula="of:=ATAN([.D73])" office:value-type="float" office:value="1.56079666010823">
            <text:p>1.56079666010823</text:p>
          </table:table-cell>
          <table:table-cell table:formula="of:=127+255*[.E73]/3.1415" office:value-type="float" office:value="253.692073317714">
            <text:p>253.692073317714</text:p>
          </table:table-cell>
          <table:table-cell table:number-columns-repeated="9"/>
          <table:table-cell table:formula="of:=[.P72]+1" office:value-type="float" office:value="142">
            <text:p>142</text:p>
          </table:table-cell>
          <table:table-cell table:style-name="ce8" table:formula="of:=3.14515*([.P73]-127)/255" office:value-type="float" office:value="0.185008823529412">
            <text:p>0.19</text:p>
          </table:table-cell>
          <table:table-cell table:style-name="ce8" table:formula="of:=TAN([.Q73])" office:value-type="float" office:value="0.18714897342588">
            <text:p>0.1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2000">
            <text:p>2000</text:p>
          </table:table-cell>
          <table:table-cell table:formula="of:=ATAN([.D74])" office:value-type="float" office:value="1.57029632683656">
            <text:p>1.57029632683656</text:p>
          </table:table-cell>
          <table:table-cell table:formula="of:=127+255*[.E74]/3.1415" office:value-type="float" office:value="254.463174707408">
            <text:p>254.463174707408</text:p>
          </table:table-cell>
          <table:table-cell table:number-columns-repeated="9"/>
          <table:table-cell table:formula="of:=[.P73]+1" office:value-type="float" office:value="143">
            <text:p>143</text:p>
          </table:table-cell>
          <table:table-cell table:style-name="ce8" table:formula="of:=3.14515*([.P74]-127)/255" office:value-type="float" office:value="0.197342745098039">
            <text:p>0.20</text:p>
          </table:table-cell>
          <table:table-cell table:style-name="ce8" table:formula="of:=TAN([.Q74])" office:value-type="float" office:value="0.199945073238222">
            <text:p>0.2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74]+1" office:value-type="float" office:value="144">
            <text:p>144</text:p>
          </table:table-cell>
          <table:table-cell table:style-name="ce8" table:formula="of:=3.14515*([.P75]-127)/255" office:value-type="float" office:value="0.209676666666667">
            <text:p>0.21</text:p>
          </table:table-cell>
          <table:table-cell table:style-name="ce8" table:formula="of:=TAN([.Q75])" office:value-type="float" office:value="0.212804445394241">
            <text:p>0.2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75]+1" office:value-type="float" office:value="145">
            <text:p>145</text:p>
          </table:table-cell>
          <table:table-cell table:style-name="ce8" table:formula="of:=3.14515*([.P76]-127)/255" office:value-type="float" office:value="0.222010588235294">
            <text:p>0.22</text:p>
          </table:table-cell>
          <table:table-cell table:style-name="ce8" table:formula="of:=TAN([.Q76])" office:value-type="float" office:value="0.225731502968601">
            <text:p>0.2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76]+1" office:value-type="float" office:value="146">
            <text:p>146</text:p>
          </table:table-cell>
          <table:table-cell table:style-name="ce8" table:formula="of:=3.14515*([.P77]-127)/255" office:value-type="float" office:value="0.234344509803922">
            <text:p>0.23</text:p>
          </table:table-cell>
          <table:table-cell table:style-name="ce8" table:formula="of:=TAN([.Q77])" office:value-type="float" office:value="0.238730747036827">
            <text:p>0.2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77]+1" office:value-type="float" office:value="147">
            <text:p>147</text:p>
          </table:table-cell>
          <table:table-cell table:style-name="ce8" table:formula="of:=3.14515*([.P78]-127)/255" office:value-type="float" office:value="0.246678431372549">
            <text:p>0.25</text:p>
          </table:table-cell>
          <table:table-cell table:style-name="ce8" table:formula="of:=TAN([.Q78])" office:value-type="float" office:value="0.251806773275051">
            <text:p>0.2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78]+1" office:value-type="float" office:value="148">
            <text:p>148</text:p>
          </table:table-cell>
          <table:table-cell table:style-name="ce8" table:formula="of:=3.14515*([.P79]-127)/255" office:value-type="float" office:value="0.259012352941176">
            <text:p>0.26</text:p>
          </table:table-cell>
          <table:table-cell table:style-name="ce8" table:formula="of:=TAN([.Q79])" office:value-type="float" office:value="0.264964278829673">
            <text:p>0.2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79]+1" office:value-type="float" office:value="149">
            <text:p>149</text:p>
          </table:table-cell>
          <table:table-cell table:style-name="ce8" table:formula="of:=3.14515*([.P80]-127)/255" office:value-type="float" office:value="0.271346274509804">
            <text:p>0.27</text:p>
          </table:table-cell>
          <table:table-cell table:style-name="ce8" table:formula="of:=TAN([.Q80])" office:value-type="float" office:value="0.278208069479717">
            <text:p>0.28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80]+1" office:value-type="float" office:value="150">
            <text:p>150</text:p>
          </table:table-cell>
          <table:table-cell table:style-name="ce8" table:formula="of:=3.14515*([.P81]-127)/255" office:value-type="float" office:value="0.283680196078431">
            <text:p>0.28</text:p>
          </table:table-cell>
          <table:table-cell table:style-name="ce8" table:formula="of:=TAN([.Q81])" office:value-type="float" office:value="0.291543067116114">
            <text:p>0.2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6" table:formula="of:=[.P81]+1" office:value-type="float" office:value="151">
            <text:p>151</text:p>
          </table:table-cell>
          <table:table-cell table:style-name="ce9" table:formula="of:=3.14515*([.P82]-127)/255" office:value-type="float" office:value="0.296014117647059">
            <text:p>0.30</text:p>
          </table:table-cell>
          <table:table-cell table:style-name="ce9" table:formula="of:=TAN([.Q82])" office:value-type="float" office:value="0.304974317563795">
            <text:p>0.3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82]+1" office:value-type="float" office:value="152">
            <text:p>152</text:p>
          </table:table-cell>
          <table:table-cell table:style-name="ce8" table:formula="of:=3.14515*([.P83]-127)/255" office:value-type="float" office:value="0.308348039215686">
            <text:p>0.31</text:p>
          </table:table-cell>
          <table:table-cell table:style-name="ce8" table:formula="of:=TAN([.Q83])" office:value-type="float" office:value="0.318506998774268">
            <text:p>0.32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83]+1" office:value-type="float" office:value="153">
            <text:p>153</text:p>
          </table:table-cell>
          <table:table-cell table:style-name="ce8" table:formula="of:=3.14515*([.P84]-127)/255" office:value-type="float" office:value="0.320681960784314">
            <text:p>0.32</text:p>
          </table:table-cell>
          <table:table-cell table:style-name="ce8" table:formula="of:=TAN([.Q84])" office:value-type="float" office:value="0.332146429418288">
            <text:p>0.3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84]+1" office:value-type="float" office:value="154">
            <text:p>154</text:p>
          </table:table-cell>
          <table:table-cell table:style-name="ce8" table:formula="of:=3.14515*([.P85]-127)/255" office:value-type="float" office:value="0.333015882352941">
            <text:p>0.33</text:p>
          </table:table-cell>
          <table:table-cell table:style-name="ce8" table:formula="of:=TAN([.Q85])" office:value-type="float" office:value="0.345898077910419">
            <text:p>0.3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85]+1" office:value-type="float" office:value="155">
            <text:p>155</text:p>
          </table:table-cell>
          <table:table-cell table:style-name="ce8" table:formula="of:=3.14515*([.P86]-127)/255" office:value-type="float" office:value="0.345349803921569">
            <text:p>0.35</text:p>
          </table:table-cell>
          <table:table-cell table:style-name="ce8" table:formula="of:=TAN([.Q86])" office:value-type="float" office:value="0.359767571899601">
            <text:p>0.3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86]+1" office:value-type="float" office:value="156">
            <text:p>156</text:p>
          </table:table-cell>
          <table:table-cell table:style-name="ce8" table:formula="of:=3.14515*([.P87]-127)/255" office:value-type="float" office:value="0.357683725490196">
            <text:p>0.36</text:p>
          </table:table-cell>
          <table:table-cell table:style-name="ce8" table:formula="of:=TAN([.Q87])" office:value-type="float" office:value="0.373760708262462">
            <text:p>0.3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87]+1" office:value-type="float" office:value="157">
            <text:p>157</text:p>
          </table:table-cell>
          <table:table-cell table:style-name="ce8" table:formula="of:=3.14515*([.P88]-127)/255" office:value-type="float" office:value="0.370017647058824">
            <text:p>0.37</text:p>
          </table:table-cell>
          <table:table-cell table:style-name="ce8" table:formula="of:=TAN([.Q88])" office:value-type="float" office:value="0.387883463638908">
            <text:p>0.3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88]+1" office:value-type="float" office:value="158">
            <text:p>158</text:p>
          </table:table-cell>
          <table:table-cell table:style-name="ce8" table:formula="of:=3.14515*([.P89]-127)/255" office:value-type="float" office:value="0.382351568627451">
            <text:p>0.38</text:p>
          </table:table-cell>
          <table:table-cell table:style-name="ce8" table:formula="of:=TAN([.Q89])" office:value-type="float" office:value="0.402142005552674">
            <text:p>0.4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89]+1" office:value-type="float" office:value="159">
            <text:p>159</text:p>
          </table:table-cell>
          <table:table-cell table:style-name="ce8" table:formula="of:=3.14515*([.P90]-127)/255" office:value-type="float" office:value="0.394685490196078">
            <text:p>0.39</text:p>
          </table:table-cell>
          <table:table-cell table:style-name="ce8" table:formula="of:=TAN([.Q90])" office:value-type="float" office:value="0.416542704162896">
            <text:p>0.42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90]+1" office:value-type="float" office:value="160">
            <text:p>160</text:p>
          </table:table-cell>
          <table:table-cell table:style-name="ce8" table:formula="of:=3.14515*([.P91]-127)/255" office:value-type="float" office:value="0.407019411764706">
            <text:p>0.41</text:p>
          </table:table-cell>
          <table:table-cell table:style-name="ce8" table:formula="of:=TAN([.Q91])" office:value-type="float" office:value="0.431092144696546">
            <text:p>0.4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91]+1" office:value-type="float" office:value="161">
            <text:p>161</text:p>
          </table:table-cell>
          <table:table-cell table:style-name="ce8" table:formula="of:=3.14515*([.P92]-127)/255" office:value-type="float" office:value="0.419353333333333">
            <text:p>0.42</text:p>
          </table:table-cell>
          <table:table-cell table:style-name="ce8" table:formula="of:=TAN([.Q92])" office:value-type="float" office:value="0.445797140615653">
            <text:p>0.4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92]+1" office:value-type="float" office:value="162">
            <text:p>162</text:p>
          </table:table-cell>
          <table:table-cell table:style-name="ce8" table:formula="of:=3.14515*([.P93]-127)/255" office:value-type="float" office:value="0.431687254901961">
            <text:p>0.43</text:p>
          </table:table-cell>
          <table:table-cell table:style-name="ce8" table:formula="of:=TAN([.Q93])" office:value-type="float" office:value="0.460664747577805">
            <text:p>0.4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93]+1" office:value-type="float" office:value="163">
            <text:p>163</text:p>
          </table:table-cell>
          <table:table-cell table:style-name="ce8" table:formula="of:=3.14515*([.P94]-127)/255" office:value-type="float" office:value="0.444021176470588">
            <text:p>0.44</text:p>
          </table:table-cell>
          <table:table-cell table:style-name="ce8" table:formula="of:=TAN([.Q94])" office:value-type="float" office:value="0.475702278253367">
            <text:p>0.48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94]+1" office:value-type="float" office:value="164">
            <text:p>164</text:p>
          </table:table-cell>
          <table:table-cell table:style-name="ce8" table:formula="of:=3.14515*([.P95]-127)/255" office:value-type="float" office:value="0.456355098039216">
            <text:p>0.46</text:p>
          </table:table-cell>
          <table:table-cell table:style-name="ce8" table:formula="of:=TAN([.Q95])" office:value-type="float" office:value="0.490917318068372">
            <text:p>0.4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95]+1" office:value-type="float" office:value="165">
            <text:p>165</text:p>
          </table:table-cell>
          <table:table-cell table:style-name="ce8" table:formula="of:=3.14515*([.P96]-127)/255" office:value-type="float" office:value="0.468689019607843">
            <text:p>0.47</text:p>
          </table:table-cell>
          <table:table-cell table:style-name="ce8" table:formula="of:=TAN([.Q96])" office:value-type="float" office:value="0.506317741948054">
            <text:p>0.5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96]+1" office:value-type="float" office:value="166">
            <text:p>166</text:p>
          </table:table-cell>
          <table:table-cell table:style-name="ce8" table:formula="of:=3.14515*([.P97]-127)/255" office:value-type="float" office:value="0.481022941176471">
            <text:p>0.48</text:p>
          </table:table-cell>
          <table:table-cell table:style-name="ce8" table:formula="of:=TAN([.Q97])" office:value-type="float" office:value="0.521911732142706">
            <text:p>0.52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97]+1" office:value-type="float" office:value="167">
            <text:p>167</text:p>
          </table:table-cell>
          <table:table-cell table:style-name="ce8" table:formula="of:=3.14515*([.P98]-127)/255" office:value-type="float" office:value="0.493356862745098">
            <text:p>0.49</text:p>
          </table:table-cell>
          <table:table-cell table:style-name="ce8" table:formula="of:=TAN([.Q98])" office:value-type="float" office:value="0.537707797224847">
            <text:p>0.5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98]+1" office:value-type="float" office:value="168">
            <text:p>168</text:p>
          </table:table-cell>
          <table:table-cell table:style-name="ce8" table:formula="of:=3.14515*([.P99]-127)/255" office:value-type="float" office:value="0.505690784313726">
            <text:p>0.51</text:p>
          </table:table-cell>
          <table:table-cell table:style-name="ce8" table:formula="of:=TAN([.Q99])" office:value-type="float" office:value="0.553714792354888">
            <text:p>0.5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99]+1" office:value-type="float" office:value="169">
            <text:p>169</text:p>
          </table:table-cell>
          <table:table-cell table:style-name="ce8" table:formula="of:=3.14515*([.P100]-127)/255" office:value-type="float" office:value="0.518024705882353">
            <text:p>0.52</text:p>
          </table:table-cell>
          <table:table-cell table:style-name="ce8" table:formula="of:=TAN([.Q100])" office:value-type="float" office:value="0.569941940921433">
            <text:p>0.5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00]+1" office:value-type="float" office:value="170">
            <text:p>170</text:p>
          </table:table-cell>
          <table:table-cell table:style-name="ce8" table:formula="of:=3.14515*([.P101]-127)/255" office:value-type="float" office:value="0.53035862745098">
            <text:p>0.53</text:p>
          </table:table-cell>
          <table:table-cell table:style-name="ce8" table:formula="of:=TAN([.Q101])" office:value-type="float" office:value="0.586398857672328">
            <text:p>0.5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01]+1" office:value-type="float" office:value="171">
            <text:p>171</text:p>
          </table:table-cell>
          <table:table-cell table:style-name="ce8" table:formula="of:=3.14515*([.P102]-127)/255" office:value-type="float" office:value="0.542692549019608">
            <text:p>0.54</text:p>
          </table:table-cell>
          <table:table-cell table:style-name="ce8" table:formula="of:=TAN([.Q102])" office:value-type="float" office:value="0.60309557346366">
            <text:p>0.6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02]+1" office:value-type="float" office:value="172">
            <text:p>172</text:p>
          </table:table-cell>
          <table:table-cell table:style-name="ce8" table:formula="of:=3.14515*([.P103]-127)/255" office:value-type="float" office:value="0.555026470588235">
            <text:p>0.56</text:p>
          </table:table-cell>
          <table:table-cell table:style-name="ce8" table:formula="of:=TAN([.Q103])" office:value-type="float" office:value="0.620042561766089">
            <text:p>0.62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03]+1" office:value-type="float" office:value="173">
            <text:p>173</text:p>
          </table:table-cell>
          <table:table-cell table:style-name="ce8" table:formula="of:=3.14515*([.P104]-127)/255" office:value-type="float" office:value="0.567360392156863">
            <text:p>0.57</text:p>
          </table:table-cell>
          <table:table-cell table:style-name="ce8" table:formula="of:=TAN([.Q104])" office:value-type="float" office:value="0.637250767081606">
            <text:p>0.6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04]+1" office:value-type="float" office:value="174">
            <text:p>174</text:p>
          </table:table-cell>
          <table:table-cell table:style-name="ce8" table:formula="of:=3.14515*([.P105]-127)/255" office:value-type="float" office:value="0.57969431372549">
            <text:p>0.58</text:p>
          </table:table-cell>
          <table:table-cell table:style-name="ce8" table:formula="of:=TAN([.Q105])" office:value-type="float" office:value="0.654731635438882">
            <text:p>0.6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05]+1" office:value-type="float" office:value="175">
            <text:p>175</text:p>
          </table:table-cell>
          <table:table-cell table:style-name="ce8" table:formula="of:=3.14515*([.P106]-127)/255" office:value-type="float" office:value="0.592028235294118">
            <text:p>0.59</text:p>
          </table:table-cell>
          <table:table-cell table:style-name="ce8" table:formula="of:=TAN([.Q106])" office:value-type="float" office:value="0.672497147152305">
            <text:p>0.6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06]+1" office:value-type="float" office:value="176">
            <text:p>176</text:p>
          </table:table-cell>
          <table:table-cell table:style-name="ce8" table:formula="of:=3.14515*([.P107]-127)/255" office:value-type="float" office:value="0.604362156862745">
            <text:p>0.60</text:p>
          </table:table-cell>
          <table:table-cell table:style-name="ce8" table:formula="of:=TAN([.Q107])" office:value-type="float" office:value="0.690559852048585">
            <text:p>0.6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07]+1" office:value-type="float" office:value="177">
            <text:p>177</text:p>
          </table:table-cell>
          <table:table-cell table:style-name="ce8" table:formula="of:=3.14515*([.P108]-127)/255" office:value-type="float" office:value="0.616696078431372">
            <text:p>0.62</text:p>
          </table:table-cell>
          <table:table-cell table:style-name="ce8" table:formula="of:=TAN([.Q108])" office:value-type="float" office:value="0.708932907385826">
            <text:p>0.7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08]+1" office:value-type="float" office:value="178">
            <text:p>178</text:p>
          </table:table-cell>
          <table:table-cell table:style-name="ce8" table:formula="of:=3.14515*([.P109]-127)/255" office:value-type="float" office:value="0.62903">
            <text:p>0.63</text:p>
          </table:table-cell>
          <table:table-cell table:style-name="ce8" table:formula="of:=TAN([.Q109])" office:value-type="float" office:value="0.727630118713462">
            <text:p>0.7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09]+1" office:value-type="float" office:value="179">
            <text:p>179</text:p>
          </table:table-cell>
          <table:table-cell table:style-name="ce8" table:formula="of:=3.14515*([.P110]-127)/255" office:value-type="float" office:value="0.641363921568627">
            <text:p>0.64</text:p>
          </table:table-cell>
          <table:table-cell table:style-name="ce8" table:formula="of:=TAN([.Q110])" office:value-type="float" office:value="0.746665983947741">
            <text:p>0.7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10]+1" office:value-type="float" office:value="180">
            <text:p>180</text:p>
          </table:table-cell>
          <table:table-cell table:style-name="ce8" table:formula="of:=3.14515*([.P111]-127)/255" office:value-type="float" office:value="0.653697843137255">
            <text:p>0.65</text:p>
          </table:table-cell>
          <table:table-cell table:style-name="ce8" table:formula="of:=TAN([.Q111])" office:value-type="float" office:value="0.766055740966925">
            <text:p>0.7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11]+1" office:value-type="float" office:value="181">
            <text:p>181</text:p>
          </table:table-cell>
          <table:table-cell table:style-name="ce8" table:formula="of:=3.14515*([.P112]-127)/255" office:value-type="float" office:value="0.666031764705882">
            <text:p>0.67</text:p>
          </table:table-cell>
          <table:table-cell table:style-name="ce8" table:formula="of:=TAN([.Q112])" office:value-type="float" office:value="0.785815419063504">
            <text:p>0.7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12]+1" office:value-type="float" office:value="182">
            <text:p>182</text:p>
          </table:table-cell>
          <table:table-cell table:style-name="ce8" table:formula="of:=3.14515*([.P113]-127)/255" office:value-type="float" office:value="0.67836568627451">
            <text:p>0.68</text:p>
          </table:table-cell>
          <table:table-cell table:style-name="ce8" table:formula="of:=TAN([.Q113])" office:value-type="float" office:value="0.805961894627913">
            <text:p>0.8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13]+1" office:value-type="float" office:value="183">
            <text:p>183</text:p>
          </table:table-cell>
          <table:table-cell table:style-name="ce8" table:formula="of:=3.14515*([.P114]-127)/255" office:value-type="float" office:value="0.690699607843137">
            <text:p>0.69</text:p>
          </table:table-cell>
          <table:table-cell table:style-name="ce8" table:formula="of:=TAN([.Q114])" office:value-type="float" office:value="0.826512951480207">
            <text:p>0.8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14]+1" office:value-type="float" office:value="184">
            <text:p>184</text:p>
          </table:table-cell>
          <table:table-cell table:style-name="ce8" table:formula="of:=3.14515*([.P115]-127)/255" office:value-type="float" office:value="0.703033529411765">
            <text:p>0.70</text:p>
          </table:table-cell>
          <table:table-cell table:style-name="ce8" table:formula="of:=TAN([.Q115])" office:value-type="float" office:value="0.847487346313404">
            <text:p>0.8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15]+1" office:value-type="float" office:value="185">
            <text:p>185</text:p>
          </table:table-cell>
          <table:table-cell table:style-name="ce8" table:formula="of:=3.14515*([.P116]-127)/255" office:value-type="float" office:value="0.715367450980392">
            <text:p>0.72</text:p>
          </table:table-cell>
          <table:table-cell table:style-name="ce8" table:formula="of:=TAN([.Q116])" office:value-type="float" office:value="0.868904879765678">
            <text:p>0.8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16]+1" office:value-type="float" office:value="186">
            <text:p>186</text:p>
          </table:table-cell>
          <table:table-cell table:style-name="ce8" table:formula="of:=3.14515*([.P117]-127)/255" office:value-type="float" office:value="0.72770137254902">
            <text:p>0.73</text:p>
          </table:table-cell>
          <table:table-cell table:style-name="ce8" table:formula="of:=TAN([.Q117])" office:value-type="float" office:value="0.890786473699018">
            <text:p>0.8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17]+1" office:value-type="float" office:value="187">
            <text:p>187</text:p>
          </table:table-cell>
          <table:table-cell table:style-name="ce8" table:formula="of:=3.14515*([.P118]-127)/255" office:value-type="float" office:value="0.740035294117647">
            <text:p>0.74</text:p>
          </table:table-cell>
          <table:table-cell table:style-name="ce8" table:formula="of:=TAN([.Q118])" office:value-type="float" office:value="0.913154255330545">
            <text:p>0.9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18]+1" office:value-type="float" office:value="188">
            <text:p>188</text:p>
          </table:table-cell>
          <table:table-cell table:style-name="ce8" table:formula="of:=3.14515*([.P119]-127)/255" office:value-type="float" office:value="0.752369215686275">
            <text:p>0.75</text:p>
          </table:table-cell>
          <table:table-cell table:style-name="ce8" table:formula="of:=TAN([.Q119])" office:value-type="float" office:value="0.936031648940534">
            <text:p>0.9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19]+1" office:value-type="float" office:value="189">
            <text:p>189</text:p>
          </table:table-cell>
          <table:table-cell table:style-name="ce8" table:formula="of:=3.14515*([.P120]-127)/255" office:value-type="float" office:value="0.764703137254902">
            <text:p>0.76</text:p>
          </table:table-cell>
          <table:table-cell table:style-name="ce8" table:formula="of:=TAN([.Q120])" office:value-type="float" office:value="0.95944347596975">
            <text:p>0.9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20]+1" office:value-type="float" office:value="190">
            <text:p>190</text:p>
          </table:table-cell>
          <table:table-cell table:style-name="ce8" table:formula="of:=3.14515*([.P121]-127)/255" office:value-type="float" office:value="0.777037058823529">
            <text:p>0.78</text:p>
          </table:table-cell>
          <table:table-cell table:style-name="ce8" table:formula="of:=TAN([.Q121])" office:value-type="float" office:value="0.983416064419687">
            <text:p>0.98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21]+1" office:value-type="float" office:value="191">
            <text:p>191</text:p>
          </table:table-cell>
          <table:table-cell table:style-name="ce8" table:formula="of:=3.14515*([.P122]-127)/255" office:value-type="float" office:value="0.789370980392157">
            <text:p>0.79</text:p>
          </table:table-cell>
          <table:table-cell table:style-name="ce8" table:formula="of:=TAN([.Q122])" office:value-type="float" office:value="1.00797736858461">
            <text:p>1.0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22]+1" office:value-type="float" office:value="192">
            <text:p>192</text:p>
          </table:table-cell>
          <table:table-cell table:style-name="ce8" table:formula="of:=3.14515*([.P123]-127)/255" office:value-type="float" office:value="0.801704901960784">
            <text:p>0.80</text:p>
          </table:table-cell>
          <table:table-cell table:style-name="ce8" table:formula="of:=TAN([.Q123])" office:value-type="float" office:value="1.03315710027628">
            <text:p>1.0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23]+1" office:value-type="float" office:value="193">
            <text:p>193</text:p>
          </table:table-cell>
          <table:table-cell table:style-name="ce8" table:formula="of:=3.14515*([.P124]-127)/255" office:value-type="float" office:value="0.814038823529412">
            <text:p>0.81</text:p>
          </table:table-cell>
          <table:table-cell table:style-name="ce8" table:formula="of:=TAN([.Q124])" office:value-type="float" office:value="1.05898687285343">
            <text:p>1.0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24]+1" office:value-type="float" office:value="194">
            <text:p>194</text:p>
          </table:table-cell>
          <table:table-cell table:style-name="ce8" table:formula="of:=3.14515*([.P125]-127)/255" office:value-type="float" office:value="0.826372745098039">
            <text:p>0.83</text:p>
          </table:table-cell>
          <table:table-cell table:style-name="ce8" table:formula="of:=TAN([.Q125])" office:value-type="float" office:value="1.08550035954226">
            <text:p>1.0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25]+1" office:value-type="float" office:value="195">
            <text:p>195</text:p>
          </table:table-cell>
          <table:table-cell table:style-name="ce8" table:formula="of:=3.14515*([.P126]-127)/255" office:value-type="float" office:value="0.838706666666667">
            <text:p>0.84</text:p>
          </table:table-cell>
          <table:table-cell table:style-name="ce8" table:formula="of:=TAN([.Q126])" office:value-type="float" office:value="1.11273346773404">
            <text:p>1.1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26]+1" office:value-type="float" office:value="196">
            <text:p>196</text:p>
          </table:table-cell>
          <table:table-cell table:style-name="ce8" table:formula="of:=3.14515*([.P127]-127)/255" office:value-type="float" office:value="0.851040588235294">
            <text:p>0.85</text:p>
          </table:table-cell>
          <table:table-cell table:style-name="ce8" table:formula="of:=TAN([.Q127])" office:value-type="float" office:value="1.14072453117736">
            <text:p>1.1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27]+1" office:value-type="float" office:value="197">
            <text:p>197</text:p>
          </table:table-cell>
          <table:table-cell table:style-name="ce8" table:formula="of:=3.14515*([.P128]-127)/255" office:value-type="float" office:value="0.863374509803922">
            <text:p>0.86</text:p>
          </table:table-cell>
          <table:table-cell table:style-name="ce8" table:formula="of:=TAN([.Q128])" office:value-type="float" office:value="1.16951452224989">
            <text:p>1.1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28]+1" office:value-type="float" office:value="198">
            <text:p>198</text:p>
          </table:table-cell>
          <table:table-cell table:style-name="ce8" table:formula="of:=3.14515*([.P129]-127)/255" office:value-type="float" office:value="0.875708431372549">
            <text:p>0.88</text:p>
          </table:table-cell>
          <table:table-cell table:style-name="ce8" table:formula="of:=TAN([.Q129])" office:value-type="float" office:value="1.1991472868046">
            <text:p>1.2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29]+1" office:value-type="float" office:value="199">
            <text:p>199</text:p>
          </table:table-cell>
          <table:table-cell table:style-name="ce8" table:formula="of:=3.14515*([.P130]-127)/255" office:value-type="float" office:value="0.888042352941176">
            <text:p>0.89</text:p>
          </table:table-cell>
          <table:table-cell table:style-name="ce8" table:formula="of:=TAN([.Q130])" office:value-type="float" office:value="1.22966980444588">
            <text:p>1.2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30]+1" office:value-type="float" office:value="200">
            <text:p>200</text:p>
          </table:table-cell>
          <table:table-cell table:style-name="ce8" table:formula="of:=3.14515*([.P131]-127)/255" office:value-type="float" office:value="0.900376274509804">
            <text:p>0.90</text:p>
          </table:table-cell>
          <table:table-cell table:style-name="ce8" table:formula="of:=TAN([.Q131])" office:value-type="float" office:value="1.26113247751143">
            <text:p>1.2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31]+1" office:value-type="float" office:value="201">
            <text:p>201</text:p>
          </table:table-cell>
          <table:table-cell table:style-name="ce8" table:formula="of:=3.14515*([.P132]-127)/255" office:value-type="float" office:value="0.912710196078431">
            <text:p>0.91</text:p>
          </table:table-cell>
          <table:table-cell table:style-name="ce8" table:formula="of:=TAN([.Q132])" office:value-type="float" office:value="1.29358945252654">
            <text:p>1.2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32]+1" office:value-type="float" office:value="202">
            <text:p>202</text:p>
          </table:table-cell>
          <table:table-cell table:style-name="ce8" table:formula="of:=3.14515*([.P133]-127)/255" office:value-type="float" office:value="0.925044117647059">
            <text:p>0.93</text:p>
          </table:table-cell>
          <table:table-cell table:style-name="ce8" table:formula="of:=TAN([.Q133])" office:value-type="float" office:value="1.32709897847338">
            <text:p>1.3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33]+1" office:value-type="float" office:value="203">
            <text:p>203</text:p>
          </table:table-cell>
          <table:table-cell table:style-name="ce8" table:formula="of:=3.14515*([.P134]-127)/255" office:value-type="float" office:value="0.937378039215686">
            <text:p>0.94</text:p>
          </table:table-cell>
          <table:table-cell table:style-name="ce8" table:formula="of:=TAN([.Q134])" office:value-type="float" office:value="1.361723806894">
            <text:p>1.3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34]+1" office:value-type="float" office:value="204">
            <text:p>204</text:p>
          </table:table-cell>
          <table:table-cell table:style-name="ce8" table:formula="of:=3.14515*([.P135]-127)/255" office:value-type="float" office:value="0.949711960784314">
            <text:p>0.95</text:p>
          </table:table-cell>
          <table:table-cell table:style-name="ce8" table:formula="of:=TAN([.Q135])" office:value-type="float" office:value="1.39753163964299">
            <text:p>1.4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35]+1" office:value-type="float" office:value="205">
            <text:p>205</text:p>
          </table:table-cell>
          <table:table-cell table:style-name="ce8" table:formula="of:=3.14515*([.P136]-127)/255" office:value-type="float" office:value="0.962045882352941">
            <text:p>0.96</text:p>
          </table:table-cell>
          <table:table-cell table:style-name="ce8" table:formula="of:=TAN([.Q136])" office:value-type="float" office:value="1.43459563104893">
            <text:p>1.4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36]+1" office:value-type="float" office:value="206">
            <text:p>206</text:p>
          </table:table-cell>
          <table:table-cell table:style-name="ce8" table:formula="of:=3.14515*([.P137]-127)/255" office:value-type="float" office:value="0.974379803921569">
            <text:p>0.97</text:p>
          </table:table-cell>
          <table:table-cell table:style-name="ce8" table:formula="of:=TAN([.Q137])" office:value-type="float" office:value="1.47299495236114">
            <text:p>1.4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37]+1" office:value-type="float" office:value="207">
            <text:p>207</text:p>
          </table:table-cell>
          <table:table-cell table:style-name="ce8" table:formula="of:=3.14515*([.P138]-127)/255" office:value-type="float" office:value="0.986713725490196">
            <text:p>0.99</text:p>
          </table:table-cell>
          <table:table-cell table:style-name="ce8" table:formula="of:=TAN([.Q138])" office:value-type="float" office:value="1.51281542768972">
            <text:p>1.5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38]+1" office:value-type="float" office:value="208">
            <text:p>208</text:p>
          </table:table-cell>
          <table:table-cell table:style-name="ce8" table:formula="of:=3.14515*([.P139]-127)/255" office:value-type="float" office:value="0.999047647058823">
            <text:p>1.00</text:p>
          </table:table-cell>
          <table:table-cell table:style-name="ce8" table:formula="of:=TAN([.Q139])" office:value-type="float" office:value="1.55415025223507">
            <text:p>1.5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39]+1" office:value-type="float" office:value="209">
            <text:p>209</text:p>
          </table:table-cell>
          <table:table-cell table:style-name="ce8" table:formula="of:=3.14515*([.P140]-127)/255" office:value-type="float" office:value="1.01138156862745">
            <text:p>1.01</text:p>
          </table:table-cell>
          <table:table-cell table:style-name="ce8" table:formula="of:=TAN([.Q140])" office:value-type="float" office:value="1.59710080550812">
            <text:p>1.6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40]+1" office:value-type="float" office:value="210">
            <text:p>210</text:p>
          </table:table-cell>
          <table:table-cell table:style-name="ce8" table:formula="of:=3.14515*([.P141]-127)/255" office:value-type="float" office:value="1.02371549019608">
            <text:p>1.02</text:p>
          </table:table-cell>
          <table:table-cell table:style-name="ce8" table:formula="of:=TAN([.Q141])" office:value-type="float" office:value="1.64177757453259">
            <text:p>1.6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41]+1" office:value-type="float" office:value="211">
            <text:p>211</text:p>
          </table:table-cell>
          <table:table-cell table:style-name="ce8" table:formula="of:=3.14515*([.P142]-127)/255" office:value-type="float" office:value="1.03604941176471">
            <text:p>1.04</text:p>
          </table:table-cell>
          <table:table-cell table:style-name="ce8" table:formula="of:=TAN([.Q142])" office:value-type="float" office:value="1.68830120478725">
            <text:p>1.6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42]+1" office:value-type="float" office:value="212">
            <text:p>212</text:p>
          </table:table-cell>
          <table:table-cell table:style-name="ce8" table:formula="of:=3.14515*([.P143]-127)/255" office:value-type="float" office:value="1.04838333333333">
            <text:p>1.05</text:p>
          </table:table-cell>
          <table:table-cell table:style-name="ce8" table:formula="of:=TAN([.Q143])" office:value-type="float" office:value="1.73680369999985">
            <text:p>1.7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43]+1" office:value-type="float" office:value="213">
            <text:p>213</text:p>
          </table:table-cell>
          <table:table-cell table:style-name="ce8" table:formula="of:=3.14515*([.P144]-127)/255" office:value-type="float" office:value="1.06071725490196">
            <text:p>1.06</text:p>
          </table:table-cell>
          <table:table-cell table:style-name="ce8" table:formula="of:=TAN([.Q144])" office:value-type="float" office:value="1.78742979598858">
            <text:p>1.7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44]+1" office:value-type="float" office:value="214">
            <text:p>214</text:p>
          </table:table-cell>
          <table:table-cell table:style-name="ce8" table:formula="of:=3.14515*([.P145]-127)/255" office:value-type="float" office:value="1.07305117647059">
            <text:p>1.07</text:p>
          </table:table-cell>
          <table:table-cell table:style-name="ce8" table:formula="of:=TAN([.Q145])" office:value-type="float" office:value="1.84033853874123">
            <text:p>1.8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45]+1" office:value-type="float" office:value="215">
            <text:p>215</text:p>
          </table:table-cell>
          <table:table-cell table:style-name="ce8" table:formula="of:=3.14515*([.P146]-127)/255" office:value-type="float" office:value="1.08538509803922">
            <text:p>1.09</text:p>
          </table:table-cell>
          <table:table-cell table:style-name="ce8" table:formula="of:=TAN([.Q146])" office:value-type="float" office:value="1.89570510305957">
            <text:p>1.9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46]+1" office:value-type="float" office:value="216">
            <text:p>216</text:p>
          </table:table-cell>
          <table:table-cell table:style-name="ce8" table:formula="of:=3.14515*([.P147]-127)/255" office:value-type="float" office:value="1.09771901960784">
            <text:p>1.10</text:p>
          </table:table-cell>
          <table:table-cell table:style-name="ce8" table:formula="of:=TAN([.Q147])" office:value-type="float" office:value="1.95372289567295">
            <text:p>1.9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47]+1" office:value-type="float" office:value="217">
            <text:p>217</text:p>
          </table:table-cell>
          <table:table-cell table:style-name="ce8" table:formula="of:=3.14515*([.P148]-127)/255" office:value-type="float" office:value="1.11005294117647">
            <text:p>1.11</text:p>
          </table:table-cell>
          <table:table-cell table:style-name="ce8" table:formula="of:=TAN([.Q148])" office:value-type="float" office:value="2.0146059961277">
            <text:p>2.0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48]+1" office:value-type="float" office:value="218">
            <text:p>218</text:p>
          </table:table-cell>
          <table:table-cell table:style-name="ce8" table:formula="of:=3.14515*([.P149]-127)/255" office:value-type="float" office:value="1.1223868627451">
            <text:p>1.12</text:p>
          </table:table-cell>
          <table:table-cell table:style-name="ce8" table:formula="of:=TAN([.Q149])" office:value-type="float" office:value="2.07859200048873">
            <text:p>2.08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49]+1" office:value-type="float" office:value="219">
            <text:p>219</text:p>
          </table:table-cell>
          <table:table-cell table:style-name="ce8" table:formula="of:=3.14515*([.P150]-127)/255" office:value-type="float" office:value="1.13472078431373">
            <text:p>1.13</text:p>
          </table:table-cell>
          <table:table-cell table:style-name="ce8" table:formula="of:=TAN([.Q150])" office:value-type="float" office:value="2.14594534760572">
            <text:p>2.1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50]+1" office:value-type="float" office:value="220">
            <text:p>220</text:p>
          </table:table-cell>
          <table:table-cell table:style-name="ce8" table:formula="of:=3.14515*([.P151]-127)/255" office:value-type="float" office:value="1.14705470588235">
            <text:p>1.15</text:p>
          </table:table-cell>
          <table:table-cell table:style-name="ce8" table:formula="of:=TAN([.Q151])" office:value-type="float" office:value="2.21696122626708">
            <text:p>2.22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51]+1" office:value-type="float" office:value="221">
            <text:p>221</text:p>
          </table:table-cell>
          <table:table-cell table:style-name="ce8" table:formula="of:=3.14515*([.P152]-127)/255" office:value-type="float" office:value="1.15938862745098">
            <text:p>1.16</text:p>
          </table:table-cell>
          <table:table-cell table:style-name="ce8" table:formula="of:=TAN([.Q152])" office:value-type="float" office:value="2.29197018514644">
            <text:p>2.2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52]+1" office:value-type="float" office:value="222">
            <text:p>222</text:p>
          </table:table-cell>
          <table:table-cell table:style-name="ce8" table:formula="of:=3.14515*([.P153]-127)/255" office:value-type="float" office:value="1.17172254901961">
            <text:p>1.17</text:p>
          </table:table-cell>
          <table:table-cell table:style-name="ce8" table:formula="of:=TAN([.Q153])" office:value-type="float" office:value="2.3713435975877">
            <text:p>2.3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53]+1" office:value-type="float" office:value="223">
            <text:p>223</text:p>
          </table:table-cell>
          <table:table-cell table:style-name="ce8" table:formula="of:=3.14515*([.P154]-127)/255" office:value-type="float" office:value="1.18405647058824">
            <text:p>1.18</text:p>
          </table:table-cell>
          <table:table-cell table:style-name="ce8" table:formula="of:=TAN([.Q154])" office:value-type="float" office:value="2.45550017206701">
            <text:p>2.4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54]+1" office:value-type="float" office:value="224">
            <text:p>224</text:p>
          </table:table-cell>
          <table:table-cell table:style-name="ce8" table:formula="of:=3.14515*([.P155]-127)/255" office:value-type="float" office:value="1.19639039215686">
            <text:p>1.20</text:p>
          </table:table-cell>
          <table:table-cell table:style-name="ce8" table:formula="of:=TAN([.Q155])" office:value-type="float" office:value="2.54491374946358">
            <text:p>2.5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55]+1" office:value-type="float" office:value="225">
            <text:p>225</text:p>
          </table:table-cell>
          <table:table-cell table:style-name="ce8" table:formula="of:=3.14515*([.P156]-127)/255" office:value-type="float" office:value="1.20872431372549">
            <text:p>1.21</text:p>
          </table:table-cell>
          <table:table-cell table:style-name="ce8" table:formula="of:=TAN([.Q156])" office:value-type="float" office:value="2.64012269398451">
            <text:p>2.6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56]+1" office:value-type="float" office:value="226">
            <text:p>226</text:p>
          </table:table-cell>
          <table:table-cell table:style-name="ce8" table:formula="of:=3.14515*([.P157]-127)/255" office:value-type="float" office:value="1.22105823529412">
            <text:p>1.22</text:p>
          </table:table-cell>
          <table:table-cell table:style-name="ce8" table:formula="of:=TAN([.Q157])" office:value-type="float" office:value="2.74174127115849">
            <text:p>2.7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57]+1" office:value-type="float" office:value="227">
            <text:p>227</text:p>
          </table:table-cell>
          <table:table-cell table:style-name="ce8" table:formula="of:=3.14515*([.P158]-127)/255" office:value-type="float" office:value="1.23339215686275">
            <text:p>1.23</text:p>
          </table:table-cell>
          <table:table-cell table:style-name="ce8" table:formula="of:=TAN([.Q158])" office:value-type="float" office:value="2.85047352136477">
            <text:p>2.8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58]+1" office:value-type="float" office:value="228">
            <text:p>228</text:p>
          </table:table-cell>
          <table:table-cell table:style-name="ce8" table:formula="of:=3.14515*([.P159]-127)/255" office:value-type="float" office:value="1.24572607843137">
            <text:p>1.25</text:p>
          </table:table-cell>
          <table:table-cell table:style-name="ce8" table:formula="of:=TAN([.Q159])" office:value-type="float" office:value="2.96713029170265">
            <text:p>2.9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59]+1" office:value-type="float" office:value="229">
            <text:p>229</text:p>
          </table:table-cell>
          <table:table-cell table:style-name="ce8" table:formula="of:=3.14515*([.P160]-127)/255" office:value-type="float" office:value="1.25806">
            <text:p>1.26</text:p>
          </table:table-cell>
          <table:table-cell table:style-name="ce8" table:formula="of:=TAN([.Q160])" office:value-type="float" office:value="3.0926502981286">
            <text:p>3.0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60]+1" office:value-type="float" office:value="230">
            <text:p>230</text:p>
          </table:table-cell>
          <table:table-cell table:style-name="ce8" table:formula="of:=3.14515*([.P161]-127)/255" office:value-type="float" office:value="1.27039392156863">
            <text:p>1.27</text:p>
          </table:table-cell>
          <table:table-cell table:style-name="ce8" table:formula="of:=TAN([.Q161])" office:value-type="float" office:value="3.22812637618449">
            <text:p>3.2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61]+1" office:value-type="float" office:value="231">
            <text:p>231</text:p>
          </table:table-cell>
          <table:table-cell table:style-name="ce8" table:formula="of:=3.14515*([.P162]-127)/255" office:value-type="float" office:value="1.28272784313725">
            <text:p>1.28</text:p>
          </table:table-cell>
          <table:table-cell table:style-name="ce8" table:formula="of:=TAN([.Q162])" office:value-type="float" office:value="3.37483847539803">
            <text:p>3.3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62]+1" office:value-type="float" office:value="232">
            <text:p>232</text:p>
          </table:table-cell>
          <table:table-cell table:style-name="ce8" table:formula="of:=3.14515*([.P163]-127)/255" office:value-type="float" office:value="1.29506176470588">
            <text:p>1.30</text:p>
          </table:table-cell>
          <table:table-cell table:style-name="ce8" table:formula="of:=TAN([.Q163])" office:value-type="float" office:value="3.53429550892122">
            <text:p>3.5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63]+1" office:value-type="float" office:value="233">
            <text:p>233</text:p>
          </table:table-cell>
          <table:table-cell table:style-name="ce8" table:formula="of:=3.14515*([.P164]-127)/255" office:value-type="float" office:value="1.30739568627451">
            <text:p>1.31</text:p>
          </table:table-cell>
          <table:table-cell table:style-name="ce8" table:formula="of:=TAN([.Q164])" office:value-type="float" office:value="3.70828896097654">
            <text:p>3.7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64]+1" office:value-type="float" office:value="234">
            <text:p>234</text:p>
          </table:table-cell>
          <table:table-cell table:style-name="ce8" table:formula="of:=3.14515*([.P165]-127)/255" office:value-type="float" office:value="1.31972960784314">
            <text:p>1.32</text:p>
          </table:table-cell>
          <table:table-cell table:style-name="ce8" table:formula="of:=TAN([.Q165])" office:value-type="float" office:value="3.89896229541597">
            <text:p>3.9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65]+1" office:value-type="float" office:value="235">
            <text:p>235</text:p>
          </table:table-cell>
          <table:table-cell table:style-name="ce8" table:formula="of:=3.14515*([.P166]-127)/255" office:value-type="float" office:value="1.33206352941176">
            <text:p>1.33</text:p>
          </table:table-cell>
          <table:table-cell table:style-name="ce8" table:formula="of:=TAN([.Q166])" office:value-type="float" office:value="4.10890187984811">
            <text:p>4.1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66]+1" office:value-type="float" office:value="236">
            <text:p>236</text:p>
          </table:table-cell>
          <table:table-cell table:style-name="ce8" table:formula="of:=3.14515*([.P167]-127)/255" office:value-type="float" office:value="1.34439745098039">
            <text:p>1.34</text:p>
          </table:table-cell>
          <table:table-cell table:style-name="ce8" table:formula="of:=TAN([.Q167])" office:value-type="float" office:value="4.34125763031852">
            <text:p>4.3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67]+1" office:value-type="float" office:value="237">
            <text:p>237</text:p>
          </table:table-cell>
          <table:table-cell table:style-name="ce8" table:formula="of:=3.14515*([.P168]-127)/255" office:value-type="float" office:value="1.35673137254902">
            <text:p>1.36</text:p>
          </table:table-cell>
          <table:table-cell table:style-name="ce8" table:formula="of:=TAN([.Q168])" office:value-type="float" office:value="4.59990536354479">
            <text:p>4.6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68]+1" office:value-type="float" office:value="238">
            <text:p>238</text:p>
          </table:table-cell>
          <table:table-cell table:style-name="ce8" table:formula="of:=3.14515*([.P169]-127)/255" office:value-type="float" office:value="1.36906529411765">
            <text:p>1.37</text:p>
          </table:table-cell>
          <table:table-cell table:style-name="ce8" table:formula="of:=TAN([.Q169])" office:value-type="float" office:value="4.88966870683099">
            <text:p>4.8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69]+1" office:value-type="float" office:value="239">
            <text:p>239</text:p>
          </table:table-cell>
          <table:table-cell table:style-name="ce8" table:formula="of:=3.14515*([.P170]-127)/255" office:value-type="float" office:value="1.38139921568627">
            <text:p>1.38</text:p>
          </table:table-cell>
          <table:table-cell table:style-name="ce8" table:formula="of:=TAN([.Q170])" office:value-type="float" office:value="5.21662771527441">
            <text:p>5.22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70]+1" office:value-type="float" office:value="240">
            <text:p>240</text:p>
          </table:table-cell>
          <table:table-cell table:style-name="ce8" table:formula="of:=3.14515*([.P171]-127)/255" office:value-type="float" office:value="1.3937331372549">
            <text:p>1.39</text:p>
          </table:table-cell>
          <table:table-cell table:style-name="ce8" table:formula="of:=TAN([.Q171])" office:value-type="float" office:value="5.58855647544632">
            <text:p>5.5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71]+1" office:value-type="float" office:value="241">
            <text:p>241</text:p>
          </table:table-cell>
          <table:table-cell table:style-name="ce8" table:formula="of:=3.14515*([.P172]-127)/255" office:value-type="float" office:value="1.40606705882353">
            <text:p>1.41</text:p>
          </table:table-cell>
          <table:table-cell table:style-name="ce8" table:formula="of:=TAN([.Q172])" office:value-type="float" office:value="6.01555729958294">
            <text:p>6.02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72]+1" office:value-type="float" office:value="242">
            <text:p>242</text:p>
          </table:table-cell>
          <table:table-cell table:style-name="ce8" table:formula="of:=3.14515*([.P173]-127)/255" office:value-type="float" office:value="1.41840098039216">
            <text:p>1.42</text:p>
          </table:table-cell>
          <table:table-cell table:style-name="ce8" table:formula="of:=TAN([.Q173])" office:value-type="float" office:value="6.51100288589004">
            <text:p>6.5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73]+1" office:value-type="float" office:value="243">
            <text:p>243</text:p>
          </table:table-cell>
          <table:table-cell table:style-name="ce8" table:formula="of:=3.14515*([.P174]-127)/255" office:value-type="float" office:value="1.43073490196078">
            <text:p>1.43</text:p>
          </table:table-cell>
          <table:table-cell table:style-name="ce8" table:formula="of:=TAN([.Q174])" office:value-type="float" office:value="7.0929762831646">
            <text:p>7.0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74]+1" office:value-type="float" office:value="244">
            <text:p>244</text:p>
          </table:table-cell>
          <table:table-cell table:style-name="ce8" table:formula="of:=3.14515*([.P175]-127)/255" office:value-type="float" office:value="1.44306882352941">
            <text:p>1.44</text:p>
          </table:table-cell>
          <table:table-cell table:style-name="ce8" table:formula="of:=TAN([.Q175])" office:value-type="float" office:value="7.78654515073854">
            <text:p>7.7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75]+1" office:value-type="float" office:value="245">
            <text:p>245</text:p>
          </table:table-cell>
          <table:table-cell table:style-name="ce8" table:formula="of:=3.14515*([.P176]-127)/255" office:value-type="float" office:value="1.45540274509804">
            <text:p>1.46</text:p>
          </table:table-cell>
          <table:table-cell table:style-name="ce8" table:formula="of:=TAN([.Q176])" office:value-type="float" office:value="8.62749453331061">
            <text:p>8.6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76]+1" office:value-type="float" office:value="246">
            <text:p>246</text:p>
          </table:table-cell>
          <table:table-cell table:style-name="ce8" table:formula="of:=3.14515*([.P177]-127)/255" office:value-type="float" office:value="1.46773666666667">
            <text:p>1.47</text:p>
          </table:table-cell>
          <table:table-cell table:style-name="ce8" table:formula="of:=TAN([.Q177])" office:value-type="float" office:value="9.66874001048602">
            <text:p>9.67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77]+1" office:value-type="float" office:value="247">
            <text:p>247</text:p>
          </table:table-cell>
          <table:table-cell table:style-name="ce8" table:formula="of:=3.14515*([.P178]-127)/255" office:value-type="float" office:value="1.48007058823529">
            <text:p>1.48</text:p>
          </table:table-cell>
          <table:table-cell table:style-name="ce8" table:formula="of:=TAN([.Q178])" office:value-type="float" office:value="10.9919719494462">
            <text:p>10.99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78]+1" office:value-type="float" office:value="248">
            <text:p>248</text:p>
          </table:table-cell>
          <table:table-cell table:style-name="ce8" table:formula="of:=3.14515*([.P179]-127)/255" office:value-type="float" office:value="1.49240450980392">
            <text:p>1.49</text:p>
          </table:table-cell>
          <table:table-cell table:style-name="ce8" table:formula="of:=TAN([.Q179])" office:value-type="float" office:value="12.7302921777773">
            <text:p>12.73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79]+1" office:value-type="float" office:value="249">
            <text:p>249</text:p>
          </table:table-cell>
          <table:table-cell table:style-name="ce8" table:formula="of:=3.14515*([.P180]-127)/255" office:value-type="float" office:value="1.50473843137255">
            <text:p>1.50</text:p>
          </table:table-cell>
          <table:table-cell table:style-name="ce8" table:formula="of:=TAN([.Q180])" office:value-type="float" office:value="15.1162101332721">
            <text:p>15.12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80]+1" office:value-type="float" office:value="250">
            <text:p>250</text:p>
          </table:table-cell>
          <table:table-cell table:style-name="ce8" table:formula="of:=3.14515*([.P181]-127)/255" office:value-type="float" office:value="1.51707235294118">
            <text:p>1.52</text:p>
          </table:table-cell>
          <table:table-cell table:style-name="ce8" table:formula="of:=TAN([.Q181])" office:value-type="float" office:value="18.5957525981026">
            <text:p>18.6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81]+1" office:value-type="float" office:value="251">
            <text:p>251</text:p>
          </table:table-cell>
          <table:table-cell table:style-name="ce8" table:formula="of:=3.14515*([.P182]-127)/255" office:value-type="float" office:value="1.5294062745098">
            <text:p>1.53</text:p>
          </table:table-cell>
          <table:table-cell table:style-name="ce8" table:formula="of:=TAN([.Q182])" office:value-type="float" office:value="24.1465964432879">
            <text:p>24.1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82]+1" office:value-type="float" office:value="252">
            <text:p>252</text:p>
          </table:table-cell>
          <table:table-cell table:style-name="ce8" table:formula="of:=3.14515*([.P183]-127)/255" office:value-type="float" office:value="1.54174019607843">
            <text:p>1.54</text:p>
          </table:table-cell>
          <table:table-cell table:style-name="ce8" table:formula="of:=TAN([.Q183])" office:value-type="float" office:value="34.4064588068299">
            <text:p>34.41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formula="of:=[.P183]+1" office:value-type="float" office:value="253">
            <text:p>253</text:p>
          </table:table-cell>
          <table:table-cell table:style-name="ce8" table:formula="of:=3.14515*([.P184]-127)/255" office:value-type="float" office:value="1.55407411764706">
            <text:p>1.55</text:p>
          </table:table-cell>
          <table:table-cell table:style-name="ce8" table:formula="of:=TAN([.Q184])" office:value-type="float" office:value="59.7951370337935">
            <text:p>59.80</text:p>
          </table:table-cell>
          <table:table-cell table:number-columns-repeated="1006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16" table:default-cell-style-name="ce11"/>
        <table:table-column table:style-name="co1" table:number-columns-repeated="1007" table:default-cell-style-name="Default"/>
        <table:table-row table:style-name="ro1" table:number-rows-repeated="2">
          <table:table-cell/>
          <table:table-cell table:style-name="Default" table:number-columns-repeated="16"/>
          <table:table-cell table:number-columns-repeated="1007"/>
        </table:table-row>
        <table:table-row table:style-name="ro6" table:number-rows-repeated="5">
          <table:table-cell/>
          <table:table-cell table:style-name="Default" table:number-columns-repeated="16"/>
          <table:table-cell table:number-columns-repeated="1007"/>
        </table:table-row>
        <table:table-row table:style-name="ro6">
          <table:table-cell/>
          <table:table-cell table:style-name="Default" office:value-type="float" office:value="123">
            <text:p>123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30">
            <text:p>130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201">
            <text:p>201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32">
            <text:p>132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32">
            <text:p>132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32">
            <text:p>132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30">
            <text:p>130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201">
            <text:p>201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27">
            <text:p>127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24">
            <text:p>124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20">
            <text:p>120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16">
            <text:p>116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13">
            <text:p>113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11">
            <text:p>111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13">
            <text:p>113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16">
            <text:p>116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20">
            <text:p>120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 office:value-type="float" office:value="123">
            <text:p>123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05"/>
        </table:table-row>
        <table:table-row table:style-name="ro6"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1007"/>
        </table:table-row>
        <table:table-row table:style-name="ro6" table:number-rows-repeated="3">
          <table:table-cell/>
          <table:table-cell table:style-name="Default" table:number-columns-repeated="16"/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<text:s/>13</text:p>
          </table:table-cell>
          <table:table-cell table:style-name="ce10" office:value-type="string">
            <text:p><text:s/>15</text:p>
          </table:table-cell>
          <table:table-cell table:style-name="ce10" office:value-type="float" office:value="11">
            <text:p>11.00</text:p>
          </table:table-cell>
          <table:table-cell table:style-name="ce10" office:value-type="string">
            <text:p><text:s/>10</text:p>
          </table:table-cell>
          <table:table-cell table:style-name="ce10" office:value-type="string">
            <text:p>11</text:p>
          </table:table-cell>
          <table:table-cell table:style-name="ce10" office:value-type="float" office:value="13">
            <text:p>13.00</text:p>
          </table:table-cell>
          <table:table-cell table:style-name="ce10" office:value-type="float" office:value="15">
            <text:p>15.00</text:p>
          </table:table-cell>
          <table:table-cell table:style-name="ce10" office:value-type="string">
            <text:p><text:s/>11</text:p>
          </table:table-cell>
          <table:table-cell table:style-name="ce10" office:value-type="string">
            <text:p><text:s/>10</text:p>
          </table:table-cell>
          <table:table-cell table:style-name="ce10" office:value-type="float" office:value="22">
            <text:p>22.00</text:p>
          </table:table-cell>
          <table:table-cell table:style-name="ce10" office:value-type="string">
            <text:p><text:s/>1</text:p>
          </table:table-cell>
          <table:table-cell table:style-name="ce10" office:value-type="float" office:value="9">
            <text:p>9.00</text:p>
          </table:table-cell>
          <table:table-cell table:style-name="ce10" office:value-type="string">
            <text:p><text:s/>22</text:p>
          </table:table-cell>
          <table:table-cell table:style-name="ce10" office:value-type="string">
            <text:p><text:s text:c="2"/>1</text:p>
          </table:table-cell>
          <table:table-cell table:style-name="ce10" office:value-type="string">
            <text:p><text:s text:c="2"/>9</text:p>
          </table:table-cell>
          <table:table-cell table:number-columns-repeated="2"/>
          <table:table-cell office:value-type="string">
            <text:p><text:s text:c="2"/>'LET P = B[y] + (A[y]*$SIN((X + C[y])*16)/32)/1024</text:p>
          </table:table-cell>
          <table:table-cell table:number-columns-repeated="1004"/>
        </table:table-row>
        <table:table-row table:style-name="ro6">
          <table:table-cell office:value-type="string">
            <text:p>B</text:p>
          </table:table-cell>
          <table:table-cell table:style-name="ce10" office:value-type="float" office:value="123">
            <text:p>123.00</text:p>
          </table:table-cell>
          <table:table-cell table:style-name="ce10" office:value-type="float" office:value="166">
            <text:p>166.00</text:p>
          </table:table-cell>
          <table:table-cell table:style-name="ce10" office:value-type="float" office:value="211">
            <text:p>211.00</text:p>
          </table:table-cell>
          <table:table-cell table:style-name="ce10" office:value-type="float" office:value="92">
            <text:p>92.00</text:p>
          </table:table-cell>
          <table:table-cell table:style-name="ce10" office:value-type="float" office:value="107">
            <text:p>107.00</text:p>
          </table:table-cell>
          <table:table-cell table:style-name="ce10" office:value-type="float" office:value="129">
            <text:p>129.00</text:p>
          </table:table-cell>
          <table:table-cell table:style-name="ce10" office:value-type="float" office:value="83">
            <text:p>83.00</text:p>
          </table:table-cell>
          <table:table-cell table:style-name="ce10" office:value-type="float" office:value="42">
            <text:p>42.00</text:p>
          </table:table-cell>
          <table:table-cell table:style-name="ce10" office:value-type="float" office:value="159">
            <text:p>159.00</text:p>
          </table:table-cell>
          <table:table-cell table:style-name="ce10" office:value-type="float" office:value="144">
            <text:p>144.00</text:p>
          </table:table-cell>
          <table:table-cell table:style-name="ce10" office:value-type="float" office:value="91">
            <text:p>91.00</text:p>
          </table:table-cell>
          <table:table-cell table:style-name="ce10" office:value-type="float" office:value="43">
            <text:p>43.00</text:p>
          </table:table-cell>
          <table:table-cell table:style-name="ce10" office:value-type="float" office:value="47">
            <text:p>47.00</text:p>
          </table:table-cell>
          <table:table-cell table:style-name="ce10" office:value-type="float" office:value="161">
            <text:p>161.00</text:p>
          </table:table-cell>
          <table:table-cell table:style-name="ce10" office:value-type="float" office:value="209">
            <text:p>209.00</text:p>
          </table:table-cell>
          <table:table-cell table:style-name="ce10" office:value-type="float" office:value="205">
            <text:p>205.00</text:p>
          </table:table-cell>
          <table:table-cell table:number-columns-repeated="1007"/>
        </table:table-row>
        <table:table-row table:style-name="ro6">
          <table:table-cell office:value-type="string">
            <text:p>C</text:p>
          </table:table-cell>
          <table:table-cell table:style-name="ce10" office:value-type="string">
            <text:p><text:s text:c="2"/>0</text:p>
          </table:table-cell>
          <table:table-cell table:style-name="ce10" office:value-type="string">
            <text:p>15</text:p>
          </table:table-cell>
          <table:table-cell table:style-name="ce10" office:value-type="string">
            <text:p><text:s text:c="2"/>8</text:p>
          </table:table-cell>
          <table:table-cell table:style-name="ce10" office:value-type="string">
            <text:p><text:s/>13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5</text:p>
          </table:table-cell>
          <table:table-cell table:style-name="ce10" office:value-type="string">
            <text:p><text:s/>8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<text:s/>11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<text:s text:c="2"/>5</text:p>
          </table:table-cell>
          <table:table-cell table:style-name="ce10" office:value-type="string">
            <text:p><text:s text:c="2"/>5</text:p>
          </table:table-cell>
          <table:table-cell table:style-name="ce10" office:value-type="string">
            <text:p><text:s text:c="2"/>5</text:p>
          </table:table-cell>
          <table:table-cell table:number-columns-repeated="1007"/>
        </table:table-row>
        <table:table-row table:style-name="ro6">
          <table:table-cell/>
          <table:table-cell table:style-name="ce10" table:number-columns-repeated="16"/>
          <table:table-cell table:number-columns-repeated="1007"/>
        </table:table-row>
        <table:table-row table:style-name="ro6">
          <table:table-cell office:value-type="string">
            <text:p>X</text:p>
          </table:table-cell>
          <table:table-cell table:style-name="Default" table:number-columns-repeated="16"/>
          <table:table-cell table:number-columns-repeated="1007"/>
        </table:table-row>
        <table:table-row table:style-name="ro6">
          <table:table-cell office:value-type="float" office:value="0">
            <text:p>0</text:p>
          </table:table-cell>
          <table:table-cell table:formula="of:=[.B$29]+[.B$28]*SIN(2*3.1415*([.$A33]+[.B$30])/16)" office:value-type="float" office:value="123">
            <text:p>123</text:p>
          </table:table-cell>
          <table:table-cell table:formula="of:=[.C$29]+[.C$28]*SIN(2*3.1415*([.$A33]+[.C$30])/16)" office:value-type="float" office:value="161.023028935928">
            <text:p>161</text:p>
          </table:table-cell>
          <table:table-cell table:formula="of:=[.D$29]+[.D$28]*SIN(2*3.1415*([.$A33]+[.D$30])/16)" office:value-type="float" office:value="211.001389803845">
            <text:p>211</text:p>
          </table:table-cell>
          <table:table-cell table:formula="of:=[.E$29]+[.E$28]*SIN(2*3.1415*([.$A33]+[.E$30])/16)" office:value-type="float" office:value="81.8366914638033">
            <text:p>82</text:p>
          </table:table-cell>
          <table:table-cell table:formula="of:=[.F$29]+[.F$28]*SIN(2*3.1415*([.$A33]+[.F$30])/16)" office:value-type="float" office:value="110.82672732245">
            <text:p>111</text:p>
          </table:table-cell>
          <table:table-cell table:formula="of:=[.G$29]+[.G$28]*SIN(2*3.1415*([.$A33]+[.G$30])/16)" office:value-type="float" office:value="129">
            <text:p>129</text:p>
          </table:table-cell>
          <table:table-cell table:formula="of:=[.H$29]+[.H$28]*SIN(2*3.1415*([.$A33]+[.H$30])/16)" office:value-type="float" office:value="78.0230289359281">
            <text:p>78</text:p>
          </table:table-cell>
          <table:table-cell table:formula="of:=[.I$29]+[.I$28]*SIN(2*3.1415*([.$A33]+[.I$30])/16)" office:value-type="float" office:value="42.0013898038449">
            <text:p>42</text:p>
          </table:table-cell>
          <table:table-cell table:formula="of:=[.J$29]+[.J$28]*SIN(2*3.1415*([.$A33]+[.J$30])/16)" office:value-type="float" office:value="148.837861511877">
            <text:p>149</text:p>
          </table:table-cell>
          <table:table-cell table:formula="of:=[.K$29]+[.K$28]*SIN(2*3.1415*([.$A33]+[.K$30])/16)" office:value-type="float" office:value="144">
            <text:p>144</text:p>
          </table:table-cell>
          <table:table-cell table:formula="of:=[.L$29]+[.L$28]*SIN(2*3.1415*([.$A33]+[.L$30])/16)" office:value-type="float" office:value="70.6733829276065">
            <text:p>71</text:p>
          </table:table-cell>
          <table:table-cell table:formula="of:=[.M$29]+[.M$28]*SIN(2*3.1415*([.$A33]+[.M$30])/16)" office:value-type="float" office:value="42.0761692283525">
            <text:p>42</text:p>
          </table:table-cell>
          <table:table-cell table:formula="of:=[.N$29]+[.N$28]*SIN(2*3.1415*([.$A33]+[.N$30])/16)" office:value-type="float" office:value="38.6845657431118">
            <text:p>39</text:p>
          </table:table-cell>
          <table:table-cell table:formula="of:=[.O$29]+[.O$28]*SIN(2*3.1415*([.$A33]+[.O$30])/16)" office:value-type="float" office:value="181.325837214833">
            <text:p>181</text:p>
          </table:table-cell>
          <table:table-cell table:formula="of:=[.P$29]+[.P$28]*SIN(2*3.1415*([.$A33]+[.P$30])/16)" office:value-type="float" office:value="209.923901691583">
            <text:p>210</text:p>
          </table:table-cell>
          <table:table-cell table:formula="of:=[.Q$29]+[.Q$28]*SIN(2*3.1415*([.$A33]+[.Q$30])/16)" office:value-type="float" office:value="213.31511522425">
            <text:p>213</text:p>
          </table:table-cell>
          <table:table-cell table:number-columns-repeated="1007"/>
        </table:table-row>
        <table:table-row table:style-name="ro6">
          <table:table-cell office:value-type="float" office:value="1">
            <text:p>1</text:p>
          </table:table-cell>
          <table:table-cell table:formula="of:=[.B$29]+[.B$28]*SIN(2*3.1415*([.$A34]+[.B$30])/16)" office:value-type="float" office:value="126.82672732245">
            <text:p>127</text:p>
          </table:table-cell>
          <table:table-cell table:formula="of:=[.C$29]+[.C$28]*SIN(2*3.1415*([.$A34]+[.C$30])/16)" office:value-type="float" office:value="165.997591006679">
            <text:p>166</text:p>
          </table:table-cell>
          <table:table-cell table:formula="of:=[.D$29]+[.D$28]*SIN(2*3.1415*([.$A34]+[.D$30])/16)" office:value-type="float" office:value="205.261193058449">
            <text:p>205</text:p>
          </table:table-cell>
          <table:table-cell table:formula="of:=[.E$29]+[.E$28]*SIN(2*3.1415*([.$A34]+[.E$30])/16)" office:value-type="float" office:value="84.2205643265533">
            <text:p>84</text:p>
          </table:table-cell>
          <table:table-cell table:formula="of:=[.F$29]+[.F$28]*SIN(2*3.1415*([.$A34]+[.F$30])/16)" office:value-type="float" office:value="114.070904020014">
            <text:p>114</text:p>
          </table:table-cell>
          <table:table-cell table:formula="of:=[.G$29]+[.G$28]*SIN(2*3.1415*([.$A34]+[.G$30])/16)" office:value-type="float" office:value="133.209400054695">
            <text:p>133</text:p>
          </table:table-cell>
          <table:table-cell table:formula="of:=[.H$29]+[.H$28]*SIN(2*3.1415*([.$A34]+[.H$30])/16)" office:value-type="float" office:value="82.9975910066792">
            <text:p>83</text:p>
          </table:table-cell>
          <table:table-cell table:formula="of:=[.I$29]+[.I$28]*SIN(2*3.1415*([.$A34]+[.I$30])/16)" office:value-type="float" office:value="36.2611930584493">
            <text:p>36</text:p>
          </table:table-cell>
          <table:table-cell table:formula="of:=[.J$29]+[.J$28]*SIN(2*3.1415*([.$A34]+[.J$30])/16)" office:value-type="float" office:value="148.000000106236">
            <text:p>148</text:p>
          </table:table-cell>
          <table:table-cell table:formula="of:=[.K$29]+[.K$28]*SIN(2*3.1415*([.$A34]+[.K$30])/16)" office:value-type="float" office:value="147.82672732245">
            <text:p>148</text:p>
          </table:table-cell>
          <table:table-cell table:formula="of:=[.L$29]+[.L$28]*SIN(2*3.1415*([.$A34]+[.L$30])/16)" office:value-type="float" office:value="75.4411286531066">
            <text:p>75</text:p>
          </table:table-cell>
          <table:table-cell table:formula="of:=[.M$29]+[.M$28]*SIN(2*3.1415*([.$A34]+[.M$30])/16)" office:value-type="float" office:value="42.0000000096578">
            <text:p>42</text:p>
          </table:table-cell>
          <table:table-cell table:formula="of:=[.N$29]+[.N$28]*SIN(2*3.1415*([.$A34]+[.N$30])/16)" office:value-type="float" office:value="40.6350071762709">
            <text:p>41</text:p>
          </table:table-cell>
          <table:table-cell table:formula="of:=[.O$29]+[.O$28]*SIN(2*3.1415*([.$A34]+[.O$30])/16)" office:value-type="float" office:value="176.55743016224">
            <text:p>177</text:p>
          </table:table-cell>
          <table:table-cell table:formula="of:=[.P$29]+[.P$28]*SIN(2*3.1415*([.$A34]+[.P$30])/16)" office:value-type="float" office:value="209.707155916465">
            <text:p>210</text:p>
          </table:table-cell>
          <table:table-cell table:formula="of:=[.Q$29]+[.Q$28]*SIN(2*3.1415*([.$A34]+[.Q$30])/16)" office:value-type="float" office:value="211.364403248189">
            <text:p>211</text:p>
          </table:table-cell>
          <table:table-cell table:number-columns-repeated="1007"/>
        </table:table-row>
        <table:table-row table:style-name="ro6">
          <table:table-cell office:value-type="float" office:value="2">
            <text:p>2</text:p>
          </table:table-cell>
          <table:table-cell table:formula="of:=[.B$29]+[.B$28]*SIN(2*3.1415*([.$A35]+[.B$30])/16)" office:value-type="float" office:value="130.070904020014">
            <text:p>130</text:p>
          </table:table-cell>
          <table:table-cell table:formula="of:=[.C$29]+[.C$28]*SIN(2*3.1415*([.$A35]+[.C$30])/16)" office:value-type="float" office:value="170.972519803472">
            <text:p>171</text:p>
          </table:table-cell>
          <table:table-cell table:formula="of:=[.D$29]+[.D$28]*SIN(2*3.1415*([.$A35]+[.D$30])/16)" office:value-type="float" office:value="200.394626777991">
            <text:p>200</text:p>
          </table:table-cell>
          <table:table-cell table:formula="of:=[.E$29]+[.E$28]*SIN(2*3.1415*([.$A35]+[.E$30])/16)" office:value-type="float" office:value="87.7887167919392">
            <text:p>88</text:p>
          </table:table-cell>
          <table:table-cell table:formula="of:=[.F$29]+[.F$28]*SIN(2*3.1415*([.$A35]+[.F$30])/16)" office:value-type="float" office:value="116.23866235581">
            <text:p>116</text:p>
          </table:table-cell>
          <table:table-cell table:formula="of:=[.G$29]+[.G$28]*SIN(2*3.1415*([.$A35]+[.G$30])/16)" office:value-type="float" office:value="136.777994422016">
            <text:p>137</text:p>
          </table:table-cell>
          <table:table-cell table:formula="of:=[.H$29]+[.H$28]*SIN(2*3.1415*([.$A35]+[.H$30])/16)" office:value-type="float" office:value="87.9725198034721">
            <text:p>88</text:p>
          </table:table-cell>
          <table:table-cell table:formula="of:=[.I$29]+[.I$28]*SIN(2*3.1415*([.$A35]+[.I$30])/16)" office:value-type="float" office:value="31.3946267779911">
            <text:p>31</text:p>
          </table:table-cell>
          <table:table-cell table:formula="of:=[.J$29]+[.J$28]*SIN(2*3.1415*([.$A35]+[.J$30])/16)" office:value-type="float" office:value="148.836691463803">
            <text:p>149</text:p>
          </table:table-cell>
          <table:table-cell table:formula="of:=[.K$29]+[.K$28]*SIN(2*3.1415*([.$A35]+[.K$30])/16)" office:value-type="float" office:value="151.070904020014">
            <text:p>151</text:p>
          </table:table-cell>
          <table:table-cell table:formula="of:=[.L$29]+[.L$28]*SIN(2*3.1415*([.$A35]+[.L$30])/16)" office:value-type="float" office:value="82.5774335838783">
            <text:p>83</text:p>
          </table:table-cell>
          <table:table-cell table:formula="of:=[.M$29]+[.M$28]*SIN(2*3.1415*([.$A35]+[.M$30])/16)" office:value-type="float" office:value="42.0760628603458">
            <text:p>42</text:p>
          </table:table-cell>
          <table:table-cell table:formula="of:=[.N$29]+[.N$28]*SIN(2*3.1415*([.$A35]+[.N$30])/16)" office:value-type="float" office:value="43.5544046479502">
            <text:p>44</text:p>
          </table:table-cell>
          <table:table-cell table:formula="of:=[.O$29]+[.O$28]*SIN(2*3.1415*([.$A35]+[.O$30])/16)" office:value-type="float" office:value="169.420683298901">
            <text:p>169</text:p>
          </table:table-cell>
          <table:table-cell table:formula="of:=[.P$29]+[.P$28]*SIN(2*3.1415*([.$A35]+[.P$30])/16)" office:value-type="float" office:value="209.382758331768">
            <text:p>209</text:p>
          </table:table-cell>
          <table:table-cell table:formula="of:=[.Q$29]+[.Q$28]*SIN(2*3.1415*([.$A35]+[.Q$30])/16)" office:value-type="float" office:value="208.444824985914">
            <text:p>208</text:p>
          </table:table-cell>
          <table:table-cell table:number-columns-repeated="1007"/>
        </table:table-row>
        <table:table-row table:style-name="ro6">
          <table:table-cell office:value-type="float" office:value="3">
            <text:p>3</text:p>
          </table:table-cell>
          <table:table-cell table:formula="of:=[.B$29]+[.B$28]*SIN(2*3.1415*([.$A36]+[.B$30])/16)" office:value-type="float" office:value="132.23866235581">
            <text:p>132</text:p>
          </table:table-cell>
          <table:table-cell table:formula="of:=[.C$29]+[.C$28]*SIN(2*3.1415*([.$A36]+[.C$30])/16)" office:value-type="float" office:value="175.190471613225">
            <text:p>175</text:p>
          </table:table-cell>
          <table:table-cell table:formula="of:=[.D$29]+[.D$28]*SIN(2*3.1415*([.$A36]+[.D$30])/16)" office:value-type="float" office:value="197.142538425287">
            <text:p>197</text:p>
          </table:table-cell>
          <table:table-cell table:formula="of:=[.E$29]+[.E$28]*SIN(2*3.1415*([.$A36]+[.E$30])/16)" office:value-type="float" office:value="91.9979616210362">
            <text:p>92</text:p>
          </table:table-cell>
          <table:table-cell table:formula="of:=[.F$29]+[.F$28]*SIN(2*3.1415*([.$A36]+[.F$30])/16)" office:value-type="float" office:value="116.999999989269">
            <text:p>117</text:p>
          </table:table-cell>
          <table:table-cell table:formula="of:=[.G$29]+[.G$28]*SIN(2*3.1415*([.$A36]+[.G$30])/16)" office:value-type="float" office:value="139.162528591391">
            <text:p>139</text:p>
          </table:table-cell>
          <table:table-cell table:formula="of:=[.H$29]+[.H$28]*SIN(2*3.1415*([.$A36]+[.H$30])/16)" office:value-type="float" office:value="92.1904716132254">
            <text:p>92</text:p>
          </table:table-cell>
          <table:table-cell table:formula="of:=[.I$29]+[.I$28]*SIN(2*3.1415*([.$A36]+[.I$30])/16)" office:value-type="float" office:value="28.1425384252873">
            <text:p>28</text:p>
          </table:table-cell>
          <table:table-cell table:formula="of:=[.J$29]+[.J$28]*SIN(2*3.1415*([.$A36]+[.J$30])/16)" office:value-type="float" office:value="151.220564326553">
            <text:p>151</text:p>
          </table:table-cell>
          <table:table-cell table:formula="of:=[.K$29]+[.K$28]*SIN(2*3.1415*([.$A36]+[.K$30])/16)" office:value-type="float" office:value="153.23866235581">
            <text:p>153</text:p>
          </table:table-cell>
          <table:table-cell table:formula="of:=[.L$29]+[.L$28]*SIN(2*3.1415*([.$A36]+[.L$30])/16)" office:value-type="float" office:value="90.9959232420724">
            <text:p>91</text:p>
          </table:table-cell>
          <table:table-cell table:formula="of:=[.M$29]+[.M$28]*SIN(2*3.1415*([.$A36]+[.M$30])/16)" office:value-type="float" office:value="42.2927785751412">
            <text:p>42</text:p>
          </table:table-cell>
          <table:table-cell table:formula="of:=[.N$29]+[.N$28]*SIN(2*3.1415*([.$A36]+[.N$30])/16)" office:value-type="float" office:value="46.9983322353933">
            <text:p>47</text:p>
          </table:table-cell>
          <table:table-cell table:formula="of:=[.O$29]+[.O$28]*SIN(2*3.1415*([.$A36]+[.O$30])/16)" office:value-type="float" office:value="161.002038378973">
            <text:p>161</text:p>
          </table:table-cell>
          <table:table-cell table:formula="of:=[.P$29]+[.P$28]*SIN(2*3.1415*([.$A36]+[.P$30])/16)" office:value-type="float" office:value="209.00009265359">
            <text:p>209</text:p>
          </table:table-cell>
          <table:table-cell table:formula="of:=[.Q$29]+[.Q$28]*SIN(2*3.1415*([.$A36]+[.Q$30])/16)" office:value-type="float" office:value="205.000833882307">
            <text:p>205</text:p>
          </table:table-cell>
          <table:table-cell table:number-columns-repeated="1007"/>
        </table:table-row>
        <table:table-row table:style-name="ro6">
          <table:table-cell office:value-type="float" office:value="4">
            <text:p>4</text:p>
          </table:table-cell>
          <table:table-cell table:formula="of:=[.B$29]+[.B$28]*SIN(2*3.1415*([.$A37]+[.B$30])/16)" office:value-type="float" office:value="132.999999989269">
            <text:p>133</text:p>
          </table:table-cell>
          <table:table-cell table:formula="of:=[.C$29]+[.C$28]*SIN(2*3.1415*([.$A37]+[.C$30])/16)" office:value-type="float" office:value="178.009338897182">
            <text:p>178</text:p>
          </table:table-cell>
          <table:table-cell table:formula="of:=[.D$29]+[.D$28]*SIN(2*3.1415*([.$A37]+[.D$30])/16)" office:value-type="float" office:value="196.000000144867">
            <text:p>196</text:p>
          </table:table-cell>
          <table:table-cell table:formula="of:=[.E$29]+[.E$28]*SIN(2*3.1415*([.$A37]+[.E$30])/16)" office:value-type="float" office:value="96.2075167567841">
            <text:p>96</text:p>
          </table:table-cell>
          <table:table-cell table:formula="of:=[.F$29]+[.F$28]*SIN(2*3.1415*([.$A37]+[.F$30])/16)" office:value-type="float" office:value="116.239016915833">
            <text:p>116</text:p>
          </table:table-cell>
          <table:table-cell table:formula="of:=[.G$29]+[.G$28]*SIN(2*3.1415*([.$A37]+[.G$30])/16)" office:value-type="float" office:value="139.999999988196">
            <text:p>140</text:p>
          </table:table-cell>
          <table:table-cell table:formula="of:=[.H$29]+[.H$28]*SIN(2*3.1415*([.$A37]+[.H$30])/16)" office:value-type="float" office:value="95.0093388971825">
            <text:p>95</text:p>
          </table:table-cell>
          <table:table-cell table:formula="of:=[.I$29]+[.I$28]*SIN(2*3.1415*([.$A37]+[.I$30])/16)" office:value-type="float" office:value="27.0000001448666">
            <text:p>27</text:p>
          </table:table-cell>
          <table:table-cell table:formula="of:=[.J$29]+[.J$28]*SIN(2*3.1415*([.$A37]+[.J$30])/16)" office:value-type="float" office:value="154.788716791939">
            <text:p>155</text:p>
          </table:table-cell>
          <table:table-cell table:formula="of:=[.K$29]+[.K$28]*SIN(2*3.1415*([.$A37]+[.K$30])/16)" office:value-type="float" office:value="153.999999989269">
            <text:p>154</text:p>
          </table:table-cell>
          <table:table-cell table:formula="of:=[.L$29]+[.L$28]*SIN(2*3.1415*([.$A37]+[.L$30])/16)" office:value-type="float" office:value="99.4150335135682">
            <text:p>99</text:p>
          </table:table-cell>
          <table:table-cell table:formula="of:=[.M$29]+[.M$28]*SIN(2*3.1415*([.$A37]+[.M$30])/16)" office:value-type="float" office:value="42.6171560719945">
            <text:p>43</text:p>
          </table:table-cell>
          <table:table-cell table:formula="of:=[.N$29]+[.N$28]*SIN(2*3.1415*([.$A37]+[.N$30])/16)" office:value-type="float" office:value="50.4425137100961">
            <text:p>50</text:p>
          </table:table-cell>
          <table:table-cell table:formula="of:=[.O$29]+[.O$28]*SIN(2*3.1415*([.$A37]+[.O$30])/16)" office:value-type="float" office:value="152.583083152392">
            <text:p>153</text:p>
          </table:table-cell>
          <table:table-cell table:formula="of:=[.P$29]+[.P$28]*SIN(2*3.1415*([.$A37]+[.P$30])/16)" office:value-type="float" office:value="208.617412870563">
            <text:p>209</text:p>
          </table:table-cell>
          <table:table-cell table:formula="of:=[.Q$29]+[.Q$28]*SIN(2*3.1415*([.$A37]+[.Q$30])/16)" office:value-type="float" office:value="201.55671583507">
            <text:p>202</text:p>
          </table:table-cell>
          <table:table-cell table:number-columns-repeated="1007"/>
        </table:table-row>
        <table:table-row table:style-name="ro6">
          <table:table-cell office:value-type="float" office:value="5">
            <text:p>5</text:p>
          </table:table-cell>
          <table:table-cell table:formula="of:=[.B$29]+[.B$28]*SIN(2*3.1415*([.$A38]+[.B$30])/16)" office:value-type="float" office:value="132.239016915833">
            <text:p>132</text:p>
          </table:table-cell>
          <table:table-cell table:formula="of:=[.C$29]+[.C$28]*SIN(2*3.1415*([.$A38]+[.C$30])/16)" office:value-type="float" office:value="178.999999651247">
            <text:p>179</text:p>
          </table:table-cell>
          <table:table-cell table:formula="of:=[.D$29]+[.D$28]*SIN(2*3.1415*([.$A38]+[.D$30])/16)" office:value-type="float" office:value="197.140942905186">
            <text:p>197</text:p>
          </table:table-cell>
          <table:table-cell table:formula="of:=[.E$29]+[.E$28]*SIN(2*3.1415*([.$A38]+[.E$30])/16)" office:value-type="float" office:value="99.7765529034984">
            <text:p>100</text:p>
          </table:table-cell>
          <table:table-cell table:formula="of:=[.F$29]+[.F$28]*SIN(2*3.1415*([.$A38]+[.F$30])/16)" office:value-type="float" office:value="114.071559164655">
            <text:p>114</text:p>
          </table:table-cell>
          <table:table-cell table:formula="of:=[.G$29]+[.G$28]*SIN(2*3.1415*([.$A38]+[.G$30])/16)" office:value-type="float" office:value="139.162918607416">
            <text:p>139</text:p>
          </table:table-cell>
          <table:table-cell table:formula="of:=[.H$29]+[.H$28]*SIN(2*3.1415*([.$A38]+[.H$30])/16)" office:value-type="float" office:value="95.9999996512471">
            <text:p>96</text:p>
          </table:table-cell>
          <table:table-cell table:formula="of:=[.I$29]+[.I$28]*SIN(2*3.1415*([.$A38]+[.I$30])/16)" office:value-type="float" office:value="28.1409429051863">
            <text:p>28</text:p>
          </table:table-cell>
          <table:table-cell table:formula="of:=[.J$29]+[.J$28]*SIN(2*3.1415*([.$A38]+[.J$30])/16)" office:value-type="float" office:value="158.997961621036">
            <text:p>159</text:p>
          </table:table-cell>
          <table:table-cell table:formula="of:=[.K$29]+[.K$28]*SIN(2*3.1415*([.$A38]+[.K$30])/16)" office:value-type="float" office:value="153.239016915833">
            <text:p>153</text:p>
          </table:table-cell>
          <table:table-cell table:formula="of:=[.L$29]+[.L$28]*SIN(2*3.1415*([.$A38]+[.L$30])/16)" office:value-type="float" office:value="106.553105806997">
            <text:p>107</text:p>
          </table:table-cell>
          <table:table-cell table:formula="of:=[.M$29]+[.M$28]*SIN(2*3.1415*([.$A38]+[.M$30])/16)" office:value-type="float" office:value="42.9998146928215">
            <text:p>43</text:p>
          </table:table-cell>
          <table:table-cell table:formula="of:=[.N$29]+[.N$28]*SIN(2*3.1415*([.$A38]+[.N$30])/16)" office:value-type="float" office:value="53.3626341937714">
            <text:p>53</text:p>
          </table:table-cell>
          <table:table-cell table:formula="of:=[.O$29]+[.O$28]*SIN(2*3.1415*([.$A38]+[.O$30])/16)" office:value-type="float" office:value="145.44545260772">
            <text:p>145</text:p>
          </table:table-cell>
          <table:table-cell table:formula="of:=[.P$29]+[.P$28]*SIN(2*3.1415*([.$A38]+[.P$30])/16)" office:value-type="float" office:value="208.292975118533">
            <text:p>208</text:p>
          </table:table-cell>
          <table:table-cell table:formula="of:=[.Q$29]+[.Q$28]*SIN(2*3.1415*([.$A38]+[.Q$30])/16)" office:value-type="float" office:value="198.636776066795">
            <text:p>199</text:p>
          </table:table-cell>
          <table:table-cell table:number-columns-repeated="1007"/>
        </table:table-row>
        <table:table-row table:style-name="ro6">
          <table:table-cell office:value-type="float" office:value="6">
            <text:p>6</text:p>
          </table:table-cell>
          <table:table-cell table:formula="of:=[.B$29]+[.B$28]*SIN(2*3.1415*([.$A39]+[.B$30])/16)" office:value-type="float" office:value="130.071559164655">
            <text:p>130</text:p>
          </table:table-cell>
          <table:table-cell table:formula="of:=[.C$29]+[.C$28]*SIN(2*3.1415*([.$A39]+[.C$30])/16)" office:value-type="float" office:value="178.011643537315">
            <text:p>178</text:p>
          </table:table-cell>
          <table:table-cell table:formula="of:=[.D$29]+[.D$28]*SIN(2*3.1415*([.$A39]+[.D$30])/16)" office:value-type="float" office:value="200.391678627118">
            <text:p>200</text:p>
          </table:table-cell>
          <table:table-cell table:formula="of:=[.E$29]+[.E$28]*SIN(2*3.1415*([.$A39]+[.E$30])/16)" office:value-type="float" office:value="102.161748297616">
            <text:p>102</text:p>
          </table:table-cell>
          <table:table-cell table:formula="of:=[.F$29]+[.F$28]*SIN(2*3.1415*([.$A39]+[.F$30])/16)" office:value-type="float" office:value="110.827583317682">
            <text:p>111</text:p>
          </table:table-cell>
          <table:table-cell table:formula="of:=[.G$29]+[.G$28]*SIN(2*3.1415*([.$A39]+[.G$30])/16)" office:value-type="float" office:value="136.77871508112">
            <text:p>137</text:p>
          </table:table-cell>
          <table:table-cell table:formula="of:=[.H$29]+[.H$28]*SIN(2*3.1415*([.$A39]+[.H$30])/16)" office:value-type="float" office:value="95.0116435373152">
            <text:p>95</text:p>
          </table:table-cell>
          <table:table-cell table:formula="of:=[.I$29]+[.I$28]*SIN(2*3.1415*([.$A39]+[.I$30])/16)" office:value-type="float" office:value="31.3916786271182">
            <text:p>31</text:p>
          </table:table-cell>
          <table:table-cell table:formula="of:=[.J$29]+[.J$28]*SIN(2*3.1415*([.$A39]+[.J$30])/16)" office:value-type="float" office:value="163.207516756784">
            <text:p>163</text:p>
          </table:table-cell>
          <table:table-cell table:formula="of:=[.K$29]+[.K$28]*SIN(2*3.1415*([.$A39]+[.K$30])/16)" office:value-type="float" office:value="151.071559164655">
            <text:p>151</text:p>
          </table:table-cell>
          <table:table-cell table:formula="of:=[.L$29]+[.L$28]*SIN(2*3.1415*([.$A39]+[.L$30])/16)" office:value-type="float" office:value="111.323496595232">
            <text:p>111</text:p>
          </table:table-cell>
          <table:table-cell table:formula="of:=[.M$29]+[.M$28]*SIN(2*3.1415*([.$A39]+[.M$30])/16)" office:value-type="float" office:value="43.382501523344">
            <text:p>43</text:p>
          </table:table-cell>
          <table:table-cell table:formula="of:=[.N$29]+[.N$28]*SIN(2*3.1415*([.$A39]+[.N$30])/16)" office:value-type="float" office:value="55.3141576980494">
            <text:p>55</text:p>
          </table:table-cell>
          <table:table-cell table:formula="of:=[.O$29]+[.O$28]*SIN(2*3.1415*([.$A39]+[.O$30])/16)" office:value-type="float" office:value="140.675723023755">
            <text:p>141</text:p>
          </table:table-cell>
          <table:table-cell table:formula="of:=[.P$29]+[.P$28]*SIN(2*3.1415*([.$A39]+[.P$30])/16)" office:value-type="float" office:value="208.076169228352">
            <text:p>208</text:p>
          </table:table-cell>
          <table:table-cell table:formula="of:=[.Q$29]+[.Q$28]*SIN(2*3.1415*([.$A39]+[.Q$30])/16)" office:value-type="float" office:value="196.685523055172">
            <text:p>197</text:p>
          </table:table-cell>
          <table:table-cell table:number-columns-repeated="1007"/>
        </table:table-row>
        <table:table-row table:style-name="ro6">
          <table:table-cell office:value-type="float" office:value="7">
            <text:p>7</text:p>
          </table:table-cell>
          <table:table-cell table:formula="of:=[.B$29]+[.B$28]*SIN(2*3.1415*([.$A40]+[.B$30])/16)" office:value-type="float" office:value="126.827583317682">
            <text:p>127</text:p>
          </table:table-cell>
          <table:table-cell table:formula="of:=[.C$29]+[.C$28]*SIN(2*3.1415*([.$A40]+[.C$30])/16)" office:value-type="float" office:value="175.194730053351">
            <text:p>175</text:p>
          </table:table-cell>
          <table:table-cell table:formula="of:=[.D$29]+[.D$28]*SIN(2*3.1415*([.$A40]+[.D$30])/16)" office:value-type="float" office:value="205.257341079917">
            <text:p>205</text:p>
          </table:table-cell>
          <table:table-cell table:formula="of:=[.E$29]+[.E$28]*SIN(2*3.1415*([.$A40]+[.E$30])/16)" office:value-type="float" office:value="102.999999704901">
            <text:p>103</text:p>
          </table:table-cell>
          <table:table-cell table:formula="of:=[.F$29]+[.F$28]*SIN(2*3.1415*([.$A40]+[.F$30])/16)" office:value-type="float" office:value="107.000926535897">
            <text:p>107</text:p>
          </table:table-cell>
          <table:table-cell table:formula="of:=[.G$29]+[.G$28]*SIN(2*3.1415*([.$A40]+[.G$30])/16)" office:value-type="float" office:value="133.21034164945">
            <text:p>133</text:p>
          </table:table-cell>
          <table:table-cell table:formula="of:=[.H$29]+[.H$28]*SIN(2*3.1415*([.$A40]+[.H$30])/16)" office:value-type="float" office:value="92.1947300533508">
            <text:p>92</text:p>
          </table:table-cell>
          <table:table-cell table:formula="of:=[.I$29]+[.I$28]*SIN(2*3.1415*([.$A40]+[.I$30])/16)" office:value-type="float" office:value="36.2573410799171">
            <text:p>36</text:p>
          </table:table-cell>
          <table:table-cell table:formula="of:=[.J$29]+[.J$28]*SIN(2*3.1415*([.$A40]+[.J$30])/16)" office:value-type="float" office:value="166.776552903498">
            <text:p>167</text:p>
          </table:table-cell>
          <table:table-cell table:formula="of:=[.K$29]+[.K$28]*SIN(2*3.1415*([.$A40]+[.K$30])/16)" office:value-type="float" office:value="147.827583317682">
            <text:p>148</text:p>
          </table:table-cell>
          <table:table-cell table:formula="of:=[.L$29]+[.L$28]*SIN(2*3.1415*([.$A40]+[.L$30])/16)" office:value-type="float" office:value="112.999999409803">
            <text:p>113</text:p>
          </table:table-cell>
          <table:table-cell table:formula="of:=[.M$29]+[.M$28]*SIN(2*3.1415*([.$A40]+[.M$30])/16)" office:value-type="float" office:value="43.7069593548635">
            <text:p>44</text:p>
          </table:table-cell>
          <table:table-cell table:formula="of:=[.N$29]+[.N$28]*SIN(2*3.1415*([.$A40]+[.N$30])/16)" office:value-type="float" office:value="55.9999997585557">
            <text:p>56</text:p>
          </table:table-cell>
          <table:table-cell table:formula="of:=[.O$29]+[.O$28]*SIN(2*3.1415*([.$A40]+[.O$30])/16)" office:value-type="float" office:value="139.000000212471">
            <text:p>139</text:p>
          </table:table-cell>
          <table:table-cell table:formula="of:=[.P$29]+[.P$28]*SIN(2*3.1415*([.$A40]+[.P$30])/16)" office:value-type="float" office:value="208.000000009658">
            <text:p>208</text:p>
          </table:table-cell>
          <table:table-cell table:formula="of:=[.Q$29]+[.Q$28]*SIN(2*3.1415*([.$A40]+[.Q$30])/16)" office:value-type="float" office:value="196.00000008692">
            <text:p>196</text:p>
          </table:table-cell>
          <table:table-cell table:number-columns-repeated="1007"/>
        </table:table-row>
        <table:table-row table:style-name="ro6">
          <table:table-cell office:value-type="float" office:value="8">
            <text:p>8</text:p>
          </table:table-cell>
          <table:table-cell table:formula="of:=[.B$29]+[.B$28]*SIN(2*3.1415*([.$A41]+[.B$30])/16)" office:value-type="float" office:value="123.000926535897">
            <text:p>123</text:p>
          </table:table-cell>
          <table:table-cell table:formula="of:=[.C$29]+[.C$28]*SIN(2*3.1415*([.$A41]+[.C$30])/16)" office:value-type="float" office:value="170.978083772431">
            <text:p>171</text:p>
          </table:table-cell>
          <table:table-cell table:formula="of:=[.D$29]+[.D$28]*SIN(2*3.1415*([.$A41]+[.D$30])/16)" office:value-type="float" office:value="210.997220392322">
            <text:p>211</text:p>
          </table:table-cell>
          <table:table-cell table:formula="of:=[.E$29]+[.E$28]*SIN(2*3.1415*([.$A41]+[.E$30])/16)" office:value-type="float" office:value="102.163698377728">
            <text:p>102</text:p>
          </table:table-cell>
          <table:table-cell table:formula="of:=[.F$29]+[.F$28]*SIN(2*3.1415*([.$A41]+[.F$30])/16)" office:value-type="float" office:value="103.174128705633">
            <text:p>103</text:p>
          </table:table-cell>
          <table:table-cell table:formula="of:=[.G$29]+[.G$28]*SIN(2*3.1415*([.$A41]+[.G$30])/16)" office:value-type="float" office:value="129.001019189486">
            <text:p>129</text:p>
          </table:table-cell>
          <table:table-cell table:formula="of:=[.H$29]+[.H$28]*SIN(2*3.1415*([.$A41]+[.H$30])/16)" office:value-type="float" office:value="87.9780837724313">
            <text:p>88</text:p>
          </table:table-cell>
          <table:table-cell table:formula="of:=[.I$29]+[.I$28]*SIN(2*3.1415*([.$A41]+[.I$30])/16)" office:value-type="float" office:value="41.9972203923221">
            <text:p>42</text:p>
          </table:table-cell>
          <table:table-cell table:formula="of:=[.J$29]+[.J$28]*SIN(2*3.1415*([.$A41]+[.J$30])/16)" office:value-type="float" office:value="169.161748297616">
            <text:p>169</text:p>
          </table:table-cell>
          <table:table-cell table:formula="of:=[.K$29]+[.K$28]*SIN(2*3.1415*([.$A41]+[.K$30])/16)" office:value-type="float" office:value="144.000926535897">
            <text:p>144</text:p>
          </table:table-cell>
          <table:table-cell table:formula="of:=[.L$29]+[.L$28]*SIN(2*3.1415*([.$A41]+[.L$30])/16)" office:value-type="float" office:value="111.327396755456">
            <text:p>111</text:p>
          </table:table-cell>
          <table:table-cell table:formula="of:=[.M$29]+[.M$28]*SIN(2*3.1415*([.$A41]+[.M$30])/16)" office:value-type="float" office:value="43.9237952997833">
            <text:p>44</text:p>
          </table:table-cell>
          <table:table-cell table:formula="of:=[.N$29]+[.N$28]*SIN(2*3.1415*([.$A41]+[.N$30])/16)" office:value-type="float" office:value="55.3157532181413">
            <text:p>55</text:p>
          </table:table-cell>
          <table:table-cell table:formula="of:=[.O$29]+[.O$28]*SIN(2*3.1415*([.$A41]+[.O$30])/16)" office:value-type="float" office:value="140.673382927607">
            <text:p>141</text:p>
          </table:table-cell>
          <table:table-cell table:formula="of:=[.P$29]+[.P$28]*SIN(2*3.1415*([.$A41]+[.P$30])/16)" office:value-type="float" office:value="208.076062860346">
            <text:p>208</text:p>
          </table:table-cell>
          <table:table-cell table:formula="of:=[.Q$29]+[.Q$28]*SIN(2*3.1415*([.$A41]+[.Q$30])/16)" office:value-type="float" office:value="196.684565743112">
            <text:p>197</text:p>
          </table:table-cell>
          <table:table-cell table:number-columns-repeated="1007"/>
        </table:table-row>
        <table:table-row table:style-name="ro6">
          <table:table-cell office:value-type="float" office:value="9">
            <text:p>9</text:p>
          </table:table-cell>
          <table:table-cell table:formula="of:=[.B$29]+[.B$28]*SIN(2*3.1415*([.$A42]+[.B$30])/16)" office:value-type="float" office:value="119.174128705633">
            <text:p>119</text:p>
          </table:table-cell>
          <table:table-cell table:formula="of:=[.C$29]+[.C$28]*SIN(2*3.1415*([.$A42]+[.C$30])/16)" office:value-type="float" office:value="166.003613489955">
            <text:p>166</text:p>
          </table:table-cell>
          <table:table-cell table:formula="of:=[.D$29]+[.D$28]*SIN(2*3.1415*([.$A42]+[.D$30])/16)" office:value-type="float" office:value="216.73752285016">
            <text:p>217</text:p>
          </table:table-cell>
          <table:table-cell table:formula="of:=[.E$29]+[.E$28]*SIN(2*3.1415*([.$A42]+[.E$30])/16)" office:value-type="float" office:value="99.7801561989892">
            <text:p>100</text:p>
          </table:table-cell>
          <table:table-cell table:formula="of:=[.F$29]+[.F$28]*SIN(2*3.1415*([.$A42]+[.F$30])/16)" office:value-type="float" office:value="99.9297511853274">
            <text:p>100</text:p>
          </table:table-cell>
          <table:table-cell table:formula="of:=[.G$29]+[.G$28]*SIN(2*3.1415*([.$A42]+[.G$30])/16)" office:value-type="float" office:value="124.791541576196">
            <text:p>125</text:p>
          </table:table-cell>
          <table:table-cell table:formula="of:=[.H$29]+[.H$28]*SIN(2*3.1415*([.$A42]+[.H$30])/16)" office:value-type="float" office:value="83.0036134899554">
            <text:p>83</text:p>
          </table:table-cell>
          <table:table-cell table:formula="of:=[.I$29]+[.I$28]*SIN(2*3.1415*([.$A42]+[.I$30])/16)" office:value-type="float" office:value="47.7375228501601">
            <text:p>48</text:p>
          </table:table-cell>
          <table:table-cell table:formula="of:=[.J$29]+[.J$28]*SIN(2*3.1415*([.$A42]+[.J$30])/16)" office:value-type="float" office:value="169.999999704901">
            <text:p>170</text:p>
          </table:table-cell>
          <table:table-cell table:formula="of:=[.K$29]+[.K$28]*SIN(2*3.1415*([.$A42]+[.K$30])/16)" office:value-type="float" office:value="140.174128705633">
            <text:p>140</text:p>
          </table:table-cell>
          <table:table-cell table:formula="of:=[.L$29]+[.L$28]*SIN(2*3.1415*([.$A42]+[.L$30])/16)" office:value-type="float" office:value="106.560312397978">
            <text:p>107</text:p>
          </table:table-cell>
          <table:table-cell table:formula="of:=[.M$29]+[.M$28]*SIN(2*3.1415*([.$A42]+[.M$30])/16)" office:value-type="float" office:value="43.9999999731729">
            <text:p>44</text:p>
          </table:table-cell>
          <table:table-cell table:formula="of:=[.N$29]+[.N$28]*SIN(2*3.1415*([.$A42]+[.N$30])/16)" office:value-type="float" office:value="53.3655823446275">
            <text:p>53</text:p>
          </table:table-cell>
          <table:table-cell table:formula="of:=[.O$29]+[.O$28]*SIN(2*3.1415*([.$A42]+[.O$30])/16)" office:value-type="float" office:value="145.441128653107">
            <text:p>145</text:p>
          </table:table-cell>
          <table:table-cell table:formula="of:=[.P$29]+[.P$28]*SIN(2*3.1415*([.$A42]+[.P$30])/16)" office:value-type="float" office:value="208.292778575141">
            <text:p>208</text:p>
          </table:table-cell>
          <table:table-cell table:formula="of:=[.Q$29]+[.Q$28]*SIN(2*3.1415*([.$A42]+[.Q$30])/16)" office:value-type="float" office:value="198.635007176271">
            <text:p>199</text:p>
          </table:table-cell>
          <table:table-cell table:number-columns-repeated="1007"/>
        </table:table-row>
        <table:table-row table:style-name="ro6">
          <table:table-cell office:value-type="float" office:value="10">
            <text:p>10</text:p>
          </table:table-cell>
          <table:table-cell table:formula="of:=[.B$29]+[.B$28]*SIN(2*3.1415*([.$A43]+[.B$30])/16)" office:value-type="float" office:value="115.929751185327">
            <text:p>116</text:p>
          </table:table-cell>
          <table:table-cell table:formula="of:=[.C$29]+[.C$28]*SIN(2*3.1415*([.$A43]+[.C$30])/16)" office:value-type="float" office:value="161.028593118421">
            <text:p>161</text:p>
          </table:table-cell>
          <table:table-cell table:formula="of:=[.D$29]+[.D$28]*SIN(2*3.1415*([.$A43]+[.D$30])/16)" office:value-type="float" office:value="221.604390322952">
            <text:p>222</text:p>
          </table:table-cell>
          <table:table-cell table:formula="of:=[.E$29]+[.E$28]*SIN(2*3.1415*([.$A43]+[.E$30])/16)" office:value-type="float" office:value="96.2122247305188">
            <text:p>96</text:p>
          </table:table-cell>
          <table:table-cell table:formula="of:=[.F$29]+[.F$28]*SIN(2*3.1415*([.$A43]+[.F$30])/16)" office:value-type="float" office:value="97.7616922835248">
            <text:p>98</text:p>
          </table:table-cell>
          <table:table-cell table:formula="of:=[.G$29]+[.G$28]*SIN(2*3.1415*([.$A43]+[.G$30])/16)" office:value-type="float" office:value="121.22272630386">
            <text:p>121</text:p>
          </table:table-cell>
          <table:table-cell table:formula="of:=[.H$29]+[.H$28]*SIN(2*3.1415*([.$A43]+[.H$30])/16)" office:value-type="float" office:value="78.0285931184205">
            <text:p>78</text:p>
          </table:table-cell>
          <table:table-cell table:formula="of:=[.I$29]+[.I$28]*SIN(2*3.1415*([.$A43]+[.I$30])/16)" office:value-type="float" office:value="52.6043903229524">
            <text:p>53</text:p>
          </table:table-cell>
          <table:table-cell table:formula="of:=[.J$29]+[.J$28]*SIN(2*3.1415*([.$A43]+[.J$30])/16)" office:value-type="float" office:value="169.163698377728">
            <text:p>169</text:p>
          </table:table-cell>
          <table:table-cell table:formula="of:=[.K$29]+[.K$28]*SIN(2*3.1415*([.$A43]+[.K$30])/16)" office:value-type="float" office:value="136.929751185327">
            <text:p>137</text:p>
          </table:table-cell>
          <table:table-cell table:formula="of:=[.L$29]+[.L$28]*SIN(2*3.1415*([.$A43]+[.L$30])/16)" office:value-type="float" office:value="99.4244494610377">
            <text:p>99</text:p>
          </table:table-cell>
          <table:table-cell table:formula="of:=[.M$29]+[.M$28]*SIN(2*3.1415*([.$A43]+[.M$30])/16)" office:value-type="float" office:value="43.9239725797935">
            <text:p>44</text:p>
          </table:table-cell>
          <table:table-cell table:formula="of:=[.N$29]+[.N$28]*SIN(2*3.1415*([.$A43]+[.N$30])/16)" office:value-type="float" office:value="50.4463656886063">
            <text:p>50</text:p>
          </table:table-cell>
          <table:table-cell table:formula="of:=[.O$29]+[.O$28]*SIN(2*3.1415*([.$A43]+[.O$30])/16)" office:value-type="float" office:value="152.577433583878">
            <text:p>153</text:p>
          </table:table-cell>
          <table:table-cell table:formula="of:=[.P$29]+[.P$28]*SIN(2*3.1415*([.$A43]+[.P$30])/16)" office:value-type="float" office:value="208.617156071994">
            <text:p>209</text:p>
          </table:table-cell>
          <table:table-cell table:formula="of:=[.Q$29]+[.Q$28]*SIN(2*3.1415*([.$A43]+[.Q$30])/16)" office:value-type="float" office:value="201.55440464795">
            <text:p>202</text:p>
          </table:table-cell>
          <table:table-cell table:number-columns-repeated="1007"/>
        </table:table-row>
        <table:table-row table:style-name="ro6">
          <table:table-cell office:value-type="float" office:value="11">
            <text:p>11</text:p>
          </table:table-cell>
          <table:table-cell table:formula="of:=[.B$29]+[.B$28]*SIN(2*3.1415*([.$A44]+[.B$30])/16)" office:value-type="float" office:value="113.761692283525">
            <text:p>114</text:p>
          </table:table-cell>
          <table:table-cell table:formula="of:=[.C$29]+[.C$28]*SIN(2*3.1415*([.$A44]+[.C$30])/16)" office:value-type="float" office:value="156.810380311521">
            <text:p>157</text:p>
          </table:table-cell>
          <table:table-cell table:formula="of:=[.D$29]+[.D$28]*SIN(2*3.1415*([.$A44]+[.D$30])/16)" office:value-type="float" office:value="224.856929496749">
            <text:p>225</text:p>
          </table:table-cell>
          <table:table-cell table:formula="of:=[.E$29]+[.E$28]*SIN(2*3.1415*([.$A44]+[.E$30])/16)" office:value-type="float" office:value="92.0030575684238">
            <text:p>92</text:p>
          </table:table-cell>
          <table:table-cell table:formula="of:=[.F$29]+[.F$28]*SIN(2*3.1415*([.$A44]+[.F$30])/16)" office:value-type="float" office:value="97.0000000965777">
            <text:p>97</text:p>
          </table:table-cell>
          <table:table-cell table:formula="of:=[.G$29]+[.G$28]*SIN(2*3.1415*([.$A44]+[.G$30])/16)" office:value-type="float" office:value="118.837861511877">
            <text:p>119</text:p>
          </table:table-cell>
          <table:table-cell table:formula="of:=[.H$29]+[.H$28]*SIN(2*3.1415*([.$A44]+[.H$30])/16)" office:value-type="float" office:value="73.8103803115209">
            <text:p>74</text:p>
          </table:table-cell>
          <table:table-cell table:formula="of:=[.I$29]+[.I$28]*SIN(2*3.1415*([.$A44]+[.I$30])/16)" office:value-type="float" office:value="55.856929496749">
            <text:p>56</text:p>
          </table:table-cell>
          <table:table-cell table:formula="of:=[.J$29]+[.J$28]*SIN(2*3.1415*([.$A44]+[.J$30])/16)" office:value-type="float" office:value="166.780156198989">
            <text:p>167</text:p>
          </table:table-cell>
          <table:table-cell table:formula="of:=[.K$29]+[.K$28]*SIN(2*3.1415*([.$A44]+[.K$30])/16)" office:value-type="float" office:value="134.761692283525">
            <text:p>135</text:p>
          </table:table-cell>
          <table:table-cell table:formula="of:=[.L$29]+[.L$28]*SIN(2*3.1415*([.$A44]+[.L$30])/16)" office:value-type="float" office:value="91.0061151368476">
            <text:p>91</text:p>
          </table:table-cell>
          <table:table-cell table:formula="of:=[.M$29]+[.M$28]*SIN(2*3.1415*([.$A44]+[.M$30])/16)" office:value-type="float" office:value="43.7072869271808">
            <text:p>44</text:p>
          </table:table-cell>
          <table:table-cell table:formula="of:=[.N$29]+[.N$28]*SIN(2*3.1415*([.$A44]+[.N$30])/16)" office:value-type="float" office:value="47.0025016468922">
            <text:p>47</text:p>
          </table:table-cell>
          <table:table-cell table:formula="of:=[.O$29]+[.O$28]*SIN(2*3.1415*([.$A44]+[.O$30])/16)" office:value-type="float" office:value="160.995923242072">
            <text:p>161</text:p>
          </table:table-cell>
          <table:table-cell table:formula="of:=[.P$29]+[.P$28]*SIN(2*3.1415*([.$A44]+[.P$30])/16)" office:value-type="float" office:value="208.999814692821">
            <text:p>209</text:p>
          </table:table-cell>
          <table:table-cell table:formula="of:=[.Q$29]+[.Q$28]*SIN(2*3.1415*([.$A44]+[.Q$30])/16)" office:value-type="float" office:value="204.998332235393">
            <text:p>205</text:p>
          </table:table-cell>
          <table:table-cell table:number-columns-repeated="1007"/>
        </table:table-row>
        <table:table-row table:style-name="ro6">
          <table:table-cell office:value-type="float" office:value="12">
            <text:p>12</text:p>
          </table:table-cell>
          <table:table-cell table:formula="of:=[.B$29]+[.B$28]*SIN(2*3.1415*([.$A45]+[.B$30])/16)" office:value-type="float" office:value="113.000000096578">
            <text:p>113</text:p>
          </table:table-cell>
          <table:table-cell table:formula="of:=[.C$29]+[.C$28]*SIN(2*3.1415*([.$A45]+[.C$30])/16)" office:value-type="float" office:value="153.991122340149">
            <text:p>154</text:p>
          </table:table-cell>
          <table:table-cell table:formula="of:=[.D$29]+[.D$28]*SIN(2*3.1415*([.$A45]+[.D$30])/16)" office:value-type="float" office:value="225.999999597593">
            <text:p>226</text:p>
          </table:table-cell>
          <table:table-cell table:formula="of:=[.E$29]+[.E$28]*SIN(2*3.1415*([.$A45]+[.E$30])/16)" office:value-type="float" office:value="87.7934249463558">
            <text:p>88</text:p>
          </table:table-cell>
          <table:table-cell table:formula="of:=[.F$29]+[.F$28]*SIN(2*3.1415*([.$A45]+[.F$30])/16)" office:value-type="float" office:value="97.7606286034575">
            <text:p>98</text:p>
          </table:table-cell>
          <table:table-cell table:formula="of:=[.G$29]+[.G$28]*SIN(2*3.1415*([.$A45]+[.G$30])/16)" office:value-type="float" office:value="118.000000106236">
            <text:p>118</text:p>
          </table:table-cell>
          <table:table-cell table:formula="of:=[.H$29]+[.H$28]*SIN(2*3.1415*([.$A45]+[.H$30])/16)" office:value-type="float" office:value="70.9911223401492">
            <text:p>71</text:p>
          </table:table-cell>
          <table:table-cell table:formula="of:=[.I$29]+[.I$28]*SIN(2*3.1415*([.$A45]+[.I$30])/16)" office:value-type="float" office:value="56.9999995975928">
            <text:p>57</text:p>
          </table:table-cell>
          <table:table-cell table:formula="of:=[.J$29]+[.J$28]*SIN(2*3.1415*([.$A45]+[.J$30])/16)" office:value-type="float" office:value="163.212224730519">
            <text:p>163</text:p>
          </table:table-cell>
          <table:table-cell table:formula="of:=[.K$29]+[.K$28]*SIN(2*3.1415*([.$A45]+[.K$30])/16)" office:value-type="float" office:value="134.000000096578">
            <text:p>134</text:p>
          </table:table-cell>
          <table:table-cell table:formula="of:=[.L$29]+[.L$28]*SIN(2*3.1415*([.$A45]+[.L$30])/16)" office:value-type="float" office:value="82.5868498927117">
            <text:p>83</text:p>
          </table:table-cell>
          <table:table-cell table:formula="of:=[.M$29]+[.M$28]*SIN(2*3.1415*([.$A45]+[.M$30])/16)" office:value-type="float" office:value="43.3829295209563">
            <text:p>43</text:p>
          </table:table-cell>
          <table:table-cell table:formula="of:=[.N$29]+[.N$28]*SIN(2*3.1415*([.$A45]+[.N$30])/16)" office:value-type="float" office:value="43.5582567742911">
            <text:p>44</text:p>
          </table:table-cell>
          <table:table-cell table:formula="of:=[.O$29]+[.O$28]*SIN(2*3.1415*([.$A45]+[.O$30])/16)" office:value-type="float" office:value="169.415033513568">
            <text:p>169</text:p>
          </table:table-cell>
          <table:table-cell table:formula="of:=[.P$29]+[.P$28]*SIN(2*3.1415*([.$A45]+[.P$30])/16)" office:value-type="float" office:value="209.382501523344">
            <text:p>209</text:p>
          </table:table-cell>
          <table:table-cell table:formula="of:=[.Q$29]+[.Q$28]*SIN(2*3.1415*([.$A45]+[.Q$30])/16)" office:value-type="float" office:value="208.442513710096">
            <text:p>208</text:p>
          </table:table-cell>
          <table:table-cell table:number-columns-repeated="1007"/>
        </table:table-row>
        <table:table-row table:style-name="ro6">
          <table:table-cell office:value-type="float" office:value="13">
            <text:p>13</text:p>
          </table:table-cell>
          <table:table-cell table:formula="of:=[.B$29]+[.B$28]*SIN(2*3.1415*([.$A46]+[.B$30])/16)" office:value-type="float" office:value="113.760628603458">
            <text:p>114</text:p>
          </table:table-cell>
          <table:table-cell table:formula="of:=[.C$29]+[.C$28]*SIN(2*3.1415*([.$A46]+[.C$30])/16)" office:value-type="float" office:value="153.000000683556">
            <text:p>153</text:p>
          </table:table-cell>
          <table:table-cell table:formula="of:=[.D$29]+[.D$28]*SIN(2*3.1415*([.$A46]+[.D$30])/16)" office:value-type="float" office:value="224.859588696902">
            <text:p>225</text:p>
          </table:table-cell>
          <table:table-cell table:formula="of:=[.E$29]+[.E$28]*SIN(2*3.1415*([.$A46]+[.E$30])/16)" office:value-type="float" office:value="84.2241679559023">
            <text:p>84</text:p>
          </table:table-cell>
          <table:table-cell table:formula="of:=[.F$29]+[.F$28]*SIN(2*3.1415*([.$A46]+[.F$30])/16)" office:value-type="float" office:value="99.9277857514121">
            <text:p>100</text:p>
          </table:table-cell>
          <table:table-cell table:formula="of:=[.G$29]+[.G$28]*SIN(2*3.1415*([.$A46]+[.G$30])/16)" office:value-type="float" office:value="118.836691463803">
            <text:p>119</text:p>
          </table:table-cell>
          <table:table-cell table:formula="of:=[.H$29]+[.H$28]*SIN(2*3.1415*([.$A46]+[.H$30])/16)" office:value-type="float" office:value="70.0000006835558">
            <text:p>70</text:p>
          </table:table-cell>
          <table:table-cell table:formula="of:=[.I$29]+[.I$28]*SIN(2*3.1415*([.$A46]+[.I$30])/16)" office:value-type="float" office:value="55.8595886969021">
            <text:p>56</text:p>
          </table:table-cell>
          <table:table-cell table:formula="of:=[.J$29]+[.J$28]*SIN(2*3.1415*([.$A46]+[.J$30])/16)" office:value-type="float" office:value="159.003057568424">
            <text:p>159</text:p>
          </table:table-cell>
          <table:table-cell table:formula="of:=[.K$29]+[.K$28]*SIN(2*3.1415*([.$A46]+[.K$30])/16)" office:value-type="float" office:value="134.760628603458">
            <text:p>135</text:p>
          </table:table-cell>
          <table:table-cell table:formula="of:=[.L$29]+[.L$28]*SIN(2*3.1415*([.$A46]+[.L$30])/16)" office:value-type="float" office:value="75.4483359118046">
            <text:p>75</text:p>
          </table:table-cell>
          <table:table-cell table:formula="of:=[.M$29]+[.M$28]*SIN(2*3.1415*([.$A46]+[.M$30])/16)" office:value-type="float" office:value="43.0002779607658">
            <text:p>43</text:p>
          </table:table-cell>
          <table:table-cell table:formula="of:=[.N$29]+[.N$28]*SIN(2*3.1415*([.$A46]+[.N$30])/16)" office:value-type="float" office:value="40.6379556002837">
            <text:p>41</text:p>
          </table:table-cell>
          <table:table-cell table:formula="of:=[.O$29]+[.O$28]*SIN(2*3.1415*([.$A46]+[.O$30])/16)" office:value-type="float" office:value="176.553105806997">
            <text:p>177</text:p>
          </table:table-cell>
          <table:table-cell table:formula="of:=[.P$29]+[.P$28]*SIN(2*3.1415*([.$A46]+[.P$30])/16)" office:value-type="float" office:value="209.706959354863">
            <text:p>210</text:p>
          </table:table-cell>
          <table:table-cell table:formula="of:=[.Q$29]+[.Q$28]*SIN(2*3.1415*([.$A46]+[.Q$30])/16)" office:value-type="float" office:value="211.362634193771">
            <text:p>211</text:p>
          </table:table-cell>
          <table:table-cell table:number-columns-repeated="1007"/>
        </table:table-row>
        <table:table-row table:style-name="ro6">
          <table:table-cell office:value-type="float" office:value="14">
            <text:p>14</text:p>
          </table:table-cell>
          <table:table-cell table:formula="of:=[.B$29]+[.B$28]*SIN(2*3.1415*([.$A47]+[.B$30])/16)" office:value-type="float" office:value="115.927785751412">
            <text:p>116</text:p>
          </table:table-cell>
          <table:table-cell table:formula="of:=[.C$29]+[.C$28]*SIN(2*3.1415*([.$A47]+[.C$30])/16)" office:value-type="float" office:value="153.987895843991">
            <text:p>154</text:p>
          </table:table-cell>
          <table:table-cell table:formula="of:=[.D$29]+[.D$28]*SIN(2*3.1415*([.$A47]+[.D$30])/16)" office:value-type="float" office:value="221.609303907712">
            <text:p>222</text:p>
          </table:table-cell>
          <table:table-cell table:formula="of:=[.E$29]+[.E$28]*SIN(2*3.1415*([.$A47]+[.E$30])/16)" office:value-type="float" office:value="81.8386419801262">
            <text:p>82</text:p>
          </table:table-cell>
          <table:table-cell table:formula="of:=[.F$29]+[.F$28]*SIN(2*3.1415*([.$A47]+[.F$30])/16)" office:value-type="float" office:value="103.171560719945">
            <text:p>103</text:p>
          </table:table-cell>
          <table:table-cell table:formula="of:=[.G$29]+[.G$28]*SIN(2*3.1415*([.$A47]+[.G$30])/16)" office:value-type="float" office:value="121.220564326553">
            <text:p>121</text:p>
          </table:table-cell>
          <table:table-cell table:formula="of:=[.H$29]+[.H$28]*SIN(2*3.1415*([.$A47]+[.H$30])/16)" office:value-type="float" office:value="70.9878958439911">
            <text:p>71</text:p>
          </table:table-cell>
          <table:table-cell table:formula="of:=[.I$29]+[.I$28]*SIN(2*3.1415*([.$A47]+[.I$30])/16)" office:value-type="float" office:value="52.6093039077125">
            <text:p>53</text:p>
          </table:table-cell>
          <table:table-cell table:formula="of:=[.J$29]+[.J$28]*SIN(2*3.1415*([.$A47]+[.J$30])/16)" office:value-type="float" office:value="154.793424946356">
            <text:p>155</text:p>
          </table:table-cell>
          <table:table-cell table:formula="of:=[.K$29]+[.K$28]*SIN(2*3.1415*([.$A47]+[.K$30])/16)" office:value-type="float" office:value="136.927785751412">
            <text:p>137</text:p>
          </table:table-cell>
          <table:table-cell table:formula="of:=[.L$29]+[.L$28]*SIN(2*3.1415*([.$A47]+[.L$30])/16)" office:value-type="float" office:value="70.6772839602524">
            <text:p>71</text:p>
          </table:table-cell>
          <table:table-cell table:formula="of:=[.M$29]+[.M$28]*SIN(2*3.1415*([.$A47]+[.M$30])/16)" office:value-type="float" office:value="42.6175840860323">
            <text:p>43</text:p>
          </table:table-cell>
          <table:table-cell table:formula="of:=[.N$29]+[.N$28]*SIN(2*3.1415*([.$A47]+[.N$30])/16)" office:value-type="float" office:value="38.6861616201033">
            <text:p>39</text:p>
          </table:table-cell>
          <table:table-cell table:formula="of:=[.O$29]+[.O$28]*SIN(2*3.1415*([.$A47]+[.O$30])/16)" office:value-type="float" office:value="181.323496595232">
            <text:p>181</text:p>
          </table:table-cell>
          <table:table-cell table:formula="of:=[.P$29]+[.P$28]*SIN(2*3.1415*([.$A47]+[.P$30])/16)" office:value-type="float" office:value="209.923795299783">
            <text:p>210</text:p>
          </table:table-cell>
          <table:table-cell table:formula="of:=[.Q$29]+[.Q$28]*SIN(2*3.1415*([.$A47]+[.Q$30])/16)" office:value-type="float" office:value="213.314157698049">
            <text:p>213</text:p>
          </table:table-cell>
          <table:table-cell table:number-columns-repeated="1007"/>
        </table:table-row>
        <table:table-row table:style-name="ro6">
          <table:table-cell office:value-type="float" office:value="15">
            <text:p>15</text:p>
          </table:table-cell>
          <table:table-cell table:formula="of:=[.B$29]+[.B$28]*SIN(2*3.1415*([.$A48]+[.B$30])/16)" office:value-type="float" office:value="119.171560719945">
            <text:p>119</text:p>
          </table:table-cell>
          <table:table-cell table:formula="of:=[.C$29]+[.C$28]*SIN(2*3.1415*([.$A48]+[.C$30])/16)" office:value-type="float" office:value="156.804418495397">
            <text:p>157</text:p>
          </table:table-cell>
          <table:table-cell table:formula="of:=[.D$29]+[.D$28]*SIN(2*3.1415*([.$A48]+[.D$30])/16)" office:value-type="float" office:value="216.743942814344">
            <text:p>217</text:p>
          </table:table-cell>
          <table:table-cell table:formula="of:=[.E$29]+[.E$28]*SIN(2*3.1415*([.$A48]+[.E$30])/16)" office:value-type="float" office:value="81.0000005783933">
            <text:p>81</text:p>
          </table:table-cell>
          <table:table-cell table:formula="of:=[.F$29]+[.F$28]*SIN(2*3.1415*([.$A48]+[.F$30])/16)" office:value-type="float" office:value="106.998146928215">
            <text:p>107</text:p>
          </table:table-cell>
          <table:table-cell table:formula="of:=[.G$29]+[.G$28]*SIN(2*3.1415*([.$A48]+[.G$30])/16)" office:value-type="float" office:value="124.788716791939">
            <text:p>125</text:p>
          </table:table-cell>
          <table:table-cell table:formula="of:=[.H$29]+[.H$28]*SIN(2*3.1415*([.$A48]+[.H$30])/16)" office:value-type="float" office:value="73.8044184953965">
            <text:p>74</text:p>
          </table:table-cell>
          <table:table-cell table:formula="of:=[.I$29]+[.I$28]*SIN(2*3.1415*([.$A48]+[.I$30])/16)" office:value-type="float" office:value="47.7439428143439">
            <text:p>48</text:p>
          </table:table-cell>
          <table:table-cell table:formula="of:=[.J$29]+[.J$28]*SIN(2*3.1415*([.$A48]+[.J$30])/16)" office:value-type="float" office:value="151.224167955902">
            <text:p>151</text:p>
          </table:table-cell>
          <table:table-cell table:formula="of:=[.K$29]+[.K$28]*SIN(2*3.1415*([.$A48]+[.K$30])/16)" office:value-type="float" office:value="140.171560719945">
            <text:p>140</text:p>
          </table:table-cell>
          <table:table-cell table:formula="of:=[.L$29]+[.L$28]*SIN(2*3.1415*([.$A48]+[.L$30])/16)" office:value-type="float" office:value="69.0000011567867">
            <text:p>69</text:p>
          </table:table-cell>
          <table:table-cell table:formula="of:=[.M$29]+[.M$28]*SIN(2*3.1415*([.$A48]+[.M$30])/16)" office:value-type="float" office:value="42.2931061778093">
            <text:p>42</text:p>
          </table:table-cell>
          <table:table-cell table:formula="of:=[.N$29]+[.N$28]*SIN(2*3.1415*([.$A48]+[.N$30])/16)" office:value-type="float" office:value="38.0000004732309">
            <text:p>38</text:p>
          </table:table-cell>
          <table:table-cell table:formula="of:=[.O$29]+[.O$28]*SIN(2*3.1415*([.$A48]+[.O$30])/16)" office:value-type="float" office:value="182.999999409803">
            <text:p>183</text:p>
          </table:table-cell>
          <table:table-cell table:formula="of:=[.P$29]+[.P$28]*SIN(2*3.1415*([.$A48]+[.P$30])/16)" office:value-type="float" office:value="209.999999973173">
            <text:p>210</text:p>
          </table:table-cell>
          <table:table-cell table:formula="of:=[.Q$29]+[.Q$28]*SIN(2*3.1415*([.$A48]+[.Q$30])/16)" office:value-type="float" office:value="213.999999758556">
            <text:p>214</text:p>
          </table:table-cell>
          <table:table-cell table:number-columns-repeated="1007"/>
        </table:table-row>
        <table:table-row table:style-name="ro6"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1007"/>
        </table:table-row>
        <table:table-row table:style-name="ro6">
          <table:table-cell/>
          <table:table-cell table:style-name="ce12" table:formula="of:=SUM([.B52:.B68])" office:value-type="float" office:value="6.00092696748709">
            <text:p>6.00</text:p>
          </table:table-cell>
          <table:table-cell table:style-name="ce12" table:formula="of:=SUM([.C52:.C68])" office:value-type="float" office:value="7.00343155382106">
            <text:p>7.00</text:p>
          </table:table-cell>
          <table:table-cell table:style-name="ce12" table:formula="of:=SUM([.D52:.D68])" office:value-type="float" office:value="-6.00139109860444">
            <text:p>-6.00</text:p>
          </table:table-cell>
          <table:table-cell table:style-name="ce12" table:formula="of:=SUM([.E52:.E68])" office:value-type="float" office:value="6.00512420256949">
            <text:p>6.01</text:p>
          </table:table-cell>
          <table:table-cell table:style-name="ce12" table:formula="of:=SUM([.F52:.F68])" office:value-type="float" office:value="-10.0009261042982">
            <text:p>-10.00</text:p>
          </table:table-cell>
          <table:table-cell table:style-name="ce12" table:formula="of:=SUM([.G52:.G68])" office:value-type="float" office:value="34.0010196642358">
            <text:p>34.00</text:p>
          </table:table-cell>
          <table:table-cell table:style-name="ce12" table:formula="of:=SUM([.H52:.H68])" office:value-type="float" office:value="16.003431553821">
            <text:p>16.00</text:p>
          </table:table-cell>
          <table:table-cell table:style-name="ce12" table:formula="of:=SUM([.I52:.I68])" office:value-type="float" office:value="10.9986089013956">
            <text:p>11.00</text:p>
          </table:table-cell>
          <table:table-cell table:style-name="ce12" table:formula="of:=SUM([.J52:.J68])" office:value-type="float" office:value="8.00434326216285">
            <text:p>8.00</text:p>
          </table:table-cell>
          <table:table-cell table:style-name="ce12" table:formula="of:=SUM([.K52:.K68])" office:value-type="float" office:value="34.0009269674871">
            <text:p>34.00</text:p>
          </table:table-cell>
          <table:table-cell table:style-name="ce12" table:formula="of:=SUM([.L52:.L68])" office:value-type="float" office:value="36.010248405139">
            <text:p>36.01</text:p>
          </table:table-cell>
          <table:table-cell table:style-name="ce12" table:formula="of:=SUM([.M52:.M68])" office:value-type="float" office:value="-1.9996051579852">
            <text:p>-2.00</text:p>
          </table:table-cell>
          <table:table-cell table:style-name="ce12" table:formula="of:=SUM([.N52:.N68])" office:value-type="float" office:value="9.00419252937505">
            <text:p>9.00</text:p>
          </table:table-cell>
          <table:table-cell table:style-name="ce12" table:formula="of:=SUM([.O52:.O68])" office:value-type="float" office:value="-17.0102482164518">
            <text:p>-17.01</text:p>
          </table:table-cell>
          <table:table-cell table:style-name="ce12" table:formula="of:=SUM([.P52:.P68])" office:value-type="float" office:value="-2.00046582802051">
            <text:p>-2.00</text:p>
          </table:table-cell>
          <table:table-cell table:style-name="ce12" table:formula="of:=SUM([.Q52:.Q68])" office:value-type="float" office:value="-39.0041924521849">
            <text:p>-39.00</text:p>
          </table:table-cell>
          <table:table-cell table:number-columns-repeated="1007"/>
        </table:table-row>
        <table:table-row table:style-name="ro6">
          <table:table-cell/>
          <table:table-cell table:style-name="Default" table:number-columns-repeated="16"/>
          <table:table-cell table:number-columns-repeated="1007"/>
        </table:table-row>
        <table:table-row table:style-name="ro6">
          <table:table-cell/>
          <table:table-cell table:formula="of:=[.B33]-[.B8]" office:value-type="float" office:value="0">
            <text:p>0</text:p>
          </table:table-cell>
          <table:table-cell table:formula="of:=[.C33]-[.C8]" office:value-type="float" office:value="5.02302893592812">
            <text:p>5</text:p>
          </table:table-cell>
          <table:table-cell table:formula="of:=[.D33]-[.D8]" office:value-type="float" office:value="-0.998610196155084">
            <text:p>-1</text:p>
          </table:table-cell>
          <table:table-cell table:formula="of:=[.E33]-[.E8]" office:value-type="float" office:value="1.83669146380326">
            <text:p>2</text:p>
          </table:table-cell>
          <table:table-cell table:formula="of:=[.F33]-[.F8]" office:value-type="float" office:value="2.82672732245021">
            <text:p>3</text:p>
          </table:table-cell>
          <table:table-cell table:formula="of:=[.G33]-[.G8]" office:value-type="float" office:value="3">
            <text:p>3</text:p>
          </table:table-cell>
          <table:table-cell table:formula="of:=[.H33]-[.H8]" office:value-type="float" office:value="5.02302893592811">
            <text:p>5</text:p>
          </table:table-cell>
          <table:table-cell table:formula="of:=[.I33]-[.I8]" office:value-type="float" office:value="2.00138980384491">
            <text:p>2</text:p>
          </table:table-cell>
          <table:table-cell table:formula="of:=[.J33]-[.J8]" office:value-type="float" office:value="-1.16213848812268">
            <text:p>-1</text:p>
          </table:table-cell>
          <table:table-cell table:formula="of:=[.K33]-[.K8]" office:value-type="float" office:value="3">
            <text:p>3</text:p>
          </table:table-cell>
          <table:table-cell table:formula="of:=[.L33]-[.L8]" office:value-type="float" office:value="2.67338292760652">
            <text:p>3</text:p>
          </table:table-cell>
          <table:table-cell table:formula="of:=[.M33]-[.M8]" office:value-type="float" office:value="-1.92383077164752">
            <text:p>-2</text:p>
          </table:table-cell>
          <table:table-cell table:formula="of:=[.N33]-[.N8]" office:value-type="float" office:value="-1.31543425688824">
            <text:p>-1</text:p>
          </table:table-cell>
          <table:table-cell table:formula="of:=[.O33]-[.O8]" office:value-type="float" office:value="43.3258372148328">
            <text:p>43</text:p>
          </table:table-cell>
          <table:table-cell table:formula="of:=[.P33]-[.P8]" office:value-type="float" office:value="1.9239016915833">
            <text:p>2</text:p>
          </table:table-cell>
          <table:table-cell table:formula="of:=[.Q33]-[.Q8]" office:value-type="float" office:value="18.3151152242498">
            <text:p>18</text:p>
          </table:table-cell>
          <table:table-cell table:number-columns-repeated="1007"/>
        </table:table-row>
        <table:table-row table:style-name="ro6">
          <table:table-cell/>
          <table:table-cell table:formula="of:=[.B34]-[.B9]" office:value-type="float" office:value="-3.17327267754979">
            <text:p>-3</text:p>
          </table:table-cell>
          <table:table-cell table:formula="of:=[.C34]-[.C9]" office:value-type="float" office:value="0.997591006679158">
            <text:p>1</text:p>
          </table:table-cell>
          <table:table-cell table:formula="of:=[.D34]-[.D9]" office:value-type="float" office:value="4.26119305844935">
            <text:p>4</text:p>
          </table:table-cell>
          <table:table-cell table:formula="of:=[.E34]-[.E9]" office:value-type="float" office:value="3.22056432655332">
            <text:p>3</text:p>
          </table:table-cell>
          <table:table-cell table:formula="of:=[.F34]-[.F9]" office:value-type="float" office:value="-0.92909597998559">
            <text:p>-1</text:p>
          </table:table-cell>
          <table:table-cell table:formula="of:=[.G34]-[.G9]" office:value-type="float" office:value="-0.790599945304763">
            <text:p>-1</text:p>
          </table:table-cell>
          <table:table-cell table:formula="of:=[.H34]-[.H9]" office:value-type="float" office:value="1.99759100667917">
            <text:p>2</text:p>
          </table:table-cell>
          <table:table-cell table:formula="of:=[.I34]-[.I9]" office:value-type="float" office:value="5.26119305844934">
            <text:p>5</text:p>
          </table:table-cell>
          <table:table-cell table:formula="of:=[.J34]-[.J9]" office:value-type="float" office:value="1.00000010623552">
            <text:p>1</text:p>
          </table:table-cell>
          <table:table-cell table:formula="of:=[.K34]-[.K9]" office:value-type="float" office:value="-1.17327267754979">
            <text:p>-1</text:p>
          </table:table-cell>
          <table:table-cell table:formula="of:=[.L34]-[.L9]" office:value-type="float" office:value="3.44112865310663">
            <text:p>3</text:p>
          </table:table-cell>
          <table:table-cell table:formula="of:=[.M34]-[.M9]" office:value-type="float" office:value="-1.99999999034223">
            <text:p>-2</text:p>
          </table:table-cell>
          <table:table-cell table:formula="of:=[.N34]-[.N9]" office:value-type="float" office:value="0.635007176270896">
            <text:p>1</text:p>
          </table:table-cell>
          <table:table-cell table:formula="of:=[.O34]-[.O9]" office:value-type="float" office:value="31.5574301622404">
            <text:p>32</text:p>
          </table:table-cell>
          <table:table-cell table:formula="of:=[.P34]-[.P9]" office:value-type="float" office:value="0.707155916465467">
            <text:p>1</text:p>
          </table:table-cell>
          <table:table-cell table:formula="of:=[.Q34]-[.Q9]" office:value-type="float" office:value="10.3644032481892">
            <text:p>10</text:p>
          </table:table-cell>
          <table:table-cell table:number-columns-repeated="1007"/>
        </table:table-row>
        <table:table-row table:style-name="ro6">
          <table:table-cell/>
          <table:table-cell table:formula="of:=[.B35]-[.B10]" office:value-type="float" office:value="-1.92909597998559">
            <text:p>-2</text:p>
          </table:table-cell>
          <table:table-cell table:formula="of:=[.C35]-[.C10]" office:value-type="float" office:value="-0.0274801965278755">
            <text:p>0</text:p>
          </table:table-cell>
          <table:table-cell table:formula="of:=[.D35]-[.D10]" office:value-type="float" office:value="3.39462677799108">
            <text:p>3</text:p>
          </table:table-cell>
          <table:table-cell table:formula="of:=[.E35]-[.E10]" office:value-type="float" office:value="4.78871679193918">
            <text:p>5</text:p>
          </table:table-cell>
          <table:table-cell table:formula="of:=[.F35]-[.F10]" office:value-type="float" office:value="-0.761337644190348">
            <text:p>-1</text:p>
          </table:table-cell>
          <table:table-cell table:formula="of:=[.G35]-[.G10]" office:value-type="float" office:value="-0.222005577984135">
            <text:p>0</text:p>
          </table:table-cell>
          <table:table-cell table:formula="of:=[.H35]-[.H10]" office:value-type="float" office:value="1.97251980347212">
            <text:p>2</text:p>
          </table:table-cell>
          <table:table-cell table:formula="of:=[.I35]-[.I10]" office:value-type="float" office:value="3.39462677799109">
            <text:p>3</text:p>
          </table:table-cell>
          <table:table-cell table:formula="of:=[.J35]-[.J10]" office:value-type="float" office:value="0.836691463803277">
            <text:p>1</text:p>
          </table:table-cell>
          <table:table-cell table:formula="of:=[.K35]-[.K10]" office:value-type="float" office:value="-0.92909597998559">
            <text:p>-1</text:p>
          </table:table-cell>
          <table:table-cell table:formula="of:=[.L35]-[.L10]" office:value-type="float" office:value="4.57743358387835">
            <text:p>5</text:p>
          </table:table-cell>
          <table:table-cell table:formula="of:=[.M35]-[.M10]" office:value-type="float" office:value="-0.92393713965425">
            <text:p>-1</text:p>
          </table:table-cell>
          <table:table-cell table:formula="of:=[.N35]-[.N10]" office:value-type="float" office:value="2.55440464795024">
            <text:p>3</text:p>
          </table:table-cell>
          <table:table-cell table:formula="of:=[.O35]-[.O10]" office:value-type="float" office:value="15.4206832989005">
            <text:p>15</text:p>
          </table:table-cell>
          <table:table-cell table:formula="of:=[.P35]-[.P10]" office:value-type="float" office:value="0.382758331768201">
            <text:p>0</text:p>
          </table:table-cell>
          <table:table-cell table:formula="of:=[.Q35]-[.Q10]" office:value-type="float" office:value="2.44482498591384">
            <text:p>2</text:p>
          </table:table-cell>
          <table:table-cell table:number-columns-repeated="1007"/>
        </table:table-row>
        <table:table-row table:style-name="ro6">
          <table:table-cell/>
          <table:table-cell table:formula="of:=[.B36]-[.B11]" office:value-type="float" office:value="0.238662355809652">
            <text:p>0</text:p>
          </table:table-cell>
          <table:table-cell table:formula="of:=[.C36]-[.C11]" office:value-type="float" office:value="0.190471613225412">
            <text:p>0</text:p>
          </table:table-cell>
          <table:table-cell table:formula="of:=[.D36]-[.D11]" office:value-type="float" office:value="2.14253842528726">
            <text:p>2</text:p>
          </table:table-cell>
          <table:table-cell table:formula="of:=[.E36]-[.E11]" office:value-type="float" office:value="4.99796162103623">
            <text:p>5</text:p>
          </table:table-cell>
          <table:table-cell table:formula="of:=[.F36]-[.F11]" office:value-type="float" office:value="-0.0000000107308579799792">
            <text:p>0</text:p>
          </table:table-cell>
          <table:table-cell table:formula="of:=[.G36]-[.G11]" office:value-type="float" office:value="0.162528591390611">
            <text:p>0</text:p>
          </table:table-cell>
          <table:table-cell table:formula="of:=[.H36]-[.H11]" office:value-type="float" office:value="1.19047161322541">
            <text:p>1</text:p>
          </table:table-cell>
          <table:table-cell table:formula="of:=[.I36]-[.I11]" office:value-type="float" office:value="1.14253842528726">
            <text:p>1</text:p>
          </table:table-cell>
          <table:table-cell table:formula="of:=[.J36]-[.J11]" office:value-type="float" office:value="-0.77943567344667">
            <text:p>-1</text:p>
          </table:table-cell>
          <table:table-cell table:formula="of:=[.K36]-[.K11]" office:value-type="float" office:value="-0.761337644190348">
            <text:p>-1</text:p>
          </table:table-cell>
          <table:table-cell table:formula="of:=[.L36]-[.L11]" office:value-type="float" office:value="3.99592324207244">
            <text:p>4</text:p>
          </table:table-cell>
          <table:table-cell table:formula="of:=[.M36]-[.M11]" office:value-type="float" office:value="-0.707221424858787">
            <text:p>-1</text:p>
          </table:table-cell>
          <table:table-cell table:formula="of:=[.N36]-[.N11]" office:value-type="float" office:value="3.99833223539327">
            <text:p>4</text:p>
          </table:table-cell>
          <table:table-cell table:formula="of:=[.O36]-[.O11]" office:value-type="float" office:value="-2.99796162102746">
            <text:p>-3</text:p>
          </table:table-cell>
          <table:table-cell table:formula="of:=[.P36]-[.P11]" office:value-type="float" office:value="0.0000926535896610403">
            <text:p>0</text:p>
          </table:table-cell>
          <table:table-cell table:formula="of:=[.Q36]-[.Q11]" office:value-type="float" office:value="-5.99916611769305">
            <text:p>-6</text:p>
          </table:table-cell>
          <table:table-cell table:number-columns-repeated="1007"/>
        </table:table-row>
        <table:table-row table:style-name="ro6">
          <table:table-cell/>
          <table:table-cell table:formula="of:=[.B37]-[.B12]" office:value-type="float" office:value="0.999999989269128">
            <text:p>1</text:p>
          </table:table-cell>
          <table:table-cell table:formula="of:=[.C37]-[.C12]" office:value-type="float" office:value="0.00933889718248793">
            <text:p>0</text:p>
          </table:table-cell>
          <table:table-cell table:formula="of:=[.D37]-[.D12]" office:value-type="float" office:value="-0.999999855133382">
            <text:p>-1</text:p>
          </table:table-cell>
          <table:table-cell table:formula="of:=[.E37]-[.E12]" office:value-type="float" office:value="5.2075167567841">
            <text:p>5</text:p>
          </table:table-cell>
          <table:table-cell table:formula="of:=[.F37]-[.F12]" office:value-type="float" office:value="-0.760983084166895">
            <text:p>-1</text:p>
          </table:table-cell>
          <table:table-cell table:formula="of:=[.G37]-[.G12]" office:value-type="float" office:value="2.99999998819607">
            <text:p>3</text:p>
          </table:table-cell>
          <table:table-cell table:formula="of:=[.H37]-[.H12]" office:value-type="float" office:value="0.00933889718248793">
            <text:p>0</text:p>
          </table:table-cell>
          <table:table-cell table:formula="of:=[.I37]-[.I12]" office:value-type="float" office:value="-0.999999855133396">
            <text:p>-1</text:p>
          </table:table-cell>
          <table:table-cell table:formula="of:=[.J37]-[.J12]" office:value-type="float" office:value="-2.21128320806082">
            <text:p>-2</text:p>
          </table:table-cell>
          <table:table-cell table:formula="of:=[.K37]-[.K12]" office:value-type="float" office:value="1.99999998926913">
            <text:p>2</text:p>
          </table:table-cell>
          <table:table-cell table:formula="of:=[.L37]-[.L12]" office:value-type="float" office:value="2.4150335135682">
            <text:p>2</text:p>
          </table:table-cell>
          <table:table-cell table:formula="of:=[.M37]-[.M12]" office:value-type="float" office:value="-0.382843928005528">
            <text:p>0</text:p>
          </table:table-cell>
          <table:table-cell table:formula="of:=[.N37]-[.N12]" office:value-type="float" office:value="2.44251371009609">
            <text:p>2</text:p>
          </table:table-cell>
          <table:table-cell table:formula="of:=[.O37]-[.O12]" office:value-type="float" office:value="-19.4169168476076">
            <text:p>-19</text:p>
          </table:table-cell>
          <table:table-cell table:formula="of:=[.P37]-[.P12]" office:value-type="float" office:value="-0.3825871294367">
            <text:p>0</text:p>
          </table:table-cell>
          <table:table-cell table:formula="of:=[.Q37]-[.Q12]" office:value-type="float" office:value="-11.4432841649304">
            <text:p>-11</text:p>
          </table:table-cell>
          <table:table-cell table:number-columns-repeated="1007"/>
        </table:table-row>
        <table:table-row table:style-name="ro6">
          <table:table-cell/>
          <table:table-cell table:formula="of:=[.B38]-[.B13]" office:value-type="float" office:value="2.2390169158331">
            <text:p>2</text:p>
          </table:table-cell>
          <table:table-cell table:formula="of:=[.C38]-[.C13]" office:value-type="float" office:value="-0.000000348752934087315">
            <text:p>0</text:p>
          </table:table-cell>
          <table:table-cell table:formula="of:=[.D38]-[.D13]" office:value-type="float" office:value="-3.85905709481372">
            <text:p>-4</text:p>
          </table:table-cell>
          <table:table-cell table:formula="of:=[.E38]-[.E13]" office:value-type="float" office:value="4.77655290349841">
            <text:p>5</text:p>
          </table:table-cell>
          <table:table-cell table:formula="of:=[.F38]-[.F13]" office:value-type="float" office:value="-0.928440835345285">
            <text:p>-1</text:p>
          </table:table-cell>
          <table:table-cell table:formula="of:=[.G38]-[.G13]" office:value-type="float" office:value="5.1629186074164">
            <text:p>5</text:p>
          </table:table-cell>
          <table:table-cell table:formula="of:=[.H38]-[.H13]" office:value-type="float" office:value="-0.000000348752934087315">
            <text:p>0</text:p>
          </table:table-cell>
          <table:table-cell table:formula="of:=[.I38]-[.I13]" office:value-type="float" office:value="-2.85905709481373">
            <text:p>-3</text:p>
          </table:table-cell>
          <table:table-cell table:formula="of:=[.J38]-[.J13]" office:value-type="float" office:value="-2.00203837896379">
            <text:p>-2</text:p>
          </table:table-cell>
          <table:table-cell table:formula="of:=[.K38]-[.K13]" office:value-type="float" office:value="4.23901691583311">
            <text:p>4</text:p>
          </table:table-cell>
          <table:table-cell table:formula="of:=[.L38]-[.L13]" office:value-type="float" office:value="1.55310580699684">
            <text:p>2</text:p>
          </table:table-cell>
          <table:table-cell table:formula="of:=[.M38]-[.M13]" office:value-type="float" office:value="-0.000185307178526273">
            <text:p>0</text:p>
          </table:table-cell>
          <table:table-cell table:formula="of:=[.N38]-[.N13]" office:value-type="float" office:value="0.362634193771434">
            <text:p>0</text:p>
          </table:table-cell>
          <table:table-cell table:formula="of:=[.O38]-[.O13]" office:value-type="float" office:value="-33.5545473922797">
            <text:p>-34</text:p>
          </table:table-cell>
          <table:table-cell table:formula="of:=[.P38]-[.P13]" office:value-type="float" office:value="-1.70702488146725">
            <text:p>-2</text:p>
          </table:table-cell>
          <table:table-cell table:formula="of:=[.Q38]-[.Q13]" office:value-type="float" office:value="-15.3632239332053">
            <text:p>-15</text:p>
          </table:table-cell>
          <table:table-cell table:number-columns-repeated="1007"/>
        </table:table-row>
        <table:table-row table:style-name="ro6">
          <table:table-cell/>
          <table:table-cell table:formula="of:=[.B39]-[.B14]" office:value-type="float" office:value="3.07155916465473">
            <text:p>3</text:p>
          </table:table-cell>
          <table:table-cell table:formula="of:=[.C39]-[.C14]" office:value-type="float" office:value="0.011643537315166">
            <text:p>0</text:p>
          </table:table-cell>
          <table:table-cell table:formula="of:=[.D39]-[.D14]" office:value-type="float" office:value="-5.60832137288185">
            <text:p>-6</text:p>
          </table:table-cell>
          <table:table-cell table:formula="of:=[.E39]-[.E14]" office:value-type="float" office:value="4.16174829761596">
            <text:p>4</text:p>
          </table:table-cell>
          <table:table-cell table:formula="of:=[.F39]-[.F14]" office:value-type="float" office:value="-1.17241668231794">
            <text:p>-1</text:p>
          </table:table-cell>
          <table:table-cell table:formula="of:=[.G39]-[.G14]" office:value-type="float" office:value="6.7787150811202">
            <text:p>7</text:p>
          </table:table-cell>
          <table:table-cell table:formula="of:=[.H39]-[.H14]" office:value-type="float" office:value="0.011643537315166">
            <text:p>0</text:p>
          </table:table-cell>
          <table:table-cell table:formula="of:=[.I39]-[.I14]" office:value-type="float" office:value="-3.60832137288184">
            <text:p>-4</text:p>
          </table:table-cell>
          <table:table-cell table:formula="of:=[.J39]-[.J14]" office:value-type="float" office:value="-2.79248324321588">
            <text:p>-3</text:p>
          </table:table-cell>
          <table:table-cell table:formula="of:=[.K39]-[.K14]" office:value-type="float" office:value="6.07155916465473">
            <text:p>6</text:p>
          </table:table-cell>
          <table:table-cell table:formula="of:=[.L39]-[.L14]" office:value-type="float" office:value="0.323496595231902">
            <text:p>0</text:p>
          </table:table-cell>
          <table:table-cell table:formula="of:=[.M39]-[.M14]" office:value-type="float" office:value="1.38250152334401">
            <text:p>1</text:p>
          </table:table-cell>
          <table:table-cell table:formula="of:=[.N39]-[.N14]" office:value-type="float" office:value="-1.68584230195059">
            <text:p>-2</text:p>
          </table:table-cell>
          <table:table-cell table:formula="of:=[.O39]-[.O14]" office:value-type="float" office:value="-41.3242769762454">
            <text:p>-41</text:p>
          </table:table-cell>
          <table:table-cell table:formula="of:=[.P39]-[.P14]" office:value-type="float" office:value="-1.92383077164752">
            <text:p>-2</text:p>
          </table:table-cell>
          <table:table-cell table:formula="of:=[.Q39]-[.Q14]" office:value-type="float" office:value="-17.3144769448276">
            <text:p>-17</text:p>
          </table:table-cell>
          <table:table-cell table:number-columns-repeated="1007"/>
        </table:table-row>
        <table:table-row table:style-name="ro6">
          <table:table-cell/>
          <table:table-cell table:formula="of:=[.B40]-[.B15]" office:value-type="float" office:value="2.82758331768206">
            <text:p>3</text:p>
          </table:table-cell>
          <table:table-cell table:formula="of:=[.C40]-[.C15]" office:value-type="float" office:value="0.19473005335081">
            <text:p>0</text:p>
          </table:table-cell>
          <table:table-cell table:formula="of:=[.D40]-[.D15]" office:value-type="float" office:value="-6.74265892008296">
            <text:p>-7</text:p>
          </table:table-cell>
          <table:table-cell table:formula="of:=[.E40]-[.E15]" office:value-type="float" office:value="2.99999970490136">
            <text:p>3</text:p>
          </table:table-cell>
          <table:table-cell table:formula="of:=[.F40]-[.F15]" office:value-type="float" office:value="-1.99907346410339">
            <text:p>-2</text:p>
          </table:table-cell>
          <table:table-cell table:formula="of:=[.G40]-[.G15]" office:value-type="float" office:value="6.21034164945027">
            <text:p>6</text:p>
          </table:table-cell>
          <table:table-cell table:formula="of:=[.H40]-[.H15]" office:value-type="float" office:value="0.19473005335081">
            <text:p>0</text:p>
          </table:table-cell>
          <table:table-cell table:formula="of:=[.I40]-[.I15]" office:value-type="float" office:value="-3.74265892008295">
            <text:p>-4</text:p>
          </table:table-cell>
          <table:table-cell table:formula="of:=[.J40]-[.J15]" office:value-type="float" office:value="-3.22344709650159">
            <text:p>-3</text:p>
          </table:table-cell>
          <table:table-cell table:formula="of:=[.K40]-[.K15]" office:value-type="float" office:value="5.82758331768207">
            <text:p>6</text:p>
          </table:table-cell>
          <table:table-cell table:formula="of:=[.L40]-[.L15]" office:value-type="float" office:value="-0.000000590197274163984">
            <text:p>0</text:p>
          </table:table-cell>
          <table:table-cell table:formula="of:=[.M40]-[.M15]" office:value-type="float" office:value="1.70695935486349">
            <text:p>2</text:p>
          </table:table-cell>
          <table:table-cell table:formula="of:=[.N40]-[.N15]" office:value-type="float" office:value="-3.00000024144434">
            <text:p>-3</text:p>
          </table:table-cell>
          <table:table-cell table:formula="of:=[.O40]-[.O15]" office:value-type="float" office:value="-43.999999787529">
            <text:p>-44</text:p>
          </table:table-cell>
          <table:table-cell table:formula="of:=[.P40]-[.P15]" office:value-type="float" office:value="-1.99999999034222">
            <text:p>-2</text:p>
          </table:table-cell>
          <table:table-cell table:formula="of:=[.Q40]-[.Q15]" office:value-type="float" office:value="-17.99999991308">
            <text:p>-18</text:p>
          </table:table-cell>
          <table:table-cell table:number-columns-repeated="1007"/>
        </table:table-row>
        <table:table-row table:style-name="ro6">
          <table:table-cell/>
          <table:table-cell table:formula="of:=[.B41]-[.B16]" office:value-type="float" office:value="3.00092653589661">
            <text:p>3</text:p>
          </table:table-cell>
          <table:table-cell table:formula="of:=[.C41]-[.C16]" office:value-type="float" office:value="-1.02191622756865">
            <text:p>-1</text:p>
          </table:table-cell>
          <table:table-cell table:formula="of:=[.D41]-[.D16]" office:value-type="float" office:value="-6.00277960767789">
            <text:p>-6</text:p>
          </table:table-cell>
          <table:table-cell table:formula="of:=[.E41]-[.E16]" office:value-type="float" office:value="0.163698377728224">
            <text:p>0</text:p>
          </table:table-cell>
          <table:table-cell table:formula="of:=[.F41]-[.F16]" office:value-type="float" office:value="-1.8258712943671">
            <text:p>-2</text:p>
          </table:table-cell>
          <table:table-cell table:formula="of:=[.G41]-[.G16]" office:value-type="float" office:value="6.00101918948627">
            <text:p>6</text:p>
          </table:table-cell>
          <table:table-cell table:formula="of:=[.H41]-[.H16]" office:value-type="float" office:value="-0.0219162275686529">
            <text:p>0</text:p>
          </table:table-cell>
          <table:table-cell table:formula="of:=[.I41]-[.I16]" office:value-type="float" office:value="-4.00277960767789">
            <text:p>-4</text:p>
          </table:table-cell>
          <table:table-cell table:formula="of:=[.J41]-[.J16]" office:value-type="float" office:value="-0.838251702384042">
            <text:p>-1</text:p>
          </table:table-cell>
          <table:table-cell table:formula="of:=[.K41]-[.K16]" office:value-type="float" office:value="6.00092653589661">
            <text:p>6</text:p>
          </table:table-cell>
          <table:table-cell table:formula="of:=[.L41]-[.L16]" office:value-type="float" office:value="0.327396755456448">
            <text:p>0</text:p>
          </table:table-cell>
          <table:table-cell table:formula="of:=[.M41]-[.M16]" office:value-type="float" office:value="1.92379529978327">
            <text:p>2</text:p>
          </table:table-cell>
          <table:table-cell table:formula="of:=[.N41]-[.N16]" office:value-type="float" office:value="-1.68424678185873">
            <text:p>-2</text:p>
          </table:table-cell>
          <table:table-cell table:formula="of:=[.O41]-[.O16]" office:value-type="float" office:value="-41.3266170723935">
            <text:p>-41</text:p>
          </table:table-cell>
          <table:table-cell table:formula="of:=[.P41]-[.P16]" office:value-type="float" office:value="-1.92393713965424">
            <text:p>-2</text:p>
          </table:table-cell>
          <table:table-cell table:formula="of:=[.Q41]-[.Q16]" office:value-type="float" office:value="-17.3154342568882">
            <text:p>-17</text:p>
          </table:table-cell>
          <table:table-cell table:number-columns-repeated="1007"/>
        </table:table-row>
        <table:table-row table:style-name="ro6">
          <table:table-cell/>
          <table:table-cell table:formula="of:=[.B42]-[.B17]" office:value-type="float" office:value="3.1741287056329">
            <text:p>3</text:p>
          </table:table-cell>
          <table:table-cell table:formula="of:=[.C42]-[.C17]" office:value-type="float" office:value="-0.996386510044601">
            <text:p>-1</text:p>
          </table:table-cell>
          <table:table-cell table:formula="of:=[.D42]-[.D17]" office:value-type="float" office:value="-4.26247714983987">
            <text:p>-4</text:p>
          </table:table-cell>
          <table:table-cell table:formula="of:=[.E42]-[.E17]" office:value-type="float" office:value="-3.21984380101085">
            <text:p>-3</text:p>
          </table:table-cell>
          <table:table-cell table:formula="of:=[.F42]-[.F17]" office:value-type="float" office:value="-1.07024881467261">
            <text:p>-1</text:p>
          </table:table-cell>
          <table:table-cell table:formula="of:=[.G42]-[.G17]" office:value-type="float" office:value="4.79154157619618">
            <text:p>5</text:p>
          </table:table-cell>
          <table:table-cell table:formula="of:=[.H42]-[.H17]" office:value-type="float" office:value="0.00361348995539856">
            <text:p>0</text:p>
          </table:table-cell>
          <table:table-cell table:formula="of:=[.I42]-[.I17]" office:value-type="float" office:value="-3.26247714983986">
            <text:p>-3</text:p>
          </table:table-cell>
          <table:table-cell table:formula="of:=[.J42]-[.J17]" office:value-type="float" office:value="0.99999970490137">
            <text:p>1</text:p>
          </table:table-cell>
          <table:table-cell table:formula="of:=[.K42]-[.K17]" office:value-type="float" office:value="5.17412870563288">
            <text:p>5</text:p>
          </table:table-cell>
          <table:table-cell table:formula="of:=[.L42]-[.L17]" office:value-type="float" office:value="0.560312397978308">
            <text:p>1</text:p>
          </table:table-cell>
          <table:table-cell table:formula="of:=[.M42]-[.M17]" office:value-type="float" office:value="0.999999973172848">
            <text:p>1</text:p>
          </table:table-cell>
          <table:table-cell table:formula="of:=[.N42]-[.N17]" office:value-type="float" office:value="0.365582344627484">
            <text:p>0</text:p>
          </table:table-cell>
          <table:table-cell table:formula="of:=[.O42]-[.O17]" office:value-type="float" office:value="-33.5588713468934">
            <text:p>-34</text:p>
          </table:table-cell>
          <table:table-cell table:formula="of:=[.P42]-[.P17]" office:value-type="float" office:value="-1.7072214248588">
            <text:p>-2</text:p>
          </table:table-cell>
          <table:table-cell table:formula="of:=[.Q42]-[.Q17]" office:value-type="float" office:value="-15.3649928237291">
            <text:p>-15</text:p>
          </table:table-cell>
          <table:table-cell table:number-columns-repeated="1007"/>
        </table:table-row>
        <table:table-row table:style-name="ro6">
          <table:table-cell/>
          <table:table-cell table:formula="of:=[.B43]-[.B18]" office:value-type="float" office:value="2.92975118532739">
            <text:p>3</text:p>
          </table:table-cell>
          <table:table-cell table:formula="of:=[.C43]-[.C18]" office:value-type="float" office:value="-0.971406881579469">
            <text:p>-1</text:p>
          </table:table-cell>
          <table:table-cell table:formula="of:=[.D43]-[.D18]" office:value-type="float" office:value="-2.39560967704762">
            <text:p>-2</text:p>
          </table:table-cell>
          <table:table-cell table:formula="of:=[.E43]-[.E18]" office:value-type="float" office:value="-5.78777526948116">
            <text:p>-6</text:p>
          </table:table-cell>
          <table:table-cell table:formula="of:=[.F43]-[.F18]" office:value-type="float" office:value="-0.238307716475163">
            <text:p>0</text:p>
          </table:table-cell>
          <table:table-cell table:formula="of:=[.G43]-[.G18]" office:value-type="float" office:value="3.22272630386013">
            <text:p>3</text:p>
          </table:table-cell>
          <table:table-cell table:formula="of:=[.H43]-[.H18]" office:value-type="float" office:value="1.02859311842052">
            <text:p>1</text:p>
          </table:table-cell>
          <table:table-cell table:formula="of:=[.I43]-[.I18]" office:value-type="float" office:value="-2.39560967704761">
            <text:p>-2</text:p>
          </table:table-cell>
          <table:table-cell table:formula="of:=[.J43]-[.J18]" office:value-type="float" office:value="2.16369837772822">
            <text:p>2</text:p>
          </table:table-cell>
          <table:table-cell table:formula="of:=[.K43]-[.K18]" office:value-type="float" office:value="3.92975118532738">
            <text:p>4</text:p>
          </table:table-cell>
          <table:table-cell table:formula="of:=[.L43]-[.L18]" office:value-type="float" office:value="2.42444946103767">
            <text:p>2</text:p>
          </table:table-cell>
          <table:table-cell table:formula="of:=[.M43]-[.M18]" office:value-type="float" office:value="0.923972579793478">
            <text:p>1</text:p>
          </table:table-cell>
          <table:table-cell table:formula="of:=[.N43]-[.N18]" office:value-type="float" office:value="2.44636568860632">
            <text:p>2</text:p>
          </table:table-cell>
          <table:table-cell table:formula="of:=[.O43]-[.O18]" office:value-type="float" office:value="-20.4225664161216">
            <text:p>-20</text:p>
          </table:table-cell>
          <table:table-cell table:formula="of:=[.P43]-[.P18]" office:value-type="float" office:value="-0.382843928005542">
            <text:p>0</text:p>
          </table:table-cell>
          <table:table-cell table:formula="of:=[.Q43]-[.Q18]" office:value-type="float" office:value="-11.4455953520498">
            <text:p>-11</text:p>
          </table:table-cell>
          <table:table-cell table:number-columns-repeated="1007"/>
        </table:table-row>
        <table:table-row table:style-name="ro6">
          <table:table-cell/>
          <table:table-cell table:formula="of:=[.B44]-[.B19]" office:value-type="float" office:value="2.76169228352484">
            <text:p>3</text:p>
          </table:table-cell>
          <table:table-cell table:formula="of:=[.C44]-[.C19]" office:value-type="float" office:value="-0.189619688479098">
            <text:p>0</text:p>
          </table:table-cell>
          <table:table-cell table:formula="of:=[.D44]-[.D19]" office:value-type="float" office:value="-0.143070503250982">
            <text:p>0</text:p>
          </table:table-cell>
          <table:table-cell table:formula="of:=[.E44]-[.E19]" office:value-type="float" office:value="-5.9969424315762">
            <text:p>-6</text:p>
          </table:table-cell>
          <table:table-cell table:formula="of:=[.F44]-[.F19]" office:value-type="float" office:value="1.00000009657774">
            <text:p>1</text:p>
          </table:table-cell>
          <table:table-cell table:formula="of:=[.G44]-[.G19]" office:value-type="float" office:value="0.837861511877321">
            <text:p>1</text:p>
          </table:table-cell>
          <table:table-cell table:formula="of:=[.H44]-[.H19]" office:value-type="float" office:value="0.810380311520916">
            <text:p>1</text:p>
          </table:table-cell>
          <table:table-cell table:formula="of:=[.I44]-[.I19]" office:value-type="float" office:value="-1.14307050325098">
            <text:p>-1</text:p>
          </table:table-cell>
          <table:table-cell table:formula="of:=[.J44]-[.J19]" office:value-type="float" office:value="3.78015619898915">
            <text:p>4</text:p>
          </table:table-cell>
          <table:table-cell table:formula="of:=[.K44]-[.K19]" office:value-type="float" office:value="1.76169228352484">
            <text:p>2</text:p>
          </table:table-cell>
          <table:table-cell table:formula="of:=[.L44]-[.L19]" office:value-type="float" office:value="4.00611513684761">
            <text:p>4</text:p>
          </table:table-cell>
          <table:table-cell table:formula="of:=[.M44]-[.M19]" office:value-type="float" office:value="0.707286927180832">
            <text:p>1</text:p>
          </table:table-cell>
          <table:table-cell table:formula="of:=[.N44]-[.N19]" office:value-type="float" office:value="4.00250164689221">
            <text:p>4</text:p>
          </table:table-cell>
          <table:table-cell table:formula="of:=[.O44]-[.O19]" office:value-type="float" office:value="-3.00407675792755">
            <text:p>-3</text:p>
          </table:table-cell>
          <table:table-cell table:formula="of:=[.P44]-[.P19]" office:value-type="float" office:value="-0.000185307178526273">
            <text:p>0</text:p>
          </table:table-cell>
          <table:table-cell table:formula="of:=[.Q44]-[.Q19]" office:value-type="float" office:value="-6.00166776460674">
            <text:p>-6</text:p>
          </table:table-cell>
          <table:table-cell table:number-columns-repeated="1007"/>
        </table:table-row>
        <table:table-row table:style-name="ro6">
          <table:table-cell/>
          <table:table-cell table:formula="of:=[.B45]-[.B20]" office:value-type="float" office:value="0.0000000965777360306674">
            <text:p>0</text:p>
          </table:table-cell>
          <table:table-cell table:formula="of:=[.C45]-[.C20]" office:value-type="float" office:value="0.991122340149161">
            <text:p>1</text:p>
          </table:table-cell>
          <table:table-cell table:formula="of:=[.D45]-[.D20]" office:value-type="float" office:value="1.99999959759276">
            <text:p>2</text:p>
          </table:table-cell>
          <table:table-cell table:formula="of:=[.E45]-[.E20]" office:value-type="float" office:value="-5.20657505364417">
            <text:p>-5</text:p>
          </table:table-cell>
          <table:table-cell table:formula="of:=[.F45]-[.F20]" office:value-type="float" office:value="-0.239371396542481">
            <text:p>0</text:p>
          </table:table-cell>
          <table:table-cell table:formula="of:=[.G45]-[.G20]" office:value-type="float" office:value="0.000000106235518160247">
            <text:p>0</text:p>
          </table:table-cell>
          <table:table-cell table:formula="of:=[.H45]-[.H20]" office:value-type="float" office:value="0.991122340149147">
            <text:p>1</text:p>
          </table:table-cell>
          <table:table-cell table:formula="of:=[.I45]-[.I20]" office:value-type="float" office:value="1.99999959759276">
            <text:p>2</text:p>
          </table:table-cell>
          <table:table-cell table:formula="of:=[.J45]-[.J20]" office:value-type="float" office:value="4.21222473051884">
            <text:p>4</text:p>
          </table:table-cell>
          <table:table-cell table:formula="of:=[.K45]-[.K20]" office:value-type="float" office:value="1.00000009657774">
            <text:p>1</text:p>
          </table:table-cell>
          <table:table-cell table:formula="of:=[.L45]-[.L20]" office:value-type="float" office:value="3.58684989271165">
            <text:p>4</text:p>
          </table:table-cell>
          <table:table-cell table:formula="of:=[.M45]-[.M20]" office:value-type="float" office:value="0.38292952095626">
            <text:p>0</text:p>
          </table:table-cell>
          <table:table-cell table:formula="of:=[.N45]-[.N20]" office:value-type="float" office:value="2.55825677429113">
            <text:p>3</text:p>
          </table:table-cell>
          <table:table-cell table:formula="of:=[.O45]-[.O20]" office:value-type="float" office:value="15.4150335135682">
            <text:p>15</text:p>
          </table:table-cell>
          <table:table-cell table:formula="of:=[.P45]-[.P20]" office:value-type="float" office:value="0.382501523344018">
            <text:p>0</text:p>
          </table:table-cell>
          <table:table-cell table:formula="of:=[.Q45]-[.Q20]" office:value-type="float" office:value="2.44251371009608">
            <text:p>2</text:p>
          </table:table-cell>
          <table:table-cell table:number-columns-repeated="1007"/>
        </table:table-row>
        <table:table-row table:style-name="ro6">
          <table:table-cell/>
          <table:table-cell table:formula="of:=[.B46]-[.B21]" office:value-type="float" office:value="-2.23937139654248">
            <text:p>-2</text:p>
          </table:table-cell>
          <table:table-cell table:formula="of:=[.C46]-[.C21]" office:value-type="float" office:value="1.00000068355575">
            <text:p>1</text:p>
          </table:table-cell>
          <table:table-cell table:formula="of:=[.D46]-[.D21]" office:value-type="float" office:value="3.85958869690214">
            <text:p>4</text:p>
          </table:table-cell>
          <table:table-cell table:formula="of:=[.E46]-[.E21]" office:value-type="float" office:value="-4.77583204409768">
            <text:p>-5</text:p>
          </table:table-cell>
          <table:table-cell table:formula="of:=[.F46]-[.F21]" office:value-type="float" office:value="-1.0722142485879">
            <text:p>-1</text:p>
          </table:table-cell>
          <table:table-cell table:formula="of:=[.G46]-[.G21]" office:value-type="float" office:value="-1.16330853619674">
            <text:p>-1</text:p>
          </table:table-cell>
          <table:table-cell table:formula="of:=[.H46]-[.H21]" office:value-type="float" office:value="1.00000068355575">
            <text:p>1</text:p>
          </table:table-cell>
          <table:table-cell table:formula="of:=[.I46]-[.I21]" office:value-type="float" office:value="4.85958869690212">
            <text:p>5</text:p>
          </table:table-cell>
          <table:table-cell table:formula="of:=[.J46]-[.J21]" office:value-type="float" office:value="4.0030575684238">
            <text:p>4</text:p>
          </table:table-cell>
          <table:table-cell table:formula="of:=[.K46]-[.K21]" office:value-type="float" office:value="-0.239371396542481">
            <text:p>0</text:p>
          </table:table-cell>
          <table:table-cell table:formula="of:=[.L46]-[.L21]" office:value-type="float" office:value="3.44833591180462">
            <text:p>3</text:p>
          </table:table-cell>
          <table:table-cell table:formula="of:=[.M46]-[.M21]" office:value-type="float" office:value="-0.9997220392342">
            <text:p>-1</text:p>
          </table:table-cell>
          <table:table-cell table:formula="of:=[.N46]-[.N21]" office:value-type="float" office:value="0.637955600283711">
            <text:p>1</text:p>
          </table:table-cell>
          <table:table-cell table:formula="of:=[.O46]-[.O21]" office:value-type="float" office:value="30.5531058069968">
            <text:p>31</text:p>
          </table:table-cell>
          <table:table-cell table:formula="of:=[.P46]-[.P21]" office:value-type="float" office:value="0.7069593548635">
            <text:p>1</text:p>
          </table:table-cell>
          <table:table-cell table:formula="of:=[.Q46]-[.Q21]" office:value-type="float" office:value="10.3626341937714">
            <text:p>10</text:p>
          </table:table-cell>
          <table:table-cell table:number-columns-repeated="1007"/>
        </table:table-row>
        <table:table-row table:style-name="ro6">
          <table:table-cell/>
          <table:table-cell table:formula="of:=[.B47]-[.B22]" office:value-type="float" office:value="-4.0722142485879">
            <text:p>-4</text:p>
          </table:table-cell>
          <table:table-cell table:formula="of:=[.C47]-[.C22]" office:value-type="float" office:value="0.987895843991083">
            <text:p>1</text:p>
          </table:table-cell>
          <table:table-cell table:formula="of:=[.D47]-[.D22]" office:value-type="float" office:value="4.60930390771247">
            <text:p>5</text:p>
          </table:table-cell>
          <table:table-cell table:formula="of:=[.E47]-[.E22]" office:value-type="float" office:value="-2.1613580198738">
            <text:p>-2</text:p>
          </table:table-cell>
          <table:table-cell table:formula="of:=[.F47]-[.F22]" office:value-type="float" office:value="-1.82843928005529">
            <text:p>-2</text:p>
          </table:table-cell>
          <table:table-cell table:formula="of:=[.G47]-[.G22]" office:value-type="float" office:value="-1.77943567344668">
            <text:p>-2</text:p>
          </table:table-cell>
          <table:table-cell table:formula="of:=[.H47]-[.H22]" office:value-type="float" office:value="0.987895843991097">
            <text:p>1</text:p>
          </table:table-cell>
          <table:table-cell table:formula="of:=[.I47]-[.I22]" office:value-type="float" office:value="6.60930390771248">
            <text:p>7</text:p>
          </table:table-cell>
          <table:table-cell table:formula="of:=[.J47]-[.J22]" office:value-type="float" office:value="2.79342494635583">
            <text:p>3</text:p>
          </table:table-cell>
          <table:table-cell table:formula="of:=[.K47]-[.K22]" office:value-type="float" office:value="-1.0722142485879">
            <text:p>-1</text:p>
          </table:table-cell>
          <table:table-cell table:formula="of:=[.L47]-[.L22]" office:value-type="float" office:value="1.67728396025241">
            <text:p>2</text:p>
          </table:table-cell>
          <table:table-cell table:formula="of:=[.M47]-[.M22]" office:value-type="float" office:value="-1.38241591396766">
            <text:p>-1</text:p>
          </table:table-cell>
          <table:table-cell table:formula="of:=[.N47]-[.N22]" office:value-type="float" office:value="-1.31383837989674">
            <text:p>-1</text:p>
          </table:table-cell>
          <table:table-cell table:formula="of:=[.O47]-[.O22]" office:value-type="float" office:value="41.3234965952319">
            <text:p>41</text:p>
          </table:table-cell>
          <table:table-cell table:formula="of:=[.P47]-[.P22]" office:value-type="float" office:value="1.92379529978328">
            <text:p>2</text:p>
          </table:table-cell>
          <table:table-cell table:formula="of:=[.Q47]-[.Q22]" office:value-type="float" office:value="16.3141576980494">
            <text:p>16</text:p>
          </table:table-cell>
          <table:table-cell table:number-columns-repeated="1007"/>
        </table:table-row>
        <table:table-row table:style-name="ro6">
          <table:table-cell/>
          <table:table-cell table:formula="of:=[.B48]-[.B23]" office:value-type="float" office:value="-3.82843928005529">
            <text:p>-4</text:p>
          </table:table-cell>
          <table:table-cell table:formula="of:=[.C48]-[.C23]" office:value-type="float" office:value="0.804418495396533">
            <text:p>1</text:p>
          </table:table-cell>
          <table:table-cell table:formula="of:=[.D48]-[.D23]" office:value-type="float" office:value="4.74394281434385">
            <text:p>5</text:p>
          </table:table-cell>
          <table:table-cell table:formula="of:=[.E48]-[.E23]" office:value-type="float" office:value="1.00000057839333">
            <text:p>1</text:p>
          </table:table-cell>
          <table:table-cell table:formula="of:=[.F48]-[.F23]" office:value-type="float" office:value="-1.00185307178526">
            <text:p>-1</text:p>
          </table:table-cell>
          <table:table-cell table:formula="of:=[.G48]-[.G23]" office:value-type="float" office:value="-1.21128320806082">
            <text:p>-1</text:p>
          </table:table-cell>
          <table:table-cell table:formula="of:=[.H48]-[.H23]" office:value-type="float" office:value="0.804418495396519">
            <text:p>1</text:p>
          </table:table-cell>
          <table:table-cell table:formula="of:=[.I48]-[.I23]" office:value-type="float" office:value="7.74394281434387">
            <text:p>8</text:p>
          </table:table-cell>
          <table:table-cell table:formula="of:=[.J48]-[.J23]" office:value-type="float" office:value="1.22416795590232">
            <text:p>1</text:p>
          </table:table-cell>
          <table:table-cell table:formula="of:=[.K48]-[.K23]" office:value-type="float" office:value="-0.828439280055306">
            <text:p>-1</text:p>
          </table:table-cell>
          <table:table-cell table:formula="of:=[.L48]-[.L23]" office:value-type="float" office:value="1.00000115678665">
            <text:p>1</text:p>
          </table:table-cell>
          <table:table-cell table:formula="of:=[.M48]-[.M23]" office:value-type="float" office:value="-1.7068938221907">
            <text:p>-2</text:p>
          </table:table-cell>
          <table:table-cell table:formula="of:=[.N48]-[.N23]" office:value-type="float" office:value="-1.9999995267691">
            <text:p>-2</text:p>
          </table:table-cell>
          <table:table-cell table:formula="of:=[.O48]-[.O23]" office:value-type="float" office:value="44.9999994098027">
            <text:p>45</text:p>
          </table:table-cell>
          <table:table-cell table:formula="of:=[.P48]-[.P23]" office:value-type="float" office:value="1.99999997317286">
            <text:p>2</text:p>
          </table:table-cell>
          <table:table-cell table:formula="of:=[.Q48]-[.Q23]" office:value-type="float" office:value="18.9999997585556">
            <text:p>19</text:p>
          </table:table-cell>
          <table:table-cell table:number-columns-repeated="1007"/>
        </table:table-row>
        <table:table-row table:style-name="ro6">
          <table:table-cell/>
          <table:table-cell table:formula="of:=[.B49]-[.B24]" office:value-type="float" office:value="0">
            <text:p>0</text:p>
          </table:table-cell>
          <table:table-cell table:formula="of:=[.C49]-[.C24]" office:value-type="float" office:value="0">
            <text:p>0</text:p>
          </table:table-cell>
          <table:table-cell table:formula="of:=[.D49]-[.D24]" office:value-type="float" office:value="0">
            <text:p>0</text:p>
          </table:table-cell>
          <table:table-cell table:formula="of:=[.E49]-[.E24]" office:value-type="float" office:value="0">
            <text:p>0</text:p>
          </table:table-cell>
          <table:table-cell table:formula="of:=[.F49]-[.F24]" office:value-type="float" office:value="0">
            <text:p>0</text:p>
          </table:table-cell>
          <table:table-cell table:formula="of:=[.G49]-[.G24]" office:value-type="float" office:value="0">
            <text:p>0</text:p>
          </table:table-cell>
          <table:table-cell table:formula="of:=[.H49]-[.H24]" office:value-type="float" office:value="0">
            <text:p>0</text:p>
          </table:table-cell>
          <table:table-cell table:formula="of:=[.I49]-[.I24]" office:value-type="float" office:value="0">
            <text:p>0</text:p>
          </table:table-cell>
          <table:table-cell table:formula="of:=[.J49]-[.J24]" office:value-type="float" office:value="0">
            <text:p>0</text:p>
          </table:table-cell>
          <table:table-cell table:formula="of:=[.K49]-[.K24]" office:value-type="float" office:value="0">
            <text:p>0</text:p>
          </table:table-cell>
          <table:table-cell table:formula="of:=[.L49]-[.L24]" office:value-type="float" office:value="0">
            <text:p>0</text:p>
          </table:table-cell>
          <table:table-cell table:formula="of:=[.M49]-[.M24]" office:value-type="float" office:value="0">
            <text:p>0</text:p>
          </table:table-cell>
          <table:table-cell table:formula="of:=[.N49]-[.N24]" office:value-type="float" office:value="0">
            <text:p>0</text:p>
          </table:table-cell>
          <table:table-cell table:formula="of:=[.O49]-[.O24]" office:value-type="float" office:value="0">
            <text:p>0</text:p>
          </table:table-cell>
          <table:table-cell table:formula="of:=[.P49]-[.P24]" office:value-type="float" office:value="0">
            <text:p>0</text:p>
          </table:table-cell>
          <table:table-cell table:formula="of:=[.Q49]-[.Q24]" office:value-type="float" office:value="0">
            <text:p>0</text:p>
          </table:table-cell>
          <table:table-cell table:number-columns-repeated="1007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5">25/07/2011</text:date>, <text:time>19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</meta:initial-creator>
    <meta:creation-date>2011-04-28T15:51:57</meta:creation-date>
    <dc:creator>phil </dc:creator>
    <dc:date>2011-07-25T19:31:40</dc:date>
    <meta:generator>OpenOffice.org/3.2$Linux OpenOffice.org_project/320m12$Build-9483</meta:generator>
    <meta:editing-duration>PT01H00M48S</meta:editing-duration>
    <meta:editing-cycles>2</meta:editing-cycles>
    <meta:document-statistic meta:table-count="3" meta:cell-count="1624" meta:object-count="0"/>
  </office:meta>
</office:document-meta>
</file>